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Source Serif Pro" svg:font-family="'Source Serif Pr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Source Serif Pro"/>
    </style:style>
    <style:style style:name="P2" style:family="paragraph" style:parent-style-name="Standard">
      <style:paragraph-properties fo:line-height="150%"/>
      <style:text-properties style:font-name="Source Serif Pro" fo:font-style="italic" officeooo:paragraph-rsid="0014e999" style:font-style-asian="italic" style:font-style-complex="italic"/>
    </style:style>
    <style:style style:name="T1" style:family="text">
      <style:text-properties officeooo:rsid="0014e9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The iris is green. The pupil is tiny. White around it veined with red. All of it angles at once, top to bottom, then left to right. </text:p>
      <text:p text:style-name="P1"/>
      <text:p text:style-name="P1">The iris is brown like loam. The pupil is large. It swivels at once, top to bottom, then left to right. Then a pause, a backtracking. Now and then, a long hesitation, varied movement. </text:p>
      <text:p text:style-name="P1"/>
      <text:p text:style-name="P1">Medium brown. The pupil is highly constricted. In a pure white surround. The whole assemblage foveates left to right, then top to bottom. </text:p>
      <text:p text:style-name="P1"/>
      <text:p text:style-name="P1">It’s blue as clear sky. The pupil is tiny. The white bloodshot. It angles right to left, then top to bottom. </text:p>
      <text:p text:style-name="P1"/>
      <text:p text:style-name="P1">That outer ring is green. The pupil is prodigious. The white bloodshot. This pivots left to right, then top to bottom. Then a pause, a backtracking. </text:p>
      <text:p text:style-name="P1"/>
      <text:p text:style-name="P1">The iris is brown. The pupil is an absence, but looks like a black discus. In a pure white surround. It pivots at once, right to left, then top to bottom. </text:p>
      <text:p text:style-name="P1"/>
      <text:p text:style-name="P1"><text:soft-page-break/>The iris is brown as the earth. The pupil is large. All of it set in a sea of red. It angles rapidly right to left, then top to bottom. Now and then, a long hesitation, varied movement. </text:p>
      <text:p text:style-name="P1"/>
      <text:p text:style-name="P1">The iris is brown like loam. The pupil is prodigious. In a pure white surround. This swivels right to left, then top to bottom. Now and then, a long hesitation, varied movement. </text:p>
      <text:p text:style-name="P1"/>
      <text:p text:style-name="P1">The iris, with its radial stroma, is brown. The pupil is highly constricted. It foveates left to right, then top to bottom. </text:p>
      <text:p text:style-name="P1"/>
      <text:p text:style-name="P1">The iris, with its radial stroma, is brown as the earth. The pupil is there, a dot. The sclera shot with some red. It angles at once, top to bottom, then left to right. </text:p>
      <text:p text:style-name="P1"/>
      <text:p text:style-name="P1">It is brown. The pupil is barely a dot. All of it set in a sea of red. It swivels top to bottom, then left to right. </text:p>
      <text:p text:style-name="P1"/>
      <text:p text:style-name="P1">It’s brown. The pupil is there, a dot. This orb moves rapidly top to bottom, then left to right. </text:p>
      <text:p text:style-name="P1"/>
      <text:p text:style-name="P1">It’s brown. The pupil is large. It turns top to bottom, then left to right. A skip upwards, then back. The progression is in a regular shape. </text:p>
      <text:p text:style-name="P1"/>
      <text:p text:style-name="P1">The iris is medium brown, or, one might say, chestnut. The pupil is dead center. This angles left to right, then top to bottom. Then a pause, a backtracking. </text:p>
      <text:p text:style-name="P1"/>
      <text:p text:style-name="P1">The iris is medium brown. The pupil is an absence, but looks like a black discus. In a pure white surround. All of it turns top to bottom, then left to right. Then a pause, a backtracking. </text:p>
      <text:p text:style-name="P1"/>
      <text:p text:style-name="P1"><text:soft-page-break/>It is brown. The pupil is tiny. In a pure white surround. It turns right to left, then top to bottom. </text:p>
      <text:p text:style-name="P1"/>
      <text:p text:style-name="P1">There around the pupil, brown, as is so often the case. The pupil is an absence, but looks like a black discus. All of it pivots right to left, then top to bottom. Then a pause, a backtracking. </text:p>
      <text:p text:style-name="P1"/>
      <text:p text:style-name="P1">That outer ring is brown, that most typical color. The pupil is large. The white bloodshot. All of it pivots top to bottom, then left to right. Now and then, a long hesitation, varied movement. </text:p>
      <text:p text:style-name="P1"/>
      <text:p text:style-name="P1">It’s brown like loam. The pupil is tiny. This orb moves top to bottom, then left to right. </text:p>
      <text:p text:style-name="P1"/>
      <text:p text:style-name="P1">Like an amazingly regular flower, brown, that most typical color. The pupil is immense. It moves rapidly right to left, then top to bottom. </text:p>
      <text:p text:style-name="P1"/>
      <text:p text:style-name="P1">It’s brown. The pupil is unremarkable. It swivels top to bottom, then left to right. </text:p>
      <text:p text:style-name="P1"/>
      <text:p text:style-name="P1">The iris, with its radial stroma, is brown as the earth. The pupil is tiny. It foveates with a jitter left to right, then top to bottom. </text:p>
      <text:p text:style-name="P1"/>
      <text:p text:style-name="P1">Brown, as is so often the case. The pupil is tiny. The sclera shot with some red. This orb moves at once, top to bottom, then left to right. </text:p>
      <text:p text:style-name="P1"/>
      <text:p text:style-name="P1">Brown, as is so often the case. The pupil is tiny. Sclera like an egg. It moves left to right, then top to bottom. </text:p>
      <text:p text:style-name="P1"/>
      <text:p text:style-name="P1"><text:soft-page-break/>It’s black. The pupil is a negative space. This pivots at once, right to left, then top to bottom. </text:p>
      <text:p text:style-name="P1"/>
      <text:p text:style-name="P1">Brown, that most typical color. The pupil is an absence, but looks like a black discus. It pivots right to left, then top to bottom. </text:p>
      <text:p text:style-name="P1"/>
      <text:p text:style-name="P1">It’s brown. The pupil is enlarged. White around it veined with red. It swivels top to bottom, then left to right. </text:p>
      <text:p text:style-name="P1"/>
      <text:p text:style-name="P1">The iris, with its radial stroma, is blue as the sky. The pupil is large. It swivels at once, top to bottom, then left to right. </text:p>
      <text:p text:style-name="P1"/>
      <text:p text:style-name="P1">The iris is brown. The pupil is immense. All of it set in a sea of red. It angles left to right, then top to bottom. </text:p>
      <text:p text:style-name="P1"/>
      <text:p text:style-name="P1">It’s brown, as is so often the case. The pupil is enlarged. It foveates left to right, then top to bottom. Then a pause, a backtracking. </text:p>
      <text:p text:style-name="P1"/>
      <text:p text:style-name="P1">The iris is brown. The pupil is highly constricted. Sclera like an egg. It foveates top to bottom, then left to right. Then a pause, a backtracking. </text:p>
      <text:p text:style-name="P1"/>
      <text:p text:style-name="P1">It’s blue as a lucid pond. The pupil is highly constricted. All of it set in a sea of red. The whole assemblage moves immediately top to bottom, then left to right. Now and then, a long hesitation, varied movement. </text:p>
      <text:p text:style-name="P1"/>
      <text:p text:style-name="P1">There around the pupil, brown. The pupil is large. This pivots top to bottom, then left to right. Then a pause, a backtracking. </text:p>
      <text:p text:style-name="P1"><text:soft-page-break/></text:p>
      <text:p text:style-name="P1">The iris is brown like loam. The pupil is large. White around it veined with red. The whole assemblage swivels top to bottom, then left to right. </text:p>
      <text:p text:style-name="P1"/>
      <text:p text:style-name="P1">Like an amazingly regular flower, brown. The pupil is unremarkable. All of it set in a sea of red. It turns left to right, then top to bottom. </text:p>
      <text:p text:style-name="P1"/>
      <text:p text:style-name="P1">It’s brown, that most typical hue. The pupil is surrounded by this color and texture. The white bloodshot. It moves right to left, then top to bottom. </text:p>
      <text:p text:style-name="P1"/>
      <text:p text:style-name="P1">Like an amazingly regular flower, medium brown. The pupil is unremarkable. It turns top to bottom, then left to right. Then a pause, a backtracking. </text:p>
      <text:p text:style-name="P1"/>
      <text:p text:style-name="P1">Blue. The pupil is a negative space. All of it turns left to right, then top to bottom. Then a pause, a backtracking. </text:p>
      <text:p text:style-name="P1"/>
      <text:p text:style-name="P1">It is blue. The pupil is unremarkable. It pivots right to left, then top to bottom. </text:p>
      <text:p text:style-name="P1"/>
      <text:p text:style-name="P1">It’s brown, that most typical color. The pupil is there, a dot. All of it set in a sea of red. It pivots rapidly top to bottom, then left to right. </text:p>
      <text:p text:style-name="P1"/>
      <text:p text:style-name="P1">Brown. The pupil is barely a dot. All of it set in a sea of red. It moves at once, right to left, then top to bottom. Now and then, a long hesitation, varied movement. </text:p>
      <text:p text:style-name="P1"/>
      <text:p text:style-name="P1">Like an amazingly regular flower, brown. The pupil is unremarkable. Sclera like an egg. It foveates left to right, then top to bottom. </text:p>
      <text:p text:style-name="P1"><text:soft-page-break/></text:p>
      <text:p text:style-name="P1">It’s brown. The pupil is tiny. The white bloodshot. It angles top to bottom, then left to right. Now and then, a long hesitation, varied movement. </text:p>
      <text:p text:style-name="P1"/>
      <text:p text:style-name="P1">It’s brown, as is so often the case. The pupil is tiny. It swivels top to bottom, then left to right. </text:p>
      <text:p text:style-name="P1"/>
      <text:p text:style-name="P1">That outer ring is brown, as is so often the case. The pupil is tiny. In a pure white surround. It foveates right to left, then top to bottom. </text:p>
      <text:p text:style-name="P1"/>
      <text:p text:style-name="P1">There around the pupil, brown, as is so often the case. The pupil is an absence, but looks like a black discus. The sclera shot with some red. It turns immediately top to bottom, then left to right. Then a pause, a backtracking. Now and then, a long hesitation, varied movement. </text:p>
      <text:p text:style-name="P1"/>
      <text:p text:style-name="P1">That outer ring is brown. The pupil is there, a dot. The white bloodshot. It moves top to bottom, then left to right. </text:p>
      <text:p text:style-name="P1"/>
      <text:p text:style-name="P1">The iris, with its radial stroma, is brown. The pupil is prodigious. All of it set in a sea of red. It angles immediately top to bottom, then left to right. </text:p>
      <text:p text:style-name="P1"/>
      <text:p text:style-name="P1">It’s amber, that rarest of colors. The pupil is unremarkable. All of it set in a sea of red. It skips immediately erratically. The movement continues in all directions again. </text:p>
      <text:p text:style-name="P1"/>
      <text:p text:style-name="P1">It’s brown, as is so often the case. The pupil is highly constricted. It turns left to right, then top to bottom. </text:p>
      <text:p text:style-name="P1"/>
      <text:p text:style-name="P1"><text:soft-page-break/>Brown. The pupil is an absence, but looks like a black discus. All of it set in a sea of red. It pivots left to right, then top to bottom. Then a pause, a backtracking. </text:p>
      <text:p text:style-name="P1"/>
      <text:p text:style-name="P1">It’s brown. The pupil is barely a dot. All of it set in a sea of red. It angles right to left, then top to bottom. Then a pause, a backtracking. </text:p>
      <text:p text:style-name="P1"/>
      <text:p text:style-name="P1">The iris is brown. The pupil is tiny. In a pure white surround. It pivots top to bottom, then left to right. Then a pause, a backtracking. </text:p>
      <text:p text:style-name="P1"/>
      <text:p text:style-name="P1">That outer ring is brown. The pupil is surrounded by this color and texture. In a pure white surround. It pivots top to bottom, then left to right. </text:p>
      <text:p text:style-name="P1"/>
      <text:p text:style-name="P1">Like an amazingly regular flower, brown, that most typical color. The pupil is barely a dot. The white bloodshot. This swivels left to right, then top to bottom. </text:p>
      <text:p text:style-name="P1"/>
      <text:p text:style-name="P1">The iris is brown. The pupil is tiny. All of it angles with a jitter top to bottom, then left to right. </text:p>
      <text:p text:style-name="P1"/>
      <text:p text:style-name="P1">Black. The pupil is tiny. It pivots rapidly top to bottom, then left to right. Then a pause, a backtracking. </text:p>
      <text:p text:style-name="P1"/>
      <text:p text:style-name="P1">The iris is brown, as is so often the case. The pupil is large. All of it turns right to left, then top to bottom. </text:p>
      <text:p text:style-name="P1"/>
      <text:p text:style-name="P1">The iris is brown, as is so often the case. The pupil is unremarkable. Sclera like an egg. All of it angles immediately top to bottom, then left to right. </text:p>
      <text:p text:style-name="P1"><text:soft-page-break/></text:p>
      <text:p text:style-name="P1">It’s brown like loam. The pupil is large. Sclera like an egg. It turns immediately left to right, then top to bottom. Now and then, a long hesitation, varied movement. </text:p>
      <text:p text:style-name="P1"/>
      <text:p text:style-name="P1">It’s amber. The pupil is immense. It angles left to right, then top to bottom. A skip upwards, then back. </text:p>
      <text:p text:style-name="P1"/>
      <text:p text:style-name="P1">It is medium brown. The pupil is large. The whole assemblage pivots at once, left to right, then top to bottom. </text:p>
      <text:p text:style-name="P1"/>
      <text:p text:style-name="P1">The iris is brown, as is so often the case. The pupil is tiny. White around it veined with red. This swivels left to right, then top to bottom. </text:p>
      <text:p text:style-name="P1"/>
      <text:p text:style-name="P1">It’s brown. The pupil is a negative space. It turns right to left, then top to bottom. Then a pause, a backtracking. </text:p>
      <text:p text:style-name="P1"/>
      <text:p text:style-name="P1">The iris, with its radial stroma, is brown. The pupil is dead center. It moves immediately right to left, then top to bottom. </text:p>
      <text:p text:style-name="P1"/>
      <text:p text:style-name="P1">There around the pupil, brown, as is so often the case. The pupil is large. It swivels with a jitter top to bottom, then left to right. </text:p>
      <text:p text:style-name="P1"/>
      <text:p text:style-name="P1">It is brown, that most typical color. The pupil is highly constricted. It foveates at once, left to right, then top to bottom. </text:p>
      <text:p text:style-name="P1"/>
      <text:p text:style-name="P1"><text:soft-page-break/>It’s medium brown. The pupil is unremarkable. It foveates immediately top to bottom, then left to right. </text:p>
      <text:p text:style-name="P1"/>
      <text:p text:style-name="P1">It’s brown. The pupil is immense. It turns top to bottom, then left to right. Then a pause, a backtracking. </text:p>
      <text:p text:style-name="P1"/>
      <text:p text:style-name="P1">Brown, as is so often the case. The pupil is unremarkable. Sclera like an egg. This pivots top to bottom, then left to right. Then a pause, a backtracking. </text:p>
      <text:p text:style-name="P1"/>
      <text:p text:style-name="P1">The iris is brown like loam. The pupil is tiny. It swivels right to left, then top to bottom. Then a pause, a backtracking. </text:p>
      <text:p text:style-name="P1"/>
      <text:p text:style-name="P1">The iris is brown against the sun. The pupil is large. It swivels at once, top to bottom, then left to right. </text:p>
      <text:p text:style-name="P1"/>
      <text:p text:style-name="P1">The iris is brown, that most typical color. The pupil is an absence, but looks like a black discus. It skips erratically. The movement continues almost in a spiral. </text:p>
      <text:p text:style-name="P1"/>
      <text:p text:style-name="P1">It’s blue. The pupil is tiny. White around it veined with red. It angles immediately top to bottom, then left to right. </text:p>
      <text:p text:style-name="P1"/>
      <text:p text:style-name="P1">The iris is brown, as is so often the case. The pupil is tiny. It angles with a jitter top to bottom, then left to right. </text:p>
      <text:p text:style-name="P1"/>
      <text:p text:style-name="P1">It’s brown as the earth. The pupil is prodigious. The white bloodshot. This orb moves left to right, then top to bottom. Now and then, a long hesitation, varied movement. </text:p>
      <text:p text:style-name="P1"><text:soft-page-break/></text:p>
      <text:p text:style-name="P1">Like an amazingly regular flower, medium brown. The pupil is tiny. In a pure white surround. It moves top to bottom, then left to right. </text:p>
      <text:p text:style-name="P1"/>
      <text:p text:style-name="P1">It’s brown, as is so often the case. The pupil is surrounded by this color and texture. Sclera like an egg. It pivots bit by bit top to bottom, then left to right. </text:p>
      <text:p text:style-name="P1"/>
      <text:p text:style-name="P1">There around the pupil, brown, that most typical color. The pupil is dead center. It swivels left to right, then top to bottom. Then a pause, a backtracking. </text:p>
      <text:p text:style-name="P1"/>
      <text:p text:style-name="P1">It’s amber. The pupil is an absence, but looks like a black discus. White around it veined with red. This orb turns at once, top to bottom, then left to right. </text:p>
      <text:p text:style-name="P1"/>
      <text:p text:style-name="P1">Like an amazingly regular flower, brown. The pupil is unremarkable. In a pure white surround. It swivels left to right, then top to bottom. Then a pause, a backtracking. </text:p>
      <text:p text:style-name="P1"/>
      <text:p text:style-name="P1">It’s green. The pupil is highly constricted. In a pure white surround. It angles top to bottom, then left to right. Then a pause, a backtracking. Now and then, a long hesitation, varied movement. </text:p>
      <text:p text:style-name="P1"/>
      <text:p text:style-name="P1">The iris, with its radial stroma, is brown. The pupil is surrounded by this color and texture. In a pure white surround. This orb pivots left to right, then top to bottom. </text:p>
      <text:p text:style-name="P1"/>
      <text:p text:style-name="P1">The iris is blue. The pupil is tiny. Sclera like an egg. It turns top to bottom, then left to right. </text:p>
      <text:p text:style-name="P1"/>
      <text:p text:style-name="P1"><text:soft-page-break/>Brown. The pupil is large. White around it veined with red. All of it moves at once, top to bottom, then left to right. Then a pause, a backtracking. </text:p>
      <text:p text:style-name="P1"/>
      <text:p text:style-name="P1">There around the pupil, brown against the sun. The pupil is large. The sclera shot with some red. All of it turns immediately right to left, then top to bottom. </text:p>
      <text:p text:style-name="P1"/>
      <text:p text:style-name="P1">It’s brown, as is so often the case. The pupil is there, a dot. All of it moves with a jitter right to left, then top to bottom. </text:p>
      <text:p text:style-name="P1"/>
      <text:p text:style-name="P1">The iris is brown. The pupil is unremarkable. Sclera like an egg. This orb turns top to bottom, then left to right. Then a pause, a backtracking. </text:p>
      <text:p text:style-name="P1"/>
      <text:p text:style-name="P1">It’s medium brown. The pupil is unremarkable. It swivels with a jitter top to bottom, then left to right. </text:p>
      <text:p text:style-name="P1"/>
      <text:p text:style-name="P1">It’s brown. The pupil is a negative space. All of it set in a sea of red. It turns right to left, then top to bottom. </text:p>
      <text:p text:style-name="P1"/>
      <text:p text:style-name="P1">The iris is brown. The pupil is enlarged. The sclera shot with some red. All of it foveates immediately right to left, then top to bottom. Now and then, a long hesitation, varied movement. </text:p>
      <text:p text:style-name="P1"/>
      <text:p text:style-name="P1">It is medium brown. The pupil is unremarkable. All of it set in a sea of red. It turns at once, top to bottom, then left to right. Then a pause, a backtracking. </text:p>
      <text:p text:style-name="P1"/>
      <text:p text:style-name="P1"><text:soft-page-break/>It’s brown. The pupil is there, a dot. All of it angles immediately left to right, then top to bottom. Then a pause, a backtracking. </text:p>
      <text:p text:style-name="P1"/>
      <text:p text:style-name="P1">The iris is brown. The pupil is a negative space. It turns immediately left to right, then top to bottom. </text:p>
      <text:p text:style-name="P1"/>
      <text:p text:style-name="P1">It’s brown. The pupil is unremarkable. It moves at once, top to bottom, then left to right. Now and then, a long hesitation, varied movement. </text:p>
      <text:p text:style-name="P1"/>
      <text:p text:style-name="P1">That outer ring is brown. The pupil is there, a dot. White around it veined with red. All of it turns left to right, then top to bottom. </text:p>
      <text:p text:style-name="P1"/>
      <text:p text:style-name="P1">It’s brown as the earth. The pupil is barely a dot. Sclera like an egg. All of it foveates left to right, then top to bottom. </text:p>
      <text:p text:style-name="P1"/>
      <text:p text:style-name="P1">It’s brown. The pupil is large. It foveates top to bottom, then left to right. </text:p>
      <text:p text:style-name="P1"/>
      <text:p text:style-name="P1">It’s brown, that most typical color. The pupil is tiny. The sclera shot with some red. This pivots top to bottom, then left to right. Now and then, a long hesitation, varied movement. </text:p>
      <text:p text:style-name="P1"/>
      <text:p text:style-name="P1">Like an amazingly regular flower, brown. The pupil is there, a dot. In a pure white surround. This foveates right to left, then top to bottom. Now and then, a long hesitation, varied movement. </text:p>
      <text:p text:style-name="P1"/>
      <text:p text:style-name="P1">Hazel. The pupil is tiny. It angles top to bottom, then left to right. Then a pause, a backtracking. </text:p>
      <text:p text:style-name="P1"><text:soft-page-break/></text:p>
      <text:p text:style-name="P1">It’s black. The pupil is there, a dot. All of it set in a sea of red. It swivels top to bottom, then left to right. </text:p>
      <text:p text:style-name="P1"/>
      <text:p text:style-name="P1">The iris is brown. The pupil is unremarkable. The whole assemblage moves top to bottom, then left to right. </text:p>
      <text:p text:style-name="P1"/>
      <text:p text:style-name="P1">The iris, with its radial stroma, is brown. The pupil is unremarkable. It moves immediately top to bottom, then left to right. </text:p>
      <text:p text:style-name="P1"/>
      <text:p text:style-name="P1">That outer ring is blue, though made up, as those familiar with matters ocular explain, of brown pigment. The pupil is barely a dot. It foveates immediately left to right, then top to bottom. </text:p>
      <text:p text:style-name="P1"/>
      <text:p text:style-name="P1">Brown. The pupil is large. All of it set in a sea of red. This orb turns left to right, then top to bottom. Then a pause, a backtracking. </text:p>
      <text:p text:style-name="P1"/>
      <text:p text:style-name="P1">Like an amazingly regular flower, medium brown. The pupil is tiny. The whole assemblage swivels rapidly top to bottom, then left to right. Then a pause, a backtracking. </text:p>
      <text:p text:style-name="P1"/>
      <text:p text:style-name="P1">Brown, as is so often the case. The pupil is tiny. This foveates at first right in the middle, then outwards from there. Then, the motion is almost in a spiral. </text:p>
      <text:p text:style-name="P1"/>
      <text:p text:style-name="P1">That outer ring is brown, as is so often the case. The pupil is large. It angles at once, left to right, then top to bottom. Then a pause, a backtracking. </text:p>
      <text:p text:style-name="P1"/>
      <text:p text:style-name="P1"><text:soft-page-break/>Like an amazingly regular flower, brown. The pupil is tiny. The sclera shot with some red. It moves top to bottom, then left to right. </text:p>
      <text:p text:style-name="P1"/>
      <text:p text:style-name="P1">It’s brown. The pupil is highly constricted. The whole assemblage moves rapidly left to right, then top to bottom. </text:p>
      <text:p text:style-name="P1"/>
      <text:p text:style-name="P1">The iris is hazel. The pupil is surrounded by this color and texture. All of it set in a sea of red. This pivots left to right, then top to bottom. </text:p>
      <text:p text:style-name="P1"/>
      <text:p text:style-name="P1">It’s brown. The pupil is there, a dot. It angles right to left, then top to bottom. </text:p>
      <text:p text:style-name="P1"/>
      <text:p text:style-name="P1">The iris is brown like loam. The pupil is immense. White around it veined with red. It turns with a jitter left to right, then top to bottom. </text:p>
      <text:p text:style-name="P1"/>
      <text:p text:style-name="P1">Brown as the earth. The pupil is tiny. Sclera like an egg. It moves rapidly left to right, then top to bottom. Then a pause, a backtracking. </text:p>
      <text:p text:style-name="P1"/>
      <text:p text:style-name="P1">That outer ring is hazel, with those characteristic hints of green, blue, gold, and brown. The pupil is there, a dot. The white bloodshot. The whole assemblage swivels top to bottom, then left to right. </text:p>
      <text:p text:style-name="P1"/>
      <text:p text:style-name="P1">It’s brown, that most typical color. The pupil is unremarkable. It swivels right to left, then top to bottom. Then a pause, a backtracking. </text:p>
      <text:p text:style-name="P1"/>
      <text:p text:style-name="P1">It’s brown. The pupil is highly constricted. Sclera like an egg. It pivots top to bottom, then left to right. Then a pause, a backtracking. </text:p>
      <text:p text:style-name="P1"><text:soft-page-break/></text:p>
      <text:p text:style-name="P1">It’s brown, as is so often the case. The pupil is tiny. All of it set in a sea of red. This orb foveates left to right, then top to bottom. </text:p>
      <text:p text:style-name="P1"/>
      <text:p text:style-name="P1">There around the pupil, hazel. The pupil is large. All of it set in a sea of red. All of it turns left to right, then top to bottom. </text:p>
      <text:p text:style-name="P1"/>
      <text:p text:style-name="P1">The iris is brown, as is so often the case. The pupil is tiny. It angles at once, top to bottom, then left to right. Then a pause, a backtracking. </text:p>
      <text:p text:style-name="P1"/>
      <text:p text:style-name="P1">Brown like loam. The pupil is unremarkable. The whole assemblage pivots rapidly left to right, then top to bottom. </text:p>
      <text:p text:style-name="P1"/>
      <text:p text:style-name="P1">There around the pupil, brown. The pupil is tiny. The white bloodshot. It moves at once, top to bottom, then left to right. Then a pause, a backtracking. </text:p>
      <text:p text:style-name="P1"/>
      <text:p text:style-name="P1">Gray, hard as it is to distinguish this color from blue. The pupil is large. The sclera shot with some red. It pivots right to left, then top to bottom. A skip upwards, then back. </text:p>
      <text:p text:style-name="P1"/>
      <text:p text:style-name="P1">Like an amazingly regular flower, brown. The pupil is enlarged. It swivels top to bottom, then left to right. </text:p>
      <text:p text:style-name="P1"/>
      <text:p text:style-name="P1">It’s brown. The pupil is an absence, but looks like a black discus. It turns top to bottom, then left to right. Then a pause, a backtracking. </text:p>
      <text:p text:style-name="P1"/>
      <text:p text:style-name="P1"><text:soft-page-break/>The iris, with its radial stroma, is hazel. The pupil is immense. It moves top to bottom, then left to right. Then a pause, a backtracking. </text:p>
      <text:p text:style-name="P1"/>
      <text:p text:style-name="P1">It’s green. The pupil is surrounded by this color and texture. The white bloodshot. It swivels left to right, then top to bottom. Then a pause, a backtracking. </text:p>
      <text:p text:style-name="P1"/>
      <text:p text:style-name="P1">It’s brown, that most typical hue. The pupil is there, a dot. All of it set in a sea of red. It pivots rapidly right to left, then top to bottom. </text:p>
      <text:p text:style-name="P1"/>
      <text:p text:style-name="P1">The iris, with its radial stroma, is brown. The pupil is surrounded by this color and texture. White around it veined with red. It angles rapidly top to bottom, then left to right. </text:p>
      <text:p text:style-name="P1"/>
      <text:p text:style-name="P1">That outer ring is amber, that rarest of colors. The pupil is there, a dot. Sclera like an egg. It foveates at once, top to bottom, then left to right. </text:p>
      <text:p text:style-name="P1"/>
      <text:p text:style-name="P1">The iris is brown. The pupil is highly constricted. The white bloodshot. It pivots left to right, then top to bottom. Then a pause, a backtracking. </text:p>
      <text:p text:style-name="P1"/>
      <text:p text:style-name="P1">It’s brown. The pupil is highly constricted. In a pure white surround. It pivots with a jitter left to right, then top to bottom. </text:p>
      <text:p text:style-name="P1"/>
      <text:p text:style-name="P1">Black, or as pedants will tell you, actually a very deep brown. The pupil is there, a dot. It moves top to bottom, then left to right. The progression is in a regular shape. </text:p>
      <text:p text:style-name="P1"/>
      <text:p text:style-name="P1"><text:soft-page-break/>Like an amazingly regular flower, brown, as is so often the case. The pupil is unremarkable. All of it set in a sea of red. This pivots left to right, then top to bottom. Then a pause, a backtracking. </text:p>
      <text:p text:style-name="P1"/>
      <text:p text:style-name="P1">That outer ring is hazel. The pupil is there, a dot. All of it set in a sea of red. It pivots top to bottom, then left to right. Then a pause, a backtracking. </text:p>
      <text:p text:style-name="P1"/>
      <text:p text:style-name="P1">Blue. The pupil is unremarkable. All of it pivots rapidly right to left, then top to bottom. </text:p>
      <text:p text:style-name="P1"/>
      <text:p text:style-name="P1">That outer ring is blue as the far sky. The pupil is highly constricted. It angles left to right, then top to bottom. </text:p>
      <text:p text:style-name="P1"/>
      <text:p text:style-name="P1">It’s brown. The pupil is dark purple. All of it set in a sea of red. All of it swivels with a jitter right to left, then top to bottom. Then a pause, a backtracking. </text:p>
      <text:p text:style-name="P1"/>
      <text:p text:style-name="P1">That outer ring is brown, as is so often the case. The pupil is an absence, but looks like a black discus. Sclera like an egg. All of it angles top to bottom, then left to right. </text:p>
      <text:p text:style-name="P1"/>
      <text:p text:style-name="P1">It’s medium brown. The pupil is there, a dot. It moves rapidly left to right, then top to bottom. </text:p>
      <text:p text:style-name="P1"/>
      <text:p text:style-name="P1">It’s brown. The pupil is dark purple. In a pure white surround. The whole assemblage swivels left to right, then top to bottom. Now and then, a long hesitation, varied movement. </text:p>
      <text:p text:style-name="P1"/>
      <text:p text:style-name="P1">It is brown, as is so often the case. The pupil is immense. It swivels at once, left to right, then top to bottom. Then a pause, a backtracking. </text:p>
      <text:p text:style-name="P1"/>
      <text:p text:style-name="P1"><text:soft-page-break/>It’s brown. The pupil is large. In a pure white surround. This moves with a jitter top to bottom, then left to right. </text:p>
      <text:p text:style-name="P1"/>
      <text:p text:style-name="P1">The iris is brown. The pupil is large. The sclera shot with some red. It swivels top to bottom, then left to right. </text:p>
      <text:p text:style-name="P1"/>
      <text:p text:style-name="P1">It is brown. The pupil is tiny. In a pure white surround. The whole assemblage foveates top to bottom, then left to right. Then a pause, a backtracking. </text:p>
      <text:p text:style-name="P1"/>
      <text:p text:style-name="P1">It’s brown, as is so often the case. The pupil is enlarged. White around it veined with red. It turns left to right, then top to bottom. </text:p>
      <text:p text:style-name="P1"/>
      <text:p text:style-name="P1">It’s brown. The pupil is an absence, but looks like a black discus. White around it veined with red. It swivels top to bottom, then left to right. </text:p>
      <text:p text:style-name="P1"/>
      <text:p text:style-name="P1">Brown as the earth. The pupil is a negative space. All of it turns left to right, then top to bottom. </text:p>
      <text:p text:style-name="P1"/>
      <text:p text:style-name="P1">The iris, with its radial stroma, is brown, as is so often the case. The pupil is unremarkable. In a pure white surround. It moves left to right, then top to bottom. </text:p>
      <text:p text:style-name="P1"/>
      <text:p text:style-name="P1">It is brown as the earth. The pupil is an absence, but looks like a black discus. This angles top to bottom, then left to right. </text:p>
      <text:p text:style-name="P1"/>
      <text:p text:style-name="P1"><text:soft-page-break/>It’s brown. The pupil is surrounded by this color and texture. White around it veined with red. The whole assemblage moves immediately right to left, then top to bottom. Now and then, a long hesitation, varied movement. </text:p>
      <text:p text:style-name="P1"/>
      <text:p text:style-name="P1">The iris is gray. The pupil is an absence, but looks like a black discus. The sclera shot with some red. It moves left to right, then top to bottom. </text:p>
      <text:p text:style-name="P1"/>
      <text:p text:style-name="P1">It’s brown. The pupil is tiny. This orb turns top to bottom, then left to right. Then a pause, a backtracking. </text:p>
      <text:p text:style-name="P1"/>
      <text:p text:style-name="P1">It’s blue. The pupil is large. It angles at once, top to bottom, then left to right. Now and then, a long hesitation, varied movement. </text:p>
      <text:p text:style-name="P1"/>
      <text:p text:style-name="P1">Like an amazingly regular flower, brown, as is so often the case. The pupil is there, a dot. In a pure white surround. All of it turns top to bottom, then left to right. Then a pause, a backtracking. </text:p>
      <text:p text:style-name="P1"/>
      <text:p text:style-name="P1">There around the pupil, blue. The pupil is there, a dot. It moves left to right, then top to bottom. </text:p>
      <text:p text:style-name="P1"/>
      <text:p text:style-name="P1">It’s brown. The pupil is unremarkable. All of it set in a sea of red. It swivels top to bottom, then left to right. </text:p>
      <text:p text:style-name="P1"/>
      <text:p text:style-name="P1">It is blue, though made up, as those familiar with matters ocular explain, of brown pigment. The pupil is an absence, but looks like a black discus. All of it set in a sea of red. It foveates top to bottom, then left to right. Then a pause, a backtracking. </text:p>
      <text:p text:style-name="P1"><text:soft-page-break/></text:p>
      <text:p text:style-name="P1">There around the pupil, brown. The pupil is tiny. It swivels left to right, then top to bottom. </text:p>
      <text:p text:style-name="P1"/>
      <text:p text:style-name="P1">Brown, that most typical color. The pupil is there, a dot. It turns with a jitter right to left, then top to bottom. </text:p>
      <text:p text:style-name="P1"/>
      <text:p text:style-name="P1">The iris is brown. The pupil is there, a dot. This orb pivots top to bottom, then left to right. </text:p>
      <text:p text:style-name="P1"/>
      <text:p text:style-name="P1">The iris is brown. The pupil is unremarkable. The white bloodshot. It pivots top to bottom, then left to right. </text:p>
      <text:p text:style-name="P1"/>
      <text:p text:style-name="P1">It’s black. The pupil is surrounded by this color and texture. The sclera shot with some red. The whole assemblage swivels left to right, then top to bottom. Then a pause, a backtracking. </text:p>
      <text:p text:style-name="P1"/>
      <text:p text:style-name="P1">It’s brown. The pupil is tiny. It pivots top to bottom, then left to right. </text:p>
      <text:p text:style-name="P1"/>
      <text:p text:style-name="P1">It’s brown, that most typical color. The pupil is there, a dot. The white bloodshot. It angles at once, top to bottom, then left to right. </text:p>
      <text:p text:style-name="P1"/>
      <text:p text:style-name="P1">Like an amazingly regular flower, blue. The pupil is unremarkable. White around it veined with red. This foveates right to left, then top to bottom. A skip upwards, then back. </text:p>
      <text:p text:style-name="P1"/>
      <text:p text:style-name="P1">The iris is brown as the earth. The pupil is tiny. All of it foveates rapidly top to bottom, then left to right. </text:p>
      <text:p text:style-name="P1"/>
      <text:p text:style-name="P1"><text:soft-page-break/>The iris is brown. The pupil is tiny. White around it veined with red. It swivels right to left, then top to bottom. Then a pause, a backtracking. </text:p>
      <text:p text:style-name="P1"/>
      <text:p text:style-name="P1">There around the pupil, green, as if reflecting nature. The pupil is tiny. It angles top to bottom, then left to right. Then a pause, a backtracking. </text:p>
      <text:p text:style-name="P1"/>
      <text:p text:style-name="P1">The iris, with its radial stroma, is brown. The pupil is large. It pivots left to right, then top to bottom. Then a pause, a backtracking. </text:p>
      <text:p text:style-name="P1"/>
      <text:p text:style-name="P1">It’s black. The pupil is unremarkable. It angles top to bottom, then left to right. Then a pause, a backtracking. </text:p>
      <text:p text:style-name="P1"/>
      <text:p text:style-name="P1">It is brown. The pupil is dead center. White around it veined with red. It turns top to bottom, then left to right. </text:p>
      <text:p text:style-name="P1"/>
      <text:p text:style-name="P1">The iris is brown, as is so often the case. The pupil is dead center. The whole assemblage pivots right to left, then top to bottom. </text:p>
      <text:p text:style-name="P1"/>
      <text:p text:style-name="P1">It’s brown, that most typical color. The pupil is highly constricted. It angles left to right, then top to bottom. </text:p>
      <text:p text:style-name="P1"/>
      <text:p text:style-name="P1">It’s brown. The pupil is enlarged. In a pure white surround. This orb pivots at once, right to left, then top to bottom. </text:p>
      <text:p text:style-name="P1"/>
      <text:p text:style-name="P1">It is brown, as is so often the case. The pupil is tiny. It foveates left to right, then top to bottom. Then a pause, a backtracking. </text:p>
      <text:p text:style-name="P1"><text:soft-page-break/></text:p>
      <text:p text:style-name="P1">It’s brown. The pupil is highly constricted. This orb angles left to right, then top to bottom. </text:p>
      <text:p text:style-name="P1"/>
      <text:p text:style-name="P1">The iris is brown, as is so often the case. The pupil is surrounded by this color and texture. The whole assemblage swivels immediately left to right, then top to bottom. </text:p>
      <text:p text:style-name="P1"/>
      <text:p text:style-name="P1">Blue. The pupil is barely a dot. It foveates immediately right to left, then top to bottom. </text:p>
      <text:p text:style-name="P1"/>
      <text:p text:style-name="P1">It’s medium brown. The pupil is there, a dot. The whole assemblage turns left to right, then top to bottom. </text:p>
      <text:p text:style-name="P1"/>
      <text:p text:style-name="P1">Brown, as is so often the case. The pupil is there, a dot. White around it veined with red. It swivels right to left, then top to bottom. </text:p>
      <text:p text:style-name="P1"/>
      <text:p text:style-name="P1">Brown, that most typical color. The pupil is large. All of it set in a sea of red. It angles top to bottom, then left to right. </text:p>
      <text:p text:style-name="P1"/>
      <text:p text:style-name="P1">The iris is brown against the sun. The pupil is prodigious. In a pure white surround. The whole assemblage swivels top to bottom, then left to right. </text:p>
      <text:p text:style-name="P1"/>
      <text:p text:style-name="P1">The iris is brown, as is so often the case. The pupil is large. It swivels at first left to right, then top to bottom. Then, the motion is toward each margin. </text:p>
      <text:p text:style-name="P1"/>
      <text:p text:style-name="P1">The iris is medium brown. The pupil is barely a dot. It turns right to left, then top to bottom. Then a pause, a backtracking. </text:p>
      <text:p text:style-name="P1"/>
      <text:p text:style-name="P1"><text:soft-page-break/>The iris is medium brown. The pupil is large. It foveates top to bottom, then left to right. </text:p>
      <text:p text:style-name="P1"/>
      <text:p text:style-name="P1">It’s brown as the earth. The pupil is enlarged. White around it veined with red. The whole assemblage swivels top to bottom, then left to right. </text:p>
      <text:p text:style-name="P1"/>
      <text:p text:style-name="P1">There around the pupil, brown, that most typical color. The pupil is unremarkable. The white bloodshot. It angles right to left, then top to bottom. </text:p>
      <text:p text:style-name="P1"/>
      <text:p text:style-name="P1">Brown. The pupil is dark purple. It swivels top to bottom, then left to right. Then a pause, a backtracking. </text:p>
      <text:p text:style-name="P1"/>
      <text:p text:style-name="P1">The iris, with its radial stroma, is brown. The pupil is unremarkable. All of it set in a sea of red. It swivels and lingers top to bottom, then left to right. A skip upwards, then back. The progression is in a regular shape. </text:p>
      <text:p text:style-name="P1"/>
      <text:p text:style-name="P1">The iris is brown, as is so often the case. The pupil is large. In a pure white surround. The whole assemblage pivots left to right, then top to bottom. </text:p>
      <text:p text:style-name="P1"/>
      <text:p text:style-name="P1">Blue. The pupil is unremarkable. It turns at once, left to right, then top to bottom. Then a pause, a backtracking. Now and then, a long hesitation, varied movement. </text:p>
      <text:p text:style-name="P1"/>
      <text:p text:style-name="P1">It’s brown, as is so often the case. The pupil is unremarkable. All of it set in a sea of red. It foveates right to left, then top to bottom. </text:p>
      <text:p text:style-name="P1"/>
      <text:p text:style-name="P1">It’s hazel. The pupil is there, a dot. All of it angles top to bottom, then left to right. Then a pause, a backtracking. </text:p>
      <text:p text:style-name="P1"><text:soft-page-break/></text:p>
      <text:p text:style-name="P1">There around the pupil, brown. The pupil is tiny. Sclera like an egg. This swivels right to left, then top to bottom. </text:p>
      <text:p text:style-name="P1"/>
      <text:p text:style-name="P1">It is brown as the unforgiving earth. The pupil is large. It angles top to bottom, then left to right. </text:p>
      <text:p text:style-name="P1"/>
      <text:p text:style-name="P1">It’s brown. The pupil is large. This swivels top to bottom, then left to right. Then a pause, a backtracking. </text:p>
      <text:p text:style-name="P1"/>
      <text:p text:style-name="P1">The iris is brown, that most typical color. The pupil is unremarkable. It foveates with a jitter top to bottom, then left to right. </text:p>
      <text:p text:style-name="P1"/>
      <text:p text:style-name="P1">There around the pupil, brown. The pupil is unremarkable. It pivots left to right, then top to bottom. </text:p>
      <text:p text:style-name="P1"/>
      <text:p text:style-name="P1">Brown. The pupil is large. This skips right in the middle, then outwards from there. Then, the motion is toward each margin, and slow. </text:p>
      <text:p text:style-name="P1"/>
      <text:p text:style-name="P1">Brown, as is so often the case. The pupil is immense. It moves top to bottom, then left to right. </text:p>
      <text:p text:style-name="P1"/>
      <text:p text:style-name="P1">It is blue as the far sky. The pupil is unremarkable. White around it veined with red. This moves top to bottom, then left to right. Then a pause, a backtracking. </text:p>
      <text:p text:style-name="P1"/>
      <text:p text:style-name="P1">The iris is brown. The pupil is unremarkable. It angles top to bottom, then left to right. </text:p>
      <text:p text:style-name="P1"><text:soft-page-break/></text:p>
      <text:p text:style-name="P1">It’s black. The pupil is dead center. All of it pivots right to left, then top to bottom. Then a pause, a backtracking. </text:p>
      <text:p text:style-name="P1"/>
      <text:p text:style-name="P1">The iris is blue, though made up, as those familiar with matters ocular explain, of brown pigment. The pupil is enlarged. The sclera shot with some red. All of it pivots with a jitter left to right, then top to bottom. </text:p>
      <text:p text:style-name="P1"/>
      <text:p text:style-name="P1">The iris is brown as the earth. The pupil is dead center. It moves with a jitter left to right, then top to bottom. Then a pause, a backtracking. </text:p>
      <text:p text:style-name="P1"/>
      <text:p text:style-name="P1">It’s brown, that most typical color. The pupil is tiny. Sclera like an egg. It angles left to right, then top to bottom. </text:p>
      <text:p text:style-name="P1"/>
      <text:p text:style-name="P1">It’s blue, though made up, as those familiar with matters ocular explain, of brown pigment. The pupil is large. Sclera like an egg. All of it foveates with a jitter left to right, then top to bottom. </text:p>
      <text:p text:style-name="P1"/>
      <text:p text:style-name="P1">It’s brown, that most typical color. The pupil is large. The sclera shot with some red. It pivots top to bottom, then left to right. </text:p>
      <text:p text:style-name="P1"/>
      <text:p text:style-name="P1">It’s brown, as is so often the case. The pupil is an absence, but looks like a black discus. It turns top to bottom, then left to right. Now and then, a long hesitation, varied movement. </text:p>
      <text:p text:style-name="P1"/>
      <text:p text:style-name="P1">Brown, as is so often the case. The pupil is a negative space. White around it veined with red. It turns at once, left to right, then top to bottom. Then a pause, a backtracking. </text:p>
      <text:p text:style-name="P1"><text:soft-page-break/></text:p>
      <text:p text:style-name="P1">It’s hazel. The pupil is large. The whole assemblage turns top to bottom, then left to right. </text:p>
      <text:p text:style-name="P1"/>
      <text:p text:style-name="P1">Green, as if reflecting nature. The pupil is large. The sclera shot with some red. The whole assemblage foveates left to right, then top to bottom. </text:p>
      <text:p text:style-name="P1"/>
      <text:p text:style-name="P1">That outer ring is brown, as is so often the case. The pupil is tiny. The white bloodshot. It moves top to bottom, then left to right. </text:p>
      <text:p text:style-name="P1"/>
      <text:p text:style-name="P1">The iris, with its radial stroma, is brown, as is so often the case. The pupil is a negative space. All of it moves top to bottom, then left to right. </text:p>
      <text:p text:style-name="P1"/>
      <text:p text:style-name="P1">Like an amazingly regular flower, black, or as pedants will tell you, actually a very deep brown. The pupil is unremarkable. White around it veined with red. It pivots left to right, then top to bottom. </text:p>
      <text:p text:style-name="P1"/>
      <text:p text:style-name="P1">It’s brown. The pupil is unremarkable. All of it set in a sea of red. This orb turns top to bottom, then left to right. </text:p>
      <text:p text:style-name="P1"/>
      <text:p text:style-name="P1">It is blue. The pupil is large. It foveates top to bottom, then left to right. </text:p>
      <text:p text:style-name="P1"/>
      <text:p text:style-name="P1">The iris is brown, as is so often the case. The pupil is enlarged. Sclera like an egg. It moves immediately right to left, then top to bottom. </text:p>
      <text:p text:style-name="P1"/>
      <text:p text:style-name="P1">It’s black. The pupil is an absence, but looks like a black discus. This orb foveates top to bottom, then left to right. </text:p>
      <text:p text:style-name="P1"><text:soft-page-break/></text:p>
      <text:p text:style-name="P1">The iris is hazel, containing green, blue, gold, and brown. The pupil is there, a dot. It pivots top to bottom, then left to right. </text:p>
      <text:p text:style-name="P1"/>
      <text:p text:style-name="P1">The iris is brown, that most typical color. The pupil is tiny. White around it veined with red. All of it angles top to bottom, then left to right. Then a pause, a backtracking. </text:p>
      <text:p text:style-name="P1"/>
      <text:p text:style-name="P1">The iris is brown, as is so often the case. The pupil is there, a dot. The white bloodshot. All of it pivots right to left, then top to bottom. Now and then, a long hesitation, varied movement. </text:p>
      <text:p text:style-name="P1"/>
      <text:p text:style-name="P1">It’s black, or as pedants will tell you, actually a very deep brown. The pupil is tiny. It pivots top to bottom, then left to right. </text:p>
      <text:p text:style-name="P1"/>
      <text:p text:style-name="P1">It’s brown, as is so often the case. The pupil is unremarkable. In a pure white surround. It moves top to bottom, then left to right. Then a pause, a backtracking. Now and then, a long hesitation, varied movement. </text:p>
      <text:p text:style-name="P1"/>
      <text:p text:style-name="P1">The iris, with its radial stroma, is black, or as pedants will tell you, actually a very deep brown. The pupil is there, a dot. All of it set in a sea of red. This angles top to bottom, then left to right. </text:p>
      <text:p text:style-name="P1"/>
      <text:p text:style-name="P1">The iris is brown, as is so often the case. The pupil is tiny. All of it set in a sea of red. It pivots left to right, then top to bottom. Then a pause, a backtracking. Now and then, a long hesitation, varied movement. </text:p>
      <text:p text:style-name="P1"/>
      <text:p text:style-name="P1"><text:soft-page-break/>The iris, with its radial stroma, is brown. The pupil is unremarkable. It swivels rapidly right to left, then top to bottom. </text:p>
      <text:p text:style-name="P1"/>
      <text:p text:style-name="P1">Like an amazingly regular flower, gray, hard as it is to distinguish this color from blue. The pupil is dark purple. It moves top to bottom, then left to right. Then a pause, a backtracking. </text:p>
      <text:p text:style-name="P1"/>
      <text:p text:style-name="P1">It’s blue, though made up, as those familiar with matters ocular explain, of brown pigment. The pupil is tiny. The white bloodshot. All of it angles left to right, then top to bottom. </text:p>
      <text:p text:style-name="P1"/>
      <text:p text:style-name="P1">It is hazel. The pupil is prodigious. The sclera shot with some red. This orb moves with a jitter left to right, then top to bottom. </text:p>
      <text:p text:style-name="P1"/>
      <text:p text:style-name="P1">It’s blue. The pupil is there, a dot. In a pure white surround. It foveates bit by bit top to bottom, then left to right. </text:p>
      <text:p text:style-name="P1"/>
      <text:p text:style-name="P1">It’s brown. The pupil is large. Sclera like an egg. It moves at once, top to bottom, then left to right. </text:p>
      <text:p text:style-name="P1"/>
      <text:p text:style-name="P1">Brown as the nourishing earth. The pupil is unremarkable. It pivots rapidly left to right, then top to bottom. Then a pause, a backtracking. </text:p>
      <text:p text:style-name="P1"/>
      <text:p text:style-name="P1">It’s brown, as is so often the case. The pupil is there, a dot. It moves top to bottom, then left to right. </text:p>
      <text:p text:style-name="P1"/>
      <text:p text:style-name="P1">Brown like loam. The pupil is enlarged. The white bloodshot. This foveates immediately left to right, then top to bottom. Then a pause, a backtracking. </text:p>
      <text:p text:style-name="P1"><text:soft-page-break/></text:p>
      <text:p text:style-name="P1">The iris, with its radial stroma, is brown. The pupil is unremarkable. Sclera like an egg. It turns left to right, then top to bottom. </text:p>
      <text:p text:style-name="P1"/>
      <text:p text:style-name="P1">That outer ring is black. The pupil is large. All of it set in a sea of red. It turns left to right, then top to bottom. Then a pause, a backtracking. </text:p>
      <text:p text:style-name="P1"/>
      <text:p text:style-name="P1">The iris is brown as the earth. The pupil is unremarkable. It swivels top to bottom, then left to right. Then a pause, a backtracking. </text:p>
      <text:p text:style-name="P1"/>
      <text:p text:style-name="P1">It’s brown. The pupil is large. It foveates immediately top to bottom, then left to right. </text:p>
      <text:p text:style-name="P1"/>
      <text:p text:style-name="P1">There around the pupil, brown like loam. The pupil is unremarkable. It swivels immediately right to left, then top to bottom. </text:p>
      <text:p text:style-name="P1"/>
      <text:p text:style-name="P1">The iris, with its radial stroma, is brown, that most typical color. The pupil is dead center. It angles right to left, then top to bottom. </text:p>
      <text:p text:style-name="P1"/>
      <text:p text:style-name="P1">It’s brown. The pupil is large. Sclera like an egg. It swivels top to bottom, then left to right. Then a pause, a backtracking. </text:p>
      <text:p text:style-name="P1"/>
      <text:p text:style-name="P1">The iris is brown, as is so often the case. The pupil is tiny. The white bloodshot. All of it moves with a jitter top to bottom, then left to right. Then a pause, a backtracking. </text:p>
      <text:p text:style-name="P1"/>
      <text:p text:style-name="P1">Like an amazingly regular flower, brown. The pupil is a negative space. All of it swivels top to bottom, then left to right. Then a pause, a backtracking. </text:p>
      <text:p text:style-name="P1"><text:soft-page-break/></text:p>
      <text:p text:style-name="P1">The iris, with its radial stroma, is brown. The pupil is enlarged. It angles top to bottom, then left to right. </text:p>
      <text:p text:style-name="P1"/>
      <text:p text:style-name="P1">The iris is blue. The pupil is unremarkable. This pivots top to bottom, then left to right. </text:p>
      <text:p text:style-name="P1"/>
      <text:p text:style-name="P1">The iris, with its radial stroma, is green, as if reflecting nature. The pupil is there, a dot. It swivels left to right, then top to bottom. Then a pause, a backtracking. </text:p>
      <text:p text:style-name="P1"/>
      <text:p text:style-name="P1">Like an amazingly regular flower, brown as the earth. The pupil is dead center. Sclera like an egg. It moves and lingers right to left, then top to bottom. A skip upwards, then back. </text:p>
      <text:p text:style-name="P1"/>
      <text:p text:style-name="P1">Like an amazingly regular flower, brown. The pupil is large. It angles rapidly right to left, then top to bottom. Then a pause, a backtracking. </text:p>
      <text:p text:style-name="P1"/>
      <text:p text:style-name="P1">Like an amazingly regular flower, brown, that most typical color. The pupil is tiny. It swivels left to right, then top to bottom. </text:p>
      <text:p text:style-name="P1"/>
      <text:p text:style-name="P1">There around the pupil, blue. The pupil is tiny. In a pure white surround. It pivots with a jitter top to bottom, then left to right. </text:p>
      <text:p text:style-name="P1"/>
      <text:p text:style-name="P1">Like an amazingly regular flower, amber, that rarest of colors. The pupil is dark purple. The white bloodshot. It turns left to right, then top to bottom. </text:p>
      <text:p text:style-name="P1"/>
      <text:p text:style-name="P1">It is brown like loam. The pupil is large. Sclera like an egg. It swivels right to left, then top to bottom. </text:p>
      <text:p text:style-name="P1"><text:soft-page-break/></text:p>
      <text:p text:style-name="P1">There around the pupil, blue. The pupil is a negative space. All of it set in a sea of red. It moves top to bottom, then left to right. </text:p>
      <text:p text:style-name="P1"/>
      <text:p text:style-name="P1">Like an amazingly regular flower, brown like loam. The pupil is there, a dot. In a pure white surround. It pivots top to bottom, then left to right. </text:p>
      <text:p text:style-name="P1"/>
      <text:p text:style-name="P1">The iris, with its radial stroma, is black. The pupil is dead center. It swivels rapidly left to right, then top to bottom. </text:p>
      <text:p text:style-name="P1"/>
      <text:p text:style-name="P1">That outer ring is medium brown. The pupil is unremarkable. White around it veined with red. It moves at once, left to right, then top to bottom. Then a pause, a backtracking. Now and then, a long hesitation, varied movement. </text:p>
      <text:p text:style-name="P1"/>
      <text:p text:style-name="P1">Brown. The pupil is there, a dot. White around it veined with red. It pivots top to bottom, then left to right. Then a pause, a backtracking. </text:p>
      <text:p text:style-name="P1"/>
      <text:p text:style-name="P1">It is brown, as is so often the case. The pupil is dead center. White around it veined with red. It swivels at once, right to left, then top to bottom. </text:p>
      <text:p text:style-name="P1"/>
      <text:p text:style-name="P1">Brown, that most typical color. The pupil is highly constricted. It swivels top to bottom, then left to right. Now and then, a long hesitation, varied movement. </text:p>
      <text:p text:style-name="P1"/>
      <text:p text:style-name="P1">It’s brown, as is so often the case. The pupil is tiny. All of it swivels top to bottom, then left to right. </text:p>
      <text:p text:style-name="P1"/>
      <text:p text:style-name="P1"><text:soft-page-break/>The iris is brown, that most typical color. The pupil is large. The sclera shot with some red. The whole assemblage swivels top to bottom, then left to right. Then a pause, a backtracking. </text:p>
      <text:p text:style-name="P1"/>
      <text:p text:style-name="P1">The iris is brown, as is so often the case. The pupil is an absence, but looks like a black discus. It angles top to bottom, then left to right. Now and then, a long hesitation, varied movement. </text:p>
      <text:p text:style-name="P1"/>
      <text:p text:style-name="P1">The iris is brown, as is so often the case. The pupil is an absence, but looks like a black discus. All of it turns right to left, then top to bottom. Then a pause, a backtracking. Now and then, a long hesitation, varied movement. </text:p>
      <text:p text:style-name="P1"/>
      <text:p text:style-name="P1">It’s brown. The pupil is an absence, but looks like a black discus. This orb pivots left to right, then top to bottom. </text:p>
      <text:p text:style-name="P1"/>
      <text:p text:style-name="P1">The iris, with its radial stroma, is brown. The pupil is tiny. Sclera like an egg. The whole assemblage pivots top to bottom, then left to right. Then a pause, a backtracking. </text:p>
      <text:p text:style-name="P1"/>
      <text:p text:style-name="P1">It is brown, that most typical hue. The pupil is enlarged. In a pure white surround. It swivels left to right, then top to bottom. </text:p>
      <text:p text:style-name="P1"/>
      <text:p text:style-name="P1">Like an amazingly regular flower, brown. The pupil is tiny. Sclera like an egg. It foveates left to right, then top to bottom. Then a pause, a backtracking. </text:p>
      <text:p text:style-name="P1"/>
      <text:p text:style-name="P1">There around the pupil, brown against the sun. The pupil is prodigious. It swivels top to bottom, then left to right. </text:p>
      <text:p text:style-name="P1"/>
      <text:p text:style-name="P1"><text:soft-page-break/>It is brown, that most typical color. The pupil is tiny. The white bloodshot. It pivots left to right, then top to bottom. Then a pause, a backtracking. </text:p>
      <text:p text:style-name="P1"/>
      <text:p text:style-name="P1">Like an amazingly regular flower, brown, as is so often the case. The pupil is tiny. Sclera like an egg. The whole assemblage turns rapidly top to bottom, then left to right. The movement continues almost in a spiral. </text:p>
      <text:p text:style-name="P1"/>
      <text:p text:style-name="P1">The iris is brown, that most typical color. The pupil is dead center. It angles right to left, then top to bottom. </text:p>
      <text:p text:style-name="P1"/>
      <text:p text:style-name="P1">It is black. The pupil is unremarkable. It turns immediately top to bottom, then left to right. </text:p>
      <text:p text:style-name="P1"/>
      <text:p text:style-name="P1">It’s brown against the sun. The pupil is large. In a pure white surround. The whole assemblage turns top to bottom, then left to right. Then a pause, a backtracking. </text:p>
      <text:p text:style-name="P1"/>
      <text:p text:style-name="P1">It’s brown. The pupil is large. It angles left to right, then top to bottom. </text:p>
      <text:p text:style-name="P1"/>
      <text:p text:style-name="P1">It’s brown, as is so often the case. The pupil is tiny. Sclera like an egg. It swivels left to right, then top to bottom. </text:p>
      <text:p text:style-name="P1"/>
      <text:p text:style-name="P1">The iris, with its radial stroma, is blue. The pupil is there, a dot. Sclera like an egg. It turns top to bottom, then left to right. </text:p>
      <text:p text:style-name="P1"/>
      <text:p text:style-name="P1">It’s brown, that most typical color. The pupil is unremarkable. The sclera shot with some red. The whole assemblage moves with a jitter left to right, then top to bottom. </text:p>
      <text:p text:style-name="P1"/>
      <text:p text:style-name="P1"><text:soft-page-break/>The iris is hazel. The pupil is unremarkable. It pivots right to left, then top to bottom. </text:p>
      <text:p text:style-name="P1"/>
      <text:p text:style-name="P1">The iris is brown. The pupil is tiny. Sclera like an egg. All of it moves left to right, then top to bottom. </text:p>
      <text:p text:style-name="P1"/>
      <text:p text:style-name="P1">That outer ring is medium brown. The pupil is large. In a pure white surround. It swivels left to right, then top to bottom. Then a pause, a backtracking. </text:p>
      <text:p text:style-name="P1"/>
      <text:p text:style-name="P1">It’s brown, that most typical color. The pupil is barely a dot. All of it set in a sea of red. All of it angles at once, top to bottom, then left to right. </text:p>
      <text:p text:style-name="P1"/>
      <text:p text:style-name="P1">The iris, with its radial stroma, is medium brown. The pupil is enlarged. It pivots with a jitter left to right, then top to bottom. </text:p>
      <text:p text:style-name="P1"/>
      <text:p text:style-name="P1">That outer ring is blue as the sky. The pupil is unremarkable. All of it set in a sea of red. All of it pivots rapidly top to bottom, then left to right. </text:p>
      <text:p text:style-name="P1"/>
      <text:p text:style-name="P1">It’s brown. The pupil is dead center. The sclera shot with some red. It angles right to left, then top to bottom. Now and then, a long hesitation, varied movement. </text:p>
      <text:p text:style-name="P1"/>
      <text:p text:style-name="P1">That outer ring is brown, as is so often the case. The pupil is there, a dot. The sclera shot with some red. It turns top to bottom, then left to right. </text:p>
      <text:p text:style-name="P1"/>
      <text:p text:style-name="P1">It’s medium brown, or, one might say, chestnut. The pupil is large. It foveates and lingers left to right, then top to bottom. A skip upwards, then back. </text:p>
      <text:p text:style-name="P1"/>
      <text:p text:style-name="P1"><text:soft-page-break/>Like an amazingly regular flower, hazel, with those characteristic hints of green, blue, gold, and brown. The pupil is large. White around it veined with red. It pivots right to left, then top to bottom. </text:p>
      <text:p text:style-name="P1"/>
      <text:p text:style-name="P1">Brown. The pupil is prodigious. The sclera shot with some red. All of it skips right in the middle, then outwards from there. The movement continues in all directions again. </text:p>
      <text:p text:style-name="P1"/>
      <text:p text:style-name="P1">It is brown. The pupil is unremarkable. The white bloodshot. It turns top to bottom, then left to right. </text:p>
      <text:p text:style-name="P1"/>
      <text:p text:style-name="P1">It’s brown against the sun. The pupil is dark purple. This swivels left to right, then top to bottom. </text:p>
      <text:p text:style-name="P1"/>
      <text:p text:style-name="P1">It’s blue. The pupil is highly constricted. Sclera like an egg. It turns right to left, then top to bottom. Now and then, a long hesitation, varied movement. </text:p>
      <text:p text:style-name="P1"/>
      <text:p text:style-name="P1">There around the pupil, brown. The pupil is unremarkable. In a pure white surround. It moves left to right, then top to bottom. </text:p>
      <text:p text:style-name="P1"/>
      <text:p text:style-name="P1">It’s blue, though made up, as those familiar with matters ocular explain, of brown pigment. The pupil is a negative space. Sclera like an egg. It turns top to bottom, then left to right. A skip upwards, then back. </text:p>
      <text:p text:style-name="P1"/>
      <text:p text:style-name="P1">Blue as the sky. The pupil is large. Sclera like an egg. This foveates rapidly left to right, then top to bottom. </text:p>
      <text:p text:style-name="P1"/>
      <text:p text:style-name="P1"><text:soft-page-break/>The iris is brown as the earth. The pupil is dead center. Sclera like an egg. This turns immediately left to right, then top to bottom. Then a pause, a backtracking. </text:p>
      <text:p text:style-name="P1"/>
      <text:p text:style-name="P1">Brown, as is so often the case. The pupil is tiny. The white bloodshot. It pivots meditatively left to right, then top to bottom. The progression is in a regular shape. </text:p>
      <text:p text:style-name="P1"/>
      <text:p text:style-name="P1">There around the pupil, brown, as is so often the case. The pupil is dead center. Sclera like an egg. This pivots meditatively right to left, then top to bottom. </text:p>
      <text:p text:style-name="P1"/>
      <text:p text:style-name="P1">It’s brown like loam. The pupil is unremarkable. In a pure white surround. It pivots at once, top to bottom, then left to right. </text:p>
      <text:p text:style-name="P1"/>
      <text:p text:style-name="P1">It’s brown against the sun. The pupil is immense. The white bloodshot. It turns left to right, then top to bottom. Then a pause, a backtracking. </text:p>
      <text:p text:style-name="P1"/>
      <text:p text:style-name="P1">Like an amazingly regular flower, brown. The pupil is tiny. The sclera shot with some red. This moves at once, left to right, then top to bottom. Now and then, a long hesitation, varied movement. </text:p>
      <text:p text:style-name="P1"/>
      <text:p text:style-name="P1">It is blue. The pupil is tiny. The sclera shot with some red. It angles at once, right to left, then top to bottom. Then a pause, a backtracking. </text:p>
      <text:p text:style-name="P1"/>
      <text:p text:style-name="P1">Brown as the nourishing earth. The pupil is dark purple. The sclera shot with some red. All of it angles immediately left to right, then top to bottom. Then a pause, a backtracking. </text:p>
      <text:p text:style-name="P1"/>
      <text:p text:style-name="P1"><text:soft-page-break/>Like an amazingly regular flower, brown. The pupil is immense. It swivels at once, top to bottom, then left to right. Then a pause, a backtracking. </text:p>
      <text:p text:style-name="P1"/>
      <text:p text:style-name="P1">The iris is brown, as is so often the case. The pupil is there, a dot. It turns top to bottom, then left to right. Then a pause, a backtracking. </text:p>
      <text:p text:style-name="P1"/>
      <text:p text:style-name="P1">It is brown as the earth. The pupil is tiny. The white bloodshot. It angles left to right, then top to bottom. </text:p>
      <text:p text:style-name="P1"/>
      <text:p text:style-name="P1">It’s brown, as is so often the case. The pupil is tiny. White around it veined with red. This swivels top to bottom, then left to right. </text:p>
      <text:p text:style-name="P1"/>
      <text:p text:style-name="P1">The iris is medium brown, or, one might say, chestnut. The pupil is large. It turns top to bottom, then left to right. Then a pause, a backtracking. </text:p>
      <text:p text:style-name="P1"/>
      <text:p text:style-name="P1">It’s blue. The pupil is tiny. All of it set in a sea of red. It swivels top to bottom, then left to right. </text:p>
      <text:p text:style-name="P1"/>
      <text:p text:style-name="P1">It’s brown, as is so often the case. The pupil is tiny. In a pure white surround. This orb foveates at once, top to bottom, then left to right. Then a pause, a backtracking. </text:p>
      <text:p text:style-name="P1"/>
      <text:p text:style-name="P1">There around the pupil, brown. The pupil is dead center. In a pure white surround. It angles with a jitter right to left, then top to bottom. </text:p>
      <text:p text:style-name="P1"/>
      <text:p text:style-name="P1">Hazel, containing green, blue, gold, and brown. The pupil is surrounded by this color and texture. It swivels top to bottom, then left to right. Then a pause, a backtracking. </text:p>
      <text:p text:style-name="P1"><text:soft-page-break/></text:p>
      <text:p text:style-name="P1">It’s brown as the nourishing earth. The pupil is tiny. It pivots right to left, then top to bottom. Now and then, a long hesitation, varied movement. </text:p>
      <text:p text:style-name="P1"/>
      <text:p text:style-name="P1">There around the pupil, brown. The pupil is tiny. The sclera shot with some red. It pivots top to bottom, then left to right. Now and then, a long hesitation, varied movement. </text:p>
      <text:p text:style-name="P1"/>
      <text:p text:style-name="P1">The iris is hazel. The pupil is there, a dot. White around it veined with red. This swivels right to left, then top to bottom. </text:p>
      <text:p text:style-name="P1"/>
      <text:p text:style-name="P1">That outer ring is blue as clear sky. The pupil is unremarkable. It foveates top to bottom, then left to right. </text:p>
      <text:p text:style-name="P1"/>
      <text:p text:style-name="P1">The iris is brown. The pupil is large. Sclera like an egg. It turns left to right, then top to bottom. Then a pause, a backtracking. </text:p>
      <text:p text:style-name="P1"/>
      <text:p text:style-name="P1">Like an amazingly regular flower, brown. The pupil is tiny. The whole assemblage moves top to bottom, then left to right. The movement continues almost in a spiral. </text:p>
      <text:p text:style-name="P1"/>
      <text:p text:style-name="P1">There around the pupil, brown, as is so often the case. The pupil is unremarkable. In a pure white surround. The whole assemblage angles rapidly right to left, then top to bottom. </text:p>
      <text:p text:style-name="P1"/>
      <text:p text:style-name="P1">The iris, with its radial stroma, is hazel, with those characteristic hints of green, blue, gold, and brown. The pupil is tiny. The sclera shot with some red. It foveates left to right, then top to bottom. Then a pause, a backtracking. </text:p>
      <text:p text:style-name="P1"/>
      <text:p text:style-name="P1"><text:soft-page-break/>Brown like loam. The pupil is there, a dot. Sclera like an egg. It angles left to right, then top to bottom. Then a pause, a backtracking. </text:p>
      <text:p text:style-name="P1"/>
      <text:p text:style-name="P1">It’s brown, that most typical color. The pupil is prodigious. The white bloodshot. This orb moves top to bottom, then left to right. Now and then, a long hesitation, varied movement. </text:p>
      <text:p text:style-name="P1"/>
      <text:p text:style-name="P1">There around the pupil, green, as if reflecting nature. The pupil is a negative space. It pivots left to right, then top to bottom. </text:p>
      <text:p text:style-name="P1"/>
      <text:p text:style-name="P1">It’s brown. The pupil is barely a dot. In a pure white surround. It angles top to bottom, then left to right. Then a pause, a backtracking. </text:p>
      <text:p text:style-name="P1"/>
      <text:p text:style-name="P1">It’s blue. The pupil is unremarkable. It foveates left to right, then top to bottom. </text:p>
      <text:p text:style-name="P1"/>
      <text:p text:style-name="P1">Like an amazingly regular flower, black. The pupil is prodigious. The sclera shot with some red. It pivots immediately right to left, then top to bottom. </text:p>
      <text:p text:style-name="P1"/>
      <text:p text:style-name="P1">The iris is gray. The pupil is unremarkable. It angles left to right, then top to bottom. </text:p>
      <text:p text:style-name="P1"/>
      <text:p text:style-name="P1">It’s brown. The pupil is large. The sclera shot with some red. It pivots top to bottom, then left to right. Then a pause, a backtracking. </text:p>
      <text:p text:style-name="P1"/>
      <text:p text:style-name="P1">The iris, with its radial stroma, is hazel. The pupil is dark purple. All of it set in a sea of red. This swivels immediately top to bottom, then left to right. </text:p>
      <text:p text:style-name="P1"/>
      <text:p text:style-name="P1"><text:soft-page-break/>The iris is black, or as pedants will tell you, actually a very deep brown. The pupil is large. It foveates top to bottom, then left to right. </text:p>
      <text:p text:style-name="P1"/>
      <text:p text:style-name="P1">It’s medium brown. The pupil is there, a dot. It foveates at once, left to right, then top to bottom. Then a pause, a backtracking. </text:p>
      <text:p text:style-name="P1"/>
      <text:p text:style-name="P1">It is brown, as is so often the case. The pupil is there, a dot. White around it veined with red. It angles top to bottom, then left to right. </text:p>
      <text:p text:style-name="P1"/>
      <text:p text:style-name="P1">Like an amazingly regular flower, brown. The pupil is barely a dot. White around it veined with red. It swivels top to bottom, then left to right. </text:p>
      <text:p text:style-name="P1"/>
      <text:p text:style-name="P1">It’s brown, as is so often the case. The pupil is highly constricted. It moves right to left, then top to bottom. </text:p>
      <text:p text:style-name="P1"/>
      <text:p text:style-name="P1">The iris is brown. The pupil is immense. It pivots top to bottom, then left to right. Now and then, a long hesitation, varied movement. </text:p>
      <text:p text:style-name="P1"/>
      <text:p text:style-name="P1">The iris is hazel, with those characteristic hints of green, blue, gold, and brown. The pupil is unremarkable. The whole assemblage angles left to right, then top to bottom. Then a pause, a backtracking. </text:p>
      <text:p text:style-name="P1"/>
      <text:p text:style-name="P1">It’s brown, as is so often the case. The pupil is an absence, but looks like a black discus. The white bloodshot. It turns with a jitter top to bottom, then left to right. </text:p>
      <text:p text:style-name="P1"/>
      <text:p text:style-name="P1"><text:soft-page-break/>It’s brown like loam. The pupil is tiny. All of it set in a sea of red. It turns at once, left to right, then top to bottom. </text:p>
      <text:p text:style-name="P1"/>
      <text:p text:style-name="P1">It’s brown. The pupil is an absence, but looks like a black discus. It pivots top to bottom, then left to right. </text:p>
      <text:p text:style-name="P1"/>
      <text:p text:style-name="P1">Brown against the sun. The pupil is tiny. All of it set in a sea of red. It turns rapidly left to right, then top to bottom. </text:p>
      <text:p text:style-name="P1"/>
      <text:p text:style-name="P1">It’s brown. The pupil is unremarkable. The white bloodshot. All of it angles rapidly top to bottom, then left to right. </text:p>
      <text:p text:style-name="P1"/>
      <text:p text:style-name="P1">Like an amazingly regular flower, brown. The pupil is there, a dot. White around it veined with red. It angles top to bottom, then left to right. Then a pause, a backtracking. Now and then, a long hesitation, varied movement. </text:p>
      <text:p text:style-name="P1"/>
      <text:p text:style-name="P1">That outer ring is green. The pupil is unremarkable. It angles with a jitter left to right, then top to bottom. Then a pause, a backtracking. Now and then, a long hesitation, varied movement. </text:p>
      <text:p text:style-name="P1"/>
      <text:p text:style-name="P1">Brown. The pupil is large. It turns left to right, then top to bottom. Now and then, a long hesitation, varied movement. </text:p>
      <text:p text:style-name="P1"/>
      <text:p text:style-name="P1">The iris, with its radial stroma, is black. The pupil is barely a dot. All of it set in a sea of red. This turns and lingers left to right, then top to bottom. A skip upwards, then back. </text:p>
      <text:p text:style-name="P1"/>
      <text:p text:style-name="P1"><text:soft-page-break/>It’s brown, as is so often the case. The pupil is tiny. This orb moves left to right, then top to bottom. Now and then, a long hesitation, varied movement. </text:p>
      <text:p text:style-name="P1"/>
      <text:p text:style-name="P1">It’s brown, as is so often the case. The pupil is unremarkable. The sclera shot with some red. This orb moves top to bottom, then left to right. A skip upwards, then back. The progression is in a regular shape. </text:p>
      <text:p text:style-name="P1"/>
      <text:p text:style-name="P1">There around the pupil, brown. The pupil is dead center. All of it pivots right to left, then top to bottom. </text:p>
      <text:p text:style-name="P1"/>
      <text:p text:style-name="P1">It’s brown, as is so often the case. The pupil is enlarged. Sclera like an egg. It turns with a jitter right to left, then top to bottom. Then a pause, a backtracking. </text:p>
      <text:p text:style-name="P1"/>
      <text:p text:style-name="P1">Hazel. The pupil is tiny. This orb moves top to bottom, then left to right. </text:p>
      <text:p text:style-name="P1"/>
      <text:p text:style-name="P1">Blue. The pupil is there, a dot. It foveates with a jitter top to bottom, then left to right. Now and then, a long hesitation, varied movement. </text:p>
      <text:p text:style-name="P1"/>
      <text:p text:style-name="P1">It’s brown. The pupil is tiny. Sclera like an egg. It angles at once, top to bottom, then left to right. Now and then, a long hesitation, varied movement. </text:p>
      <text:p text:style-name="P1"/>
      <text:p text:style-name="P1">It’s brown, as is so often the case. The pupil is barely a dot. It angles at once, top to bottom, then left to right. Then a pause, a backtracking. </text:p>
      <text:p text:style-name="P1"/>
      <text:p text:style-name="P1">Brown like loam. The pupil is highly constricted. Sclera like an egg. All of it turns immediately top to bottom, then left to right. </text:p>
      <text:p text:style-name="P1"><text:soft-page-break/></text:p>
      <text:p text:style-name="P1">Like an amazingly regular flower, black, or as pedants will tell you, actually a very deep brown. The pupil is unremarkable. All of it set in a sea of red. It moves right to left, then top to bottom. </text:p>
      <text:p text:style-name="P1"/>
      <text:p text:style-name="P1">Brown, that most typical color. The pupil is large. The sclera shot with some red. It swivels with a jitter top to bottom, then left to right. </text:p>
      <text:p text:style-name="P1"/>
      <text:p text:style-name="P1">It’s brown. The pupil is highly constricted. The whole assemblage swivels immediately right to left, then top to bottom. </text:p>
      <text:p text:style-name="P1"/>
      <text:p text:style-name="P1">It’s blue. The pupil is unremarkable. It turns left to right, then top to bottom. The progression is in a regular shape. </text:p>
      <text:p text:style-name="P1"/>
      <text:p text:style-name="P1">Hazel, containing green, blue, gold, and brown. The pupil is there, a dot. All of it set in a sea of red. This turns top to bottom, then left to right. </text:p>
      <text:p text:style-name="P1"/>
      <text:p text:style-name="P1">Brown. The pupil is unremarkable. All of it set in a sea of red. It swivels top to bottom, then left to right. Now and then, a long hesitation, varied movement. </text:p>
      <text:p text:style-name="P1"/>
      <text:p text:style-name="P1">It’s brown, that most typical color. The pupil is there, a dot. White around it veined with red. It turns left to right, then top to bottom. Then a pause, a backtracking. </text:p>
      <text:p text:style-name="P1"/>
      <text:p text:style-name="P1">It is brown as the earth. The pupil is enlarged. It foveates top to bottom, then left to right. </text:p>
      <text:p text:style-name="P1"/>
      <text:p text:style-name="P1"><text:soft-page-break/>Brown, as is so often the case. The pupil is dark purple. The white bloodshot. The whole assemblage turns top to bottom, then left to right. Then a pause, a backtracking. </text:p>
      <text:p text:style-name="P1"/>
      <text:p text:style-name="P1">The iris is brown as the unforgiving earth. The pupil is large. Sclera like an egg. It swivels top to bottom, then left to right. </text:p>
      <text:p text:style-name="P1"/>
      <text:p text:style-name="P1">It is brown. The pupil is unremarkable. It foveates left to right, then top to bottom. </text:p>
      <text:p text:style-name="P1"/>
      <text:p text:style-name="P1">It’s blue as the sky. The pupil is a negative space. This orb turns right to left, then top to bottom. Then a pause, a backtracking. </text:p>
      <text:p text:style-name="P1"/>
      <text:p text:style-name="P1">That outer ring is black, or as pedants will tell you, actually a very deep brown. The pupil is unremarkable. In a pure white surround. It turns with a jitter left to right, then top to bottom. </text:p>
      <text:p text:style-name="P1"/>
      <text:p text:style-name="P1">It’s brown. The pupil is there, a dot. It foveates right to left, then top to bottom. Then a pause, a backtracking. </text:p>
      <text:p text:style-name="P1"/>
      <text:p text:style-name="P1">Like an amazingly regular flower, brown, as is so often the case. The pupil is large. This swivels left to right, then top to bottom. A skip upwards, then back. </text:p>
      <text:p text:style-name="P1"/>
      <text:p text:style-name="P1">The iris, with its radial stroma, is brown as the nourishing earth. The pupil is large. It moves top to bottom, then left to right. </text:p>
      <text:p text:style-name="P1"/>
      <text:p text:style-name="P1">Brown, as is so often the case. The pupil is a negative space. It moves right to left, then top to bottom. Then a pause, a backtracking. </text:p>
      <text:p text:style-name="P1"/>
      <text:p text:style-name="P1"><text:soft-page-break/>The iris, with its radial stroma, is brown. The pupil is enlarged. Sclera like an egg. It moves left to right, then top to bottom. </text:p>
      <text:p text:style-name="P1"/>
      <text:p text:style-name="P1">The iris is brown, as is so often the case. The pupil is unremarkable. The sclera shot with some red. It moves top to bottom, then left to right. </text:p>
      <text:p text:style-name="P1"/>
      <text:p text:style-name="P1">The iris, with its radial stroma, is brown. The pupil is unremarkable. The white bloodshot. It swivels bit by bit right to left, then top to bottom. </text:p>
      <text:p text:style-name="P1"/>
      <text:p text:style-name="P1">Brown, that most typical color. The pupil is surrounded by this color and texture. White around it veined with red. It moves at once, left to right, then top to bottom. Then a pause, a backtracking. </text:p>
      <text:p text:style-name="P1"/>
      <text:p text:style-name="P1">That outer ring is brown, that most typical color. The pupil is there, a dot. White around it veined with red. It moves top to bottom, then left to right. Then a pause, a backtracking. </text:p>
      <text:p text:style-name="P1"/>
      <text:p text:style-name="P1">The iris is brown, that most typical color. The pupil is large. It moves at once, right to left, then top to bottom. </text:p>
      <text:p text:style-name="P1"/>
      <text:p text:style-name="P1">It’s brown, that most typical color. The pupil is highly constricted. This swivels with a jitter right to left, then top to bottom. Then a pause, a backtracking. </text:p>
      <text:p text:style-name="P1"/>
      <text:p text:style-name="P1">The iris is brown, that most typical color. The pupil is a negative space. It foveates top to bottom, then left to right. A skip upwards, then back. </text:p>
      <text:p text:style-name="P1"/>
      <text:p text:style-name="P1"><text:soft-page-break/>It’s brown, that most typical color. The pupil is there, a dot. The sclera shot with some red. It foveates top to bottom, then left to right. Then a pause, a backtracking. Now and then, a long hesitation, varied movement. </text:p>
      <text:p text:style-name="P1"/>
      <text:p text:style-name="P1">There around the pupil, brown. The pupil is unremarkable. It swivels with a jitter right to left, then top to bottom. Then a pause, a backtracking. </text:p>
      <text:p text:style-name="P1"/>
      <text:p text:style-name="P1">The iris, with its radial stroma, is blue. The pupil is barely a dot. It pivots rapidly left to right, then top to bottom. </text:p>
      <text:p text:style-name="P1"/>
      <text:p text:style-name="P1">The iris is brown. The pupil is large. The sclera shot with some red. It pivots right to left, then top to bottom. </text:p>
      <text:p text:style-name="P1"/>
      <text:p text:style-name="P1">The iris is blue. The pupil is unremarkable. The white bloodshot. It turns left to right, then top to bottom. </text:p>
      <text:p text:style-name="P1"/>
      <text:p text:style-name="P1">The iris is green, as if reflecting nature. The pupil is tiny. This turns at once, left to right, then top to bottom. </text:p>
      <text:p text:style-name="P1"/>
      <text:p text:style-name="P1">It’s gray. The pupil is tiny. The whole assemblage foveates top to bottom, then left to right. </text:p>
      <text:p text:style-name="P1"/>
      <text:p text:style-name="P1">There around the pupil, brown, as is so often the case. The pupil is surrounded by this color and texture. In a pure white surround. All of it turns left to right, then top to bottom. </text:p>
      <text:p text:style-name="P1"/>
      <text:p text:style-name="P1">It’s brown like loam. The pupil is enlarged. This pivots and lingers left to right, then top to bottom. </text:p>
      <text:p text:style-name="P1"><text:soft-page-break/></text:p>
      <text:p text:style-name="P1">Like an amazingly regular flower, brown. The pupil is dead center. White around it veined with red. The whole assemblage angles left to right, then top to bottom. </text:p>
      <text:p text:style-name="P1"/>
      <text:p text:style-name="P1">The iris is gray. The pupil is tiny. This moves left to right, then top to bottom. Then a pause, a backtracking. </text:p>
      <text:p text:style-name="P1"/>
      <text:p text:style-name="P1">It is brown, as is so often the case. The pupil is tiny. The whole assemblage turns immediately left to right, then top to bottom. </text:p>
      <text:p text:style-name="P1"/>
      <text:p text:style-name="P1">It’s brown, that most typical color. The pupil is highly constricted. The white bloodshot. It angles left to right, then top to bottom. Then a pause, a backtracking. </text:p>
      <text:p text:style-name="P1"/>
      <text:p text:style-name="P1">The iris is amber. The pupil is prodigious. White around it veined with red. It pivots with a jitter right to left, then top to bottom. </text:p>
      <text:p text:style-name="P1"/>
      <text:p text:style-name="P1">There around the pupil, blue. The pupil is dark purple. This orb moves rapidly right to left, then top to bottom. </text:p>
      <text:p text:style-name="P1"/>
      <text:p text:style-name="P1">The iris, with its radial stroma, is blue, though made up, as those familiar with matters ocular explain, of brown pigment. The pupil is unremarkable. The white bloodshot. It pivots immediately top to bottom, then left to right. </text:p>
      <text:p text:style-name="P1"/>
      <text:p text:style-name="P1">Brown. The pupil is unremarkable. This swivels rapidly top to bottom, then left to right. Then a pause, a backtracking. </text:p>
      <text:p text:style-name="P1"/>
      <text:p text:style-name="P1"><text:soft-page-break/>It’s brown. The pupil is dark purple. It turns top to bottom, then left to right. </text:p>
      <text:p text:style-name="P1"/>
      <text:p text:style-name="P1">The iris is brown like loam. The pupil is unremarkable. It pivots left to right, then top to bottom. </text:p>
      <text:p text:style-name="P1"/>
      <text:p text:style-name="P1">Brown, as is so often the case. The pupil is tiny. White around it veined with red. All of it moves at once, right to left, then top to bottom. Then a pause, a backtracking. </text:p>
      <text:p text:style-name="P1"/>
      <text:p text:style-name="P1">It’s brown. The pupil is a negative space. White around it veined with red. It swivels right to left, then top to bottom. </text:p>
      <text:p text:style-name="P1"/>
      <text:p text:style-name="P1">Like an amazingly regular flower, gray. The pupil is surrounded by this color and texture. White around it veined with red. All of it moves immediately top to bottom, then left to right. </text:p>
      <text:p text:style-name="P1"/>
      <text:p text:style-name="P1">The iris is brown, as is so often the case. The pupil is tiny. In a pure white surround. It pivots left to right, then top to bottom. </text:p>
      <text:p text:style-name="P1"/>
      <text:p text:style-name="P1">It’s brown, that most typical color. The pupil is there, a dot. The white bloodshot. It angles top to bottom, then left to right. </text:p>
      <text:p text:style-name="P1"/>
      <text:p text:style-name="P1">It’s hazel, containing green, blue, gold, and brown. The pupil is dark purple. This orb angles top to bottom, then left to right. </text:p>
      <text:p text:style-name="P1"/>
      <text:p text:style-name="P1">The iris is brown, that most typical color. The pupil is large. It angles rapidly top to bottom, then left to right. </text:p>
      <text:p text:style-name="P1"/>
      <text:p text:style-name="P1"><text:soft-page-break/>It’s brown like loam. The pupil is a negative space. This orb pivots top to bottom, then left to right. </text:p>
      <text:p text:style-name="P1"/>
      <text:p text:style-name="P1">It’s brown like loam. The pupil is tiny. It swivels top to bottom, then left to right. </text:p>
      <text:p text:style-name="P1"/>
      <text:p text:style-name="P1">It’s medium brown. The pupil is dead center. It swivels top to bottom, then left to right. Then a pause, a backtracking. </text:p>
      <text:p text:style-name="P1"/>
      <text:p text:style-name="P1">There around the pupil, brown, that most typical hue. The pupil is dead center. It turns rapidly top to bottom, then left to right. </text:p>
      <text:p text:style-name="P1"/>
      <text:p text:style-name="P1">The iris is brown, as is so often the case. The pupil is unremarkable. White around it veined with red. It foveates left to right, then top to bottom. </text:p>
      <text:p text:style-name="P1"/>
      <text:p text:style-name="P1">There around the pupil, brown. The pupil is large. The whole assemblage swivels left to right, then top to bottom. </text:p>
      <text:p text:style-name="P1"/>
      <text:p text:style-name="P1">The iris is blue. The pupil is tiny. White around it veined with red. The whole assemblage turns left to right, then top to bottom. Then a pause, a backtracking. </text:p>
      <text:p text:style-name="P1"/>
      <text:p text:style-name="P1">It’s black, or as pedants will tell you, actually a very deep brown. The pupil is large. In a pure white surround. The whole assemblage angles top to bottom, then left to right. </text:p>
      <text:p text:style-name="P1"/>
      <text:p text:style-name="P1">It’s brown. The pupil is a negative space. All of it set in a sea of red. It moves top to bottom, then left to right. </text:p>
      <text:p text:style-name="P1"/>
      <text:p text:style-name="P1"><text:soft-page-break/>The iris, with its radial stroma, is blue. The pupil is large. Sclera like an egg. It moves right to left, then top to bottom. </text:p>
      <text:p text:style-name="P1"/>
      <text:p text:style-name="P1">Like an amazingly regular flower, black, or as pedants will tell you, actually a very deep brown. The pupil is tiny. All of it angles rapidly top to bottom, then left to right. </text:p>
      <text:p text:style-name="P1"/>
      <text:p text:style-name="P1">Like an amazingly regular flower, brown like loam. The pupil is highly constricted. The white bloodshot. It foveates rapidly right to left, then top to bottom. </text:p>
      <text:p text:style-name="P1"/>
      <text:p text:style-name="P1">It is brown against the sun. The pupil is there, a dot. White around it veined with red. It turns rapidly right to left, then top to bottom. </text:p>
      <text:p text:style-name="P1"/>
      <text:p text:style-name="P1">That outer ring is blue. The pupil is there, a dot. White around it veined with red. It swivels at once, top to bottom, then left to right. </text:p>
      <text:p text:style-name="P1"/>
      <text:p text:style-name="P1">There around the pupil, brown. The pupil is tiny. The white bloodshot. This foveates top to bottom, then left to right. </text:p>
      <text:p text:style-name="P1"/>
      <text:p text:style-name="P1">Brown, as is so often the case. The pupil is unremarkable. It angles left to right, then top to bottom. </text:p>
      <text:p text:style-name="P1"/>
      <text:p text:style-name="P1">Like an amazingly regular flower, brown against the sun. The pupil is unremarkable. White around it veined with red. It angles right to left, then top to bottom. </text:p>
      <text:p text:style-name="P1"/>
      <text:p text:style-name="P1"><text:soft-page-break/>There around the pupil, brown like loam. The pupil is surrounded by this color and texture. In a pure white surround. All of it turns top to bottom, then left to right. Then a pause, a backtracking. </text:p>
      <text:p text:style-name="P1"/>
      <text:p text:style-name="P1">It’s gray, hard as it is to distinguish this color from blue. The pupil is unremarkable. The sclera shot with some red. It angles top to bottom, then left to right. </text:p>
      <text:p text:style-name="P1"/>
      <text:p text:style-name="P1">It’s brown. The pupil is immense. It angles top to bottom, then left to right. </text:p>
      <text:p text:style-name="P1"/>
      <text:p text:style-name="P1">It’s brown like loam. The pupil is tiny. It pivots with a jitter top to bottom, then left to right. </text:p>
      <text:p text:style-name="P1"/>
      <text:p text:style-name="P1">The iris, with its radial stroma, is brown. The pupil is there, a dot. Sclera like an egg. It pivots top to bottom, then left to right. Then a pause, a backtracking. </text:p>
      <text:p text:style-name="P1"/>
      <text:p text:style-name="P1">That outer ring is brown against the sun. The pupil is surrounded by this color and texture. All of it set in a sea of red. It pivots top to bottom, then left to right. </text:p>
      <text:p text:style-name="P1"/>
      <text:p text:style-name="P1">Like an amazingly regular flower, brown, as is so often the case. The pupil is tiny. Sclera like an egg. It angles top to bottom, then left to right. Then a pause, a backtracking. </text:p>
      <text:p text:style-name="P1"/>
      <text:p text:style-name="P1">Like an amazingly regular flower, brown, as is so often the case. The pupil is unremarkable. In a pure white surround. It turns left to right, then top to bottom. </text:p>
      <text:p text:style-name="P1"/>
      <text:p text:style-name="P1">The iris, with its radial stroma, is brown, as is so often the case. The pupil is unremarkable. The white bloodshot. It angles top to bottom, then left to right. Then a pause, a backtracking. </text:p>
      <text:p text:style-name="P1"/>
      <text:p text:style-name="P1"><text:soft-page-break/>It’s brown, as is so often the case. The pupil is large. All of it moves top to bottom, then left to right. </text:p>
      <text:p text:style-name="P1"/>
      <text:p text:style-name="P1">The iris, with its radial stroma, is brown as the earth. The pupil is enlarged. It moves immediately left to right, then top to bottom. </text:p>
      <text:p text:style-name="P1"/>
      <text:p text:style-name="P1">It’s green, as if reflecting nature. The pupil is tiny. The whole assemblage foveates left to right, then top to bottom. </text:p>
      <text:p text:style-name="P1"/>
      <text:p text:style-name="P1">The iris, with its radial stroma, is blue as clear sky. The pupil is an absence, but looks like a black discus. It moves left to right, then top to bottom. </text:p>
      <text:p text:style-name="P1"/>
      <text:p text:style-name="P1">It’s brown. The pupil is unremarkable. White around it veined with red. It foveates left to right, then top to bottom. Then a pause, a backtracking. </text:p>
      <text:p text:style-name="P1"/>
      <text:p text:style-name="P1">It’s blue as the sky. The pupil is immense. White around it veined with red. The whole assemblage swivels at once, top to bottom, then left to right. </text:p>
      <text:p text:style-name="P1"/>
      <text:p text:style-name="P1">Brown, that most typical color. The pupil is unremarkable. The sclera shot with some red. It foveates immediately top to bottom, then left to right. </text:p>
      <text:p text:style-name="P1"/>
      <text:p text:style-name="P1">The iris, with its radial stroma, is brown. The pupil is tiny. All of it angles top to bottom, then left to right. </text:p>
      <text:p text:style-name="P1"/>
      <text:p text:style-name="P1">It is brown. The pupil is tiny. Sclera like an egg. It angles left to right, then top to bottom. </text:p>
      <text:p text:style-name="P1"/>
      <text:p text:style-name="P1"><text:soft-page-break/>The iris is brown, as is so often the case. The pupil is unremarkable. It foveates with a jitter top to bottom, then left to right. </text:p>
      <text:p text:style-name="P1"/>
      <text:p text:style-name="P1">The iris is brown, as is so often the case. The pupil is unremarkable. This orb moves top to bottom, then left to right. </text:p>
      <text:p text:style-name="P1"/>
      <text:p text:style-name="P1">The iris is brown, as is so often the case. The pupil is barely a dot. White around it veined with red. It pivots left to right, then top to bottom. </text:p>
      <text:p text:style-name="P1"/>
      <text:p text:style-name="P1">It’s brown. The pupil is highly constricted. It foveates top to bottom, then left to right. </text:p>
      <text:p text:style-name="P1"/>
      <text:p text:style-name="P1">The iris is hazel, containing green, blue, gold, and brown. The pupil is large. Sclera like an egg. It turns immediately top to bottom, then left to right. </text:p>
      <text:p text:style-name="P1"/>
      <text:p text:style-name="P1">The iris is blue as a lucid pond. The pupil is surrounded by this color and texture. In a pure white surround. It foveates left to right, then top to bottom. </text:p>
      <text:p text:style-name="P1"/>
      <text:p text:style-name="P1">The iris is blue as clear sky. The pupil is large. In a pure white surround. It moves top to bottom, then left to right. </text:p>
      <text:p text:style-name="P1"/>
      <text:p text:style-name="P1">It’s brown. The pupil is unremarkable. White around it veined with red. This orb swivels right to left, then top to bottom. Then a pause, a backtracking. </text:p>
      <text:p text:style-name="P1"/>
      <text:p text:style-name="P1">That outer ring is amber, that rarest of colors. The pupil is barely a dot. It angles top to bottom, then left to right. Then a pause, a backtracking. </text:p>
      <text:p text:style-name="P1"/>
      <text:p text:style-name="P1"><text:soft-page-break/>It’s brown. The pupil is tiny. It foveates left to right, then top to bottom. Then a pause, a backtracking. </text:p>
      <text:p text:style-name="P1"/>
      <text:p text:style-name="P1">It’s brown, as is so often the case. The pupil is unremarkable. Sclera like an egg. This foveates left to right, then top to bottom. Now and then, a long hesitation, varied movement. </text:p>
      <text:p text:style-name="P1"/>
      <text:p text:style-name="P1">The iris, with its radial stroma, is brown. The pupil is unremarkable. The white bloodshot. It skips rapidly top to bottom, then left to right. Then, the motion is in all directions again. </text:p>
      <text:p text:style-name="P1"/>
      <text:p text:style-name="P1">The iris, with its radial stroma, is brown, as is so often the case. The pupil is highly constricted. This orb moves left to right, then top to bottom. </text:p>
      <text:p text:style-name="P1"/>
      <text:p text:style-name="P1">It is brown, as is so often the case. The pupil is unremarkable. It swivels immediately left to right, then top to bottom. </text:p>
      <text:p text:style-name="P1"/>
      <text:p text:style-name="P1">Like an amazingly regular flower, brown. The pupil is tiny. The white bloodshot. It pivots immediately left to right, then top to bottom. </text:p>
      <text:p text:style-name="P1"/>
      <text:p text:style-name="P1">There around the pupil, brown. The pupil is barely a dot. The white bloodshot. This orb angles right to left, then top to bottom. </text:p>
      <text:p text:style-name="P1"/>
      <text:p text:style-name="P1">It’s hazel, with those characteristic hints of green, blue, gold, and brown. The pupil is immense. The whole assemblage moves top to bottom, then left to right. Then a pause, a backtracking. Now and then, a long hesitation, varied movement. </text:p>
      <text:p text:style-name="P1"/>
      <text:p text:style-name="P1"><text:soft-page-break/>That outer ring is blue, though made up, as those familiar with matters ocular explain, of brown pigment. The pupil is tiny. It pivots left to right, then top to bottom. </text:p>
      <text:p text:style-name="P1"/>
      <text:p text:style-name="P1">That outer ring is medium brown. The pupil is prodigious. The white bloodshot. All of it turns top to bottom, then left to right. </text:p>
      <text:p text:style-name="P1"/>
      <text:p text:style-name="P1">It’s brown. The pupil is barely a dot. The white bloodshot. This orb angles right to left, then top to bottom. </text:p>
      <text:p text:style-name="P1"/>
      <text:p text:style-name="P1">Like an amazingly regular flower, brown, that most typical color. The pupil is an absence, but looks like a black discus. It angles left to right, then top to bottom. Then a pause, a backtracking. </text:p>
      <text:p text:style-name="P1"/>
      <text:p text:style-name="P1">It’s brown, as is so often the case. The pupil is an absence, but looks like a black discus. This orb moves left to right, then top to bottom. Then a pause, a backtracking. </text:p>
      <text:p text:style-name="P1"/>
      <text:p text:style-name="P1">Like an amazingly regular flower, brown. The pupil is there, a dot. All of it set in a sea of red. It foveates meditatively left to right, then top to bottom. A skip upwards, then back. </text:p>
      <text:p text:style-name="P1"/>
      <text:p text:style-name="P1">The iris, with its radial stroma, is brown, that most typical color. The pupil is tiny. This orb swivels rapidly right to left, then top to bottom. Now and then, a long hesitation, varied movement. </text:p>
      <text:p text:style-name="P1"/>
      <text:p text:style-name="P1">It’s brown, as is so often the case. The pupil is enlarged. It swivels left to right, then top to bottom. Now and then, a long hesitation, varied movement. </text:p>
      <text:p text:style-name="P1"/>
      <text:p text:style-name="P1"><text:soft-page-break/>That outer ring is brown, as is so often the case. The pupil is a negative space. All of it swivels rapidly left to right, then top to bottom. </text:p>
      <text:p text:style-name="P1"/>
      <text:p text:style-name="P1">The iris, with its radial stroma, is brown. The pupil is tiny. The white bloodshot. It foveates left to right, then top to bottom. </text:p>
      <text:p text:style-name="P1"/>
      <text:p text:style-name="P1">There around the pupil, hazel, containing green, blue, gold, and brown. The pupil is tiny. This orb swivels top to bottom, then left to right. </text:p>
      <text:p text:style-name="P1"/>
      <text:p text:style-name="P1">It’s brown. The pupil is tiny. The whole assemblage angles left to right, then top to bottom. </text:p>
      <text:p text:style-name="P1"/>
      <text:p text:style-name="P1">That outer ring is brown, that most typical color. The pupil is unremarkable. All of it angles left to right, then top to bottom. </text:p>
      <text:p text:style-name="P1"/>
      <text:p text:style-name="P1">The iris is blue. The pupil is large. Sclera like an egg. All of it swivels left to right, then top to bottom. </text:p>
      <text:p text:style-name="P1"/>
      <text:p text:style-name="P1">It is hazel, containing green, blue, gold, and brown. The pupil is unremarkable. Sclera like an egg. It swivels left to right, then top to bottom. </text:p>
      <text:p text:style-name="P1"/>
      <text:p text:style-name="P1">Blue. The pupil is tiny. White around it veined with red. This swivels top to bottom, then left to right. </text:p>
      <text:p text:style-name="P1"/>
      <text:p text:style-name="P1">There around the pupil, medium brown. The pupil is large. White around it veined with red. It moves right to left, then top to bottom. </text:p>
      <text:p text:style-name="P1"/>
      <text:p text:style-name="P1"><text:soft-page-break/>It’s brown, that most typical color. The pupil is large. It pivots top to bottom, then left to right. Then a pause, a backtracking. </text:p>
      <text:p text:style-name="P1"/>
      <text:p text:style-name="P1">It is brown. The pupil is highly constricted. The whole assemblage moves right to left, then top to bottom. Then a pause, a backtracking. </text:p>
      <text:p text:style-name="P1"/>
      <text:p text:style-name="P1">It is brown. The pupil is large. White around it veined with red. The whole assemblage swivels at once, left to right, then top to bottom. Then a pause, a backtracking. </text:p>
      <text:p text:style-name="P1"/>
      <text:p text:style-name="P1">The iris is brown, as is so often the case. The pupil is immense. This orb pivots right to left, then top to bottom. </text:p>
      <text:p text:style-name="P1"/>
      <text:p text:style-name="P1">There around the pupil, gray, hard as it is to distinguish this color from blue. The pupil is unremarkable. It angles top to bottom, then left to right. Then a pause, a backtracking. </text:p>
      <text:p text:style-name="P1"/>
      <text:p text:style-name="P1">It is brown, as is so often the case. The pupil is barely a dot. It pivots top to bottom, then left to right. Then a pause, a backtracking. </text:p>
      <text:p text:style-name="P1"/>
      <text:p text:style-name="P1">There around the pupil, black, or as pedants will tell you, actually a very deep brown. The pupil is unremarkable. Sclera like an egg. All of it turns top to bottom, then left to right. Then a pause, a backtracking. </text:p>
      <text:p text:style-name="P1"/>
      <text:p text:style-name="P1">It’s brown, as is so often the case. The pupil is tiny. The white bloodshot. It angles top to bottom, then left to right. </text:p>
      <text:p text:style-name="P1"/>
      <text:p text:style-name="P1">It is blue. The pupil is unremarkable. It pivots top to bottom, then left to right. </text:p>
      <text:p text:style-name="P1"><text:soft-page-break/></text:p>
      <text:p text:style-name="P1">There around the pupil, brown, as is so often the case. The pupil is tiny. Sclera like an egg. It turns top to bottom, then left to right. </text:p>
      <text:p text:style-name="P1"/>
      <text:p text:style-name="P1">It is brown. The pupil is dead center. It moves left to right, then top to bottom. </text:p>
      <text:p text:style-name="P1"/>
      <text:p text:style-name="P1">It’s blue, though made up, as those familiar with matters ocular explain, of brown pigment. The pupil is a negative space. The white bloodshot. The whole assemblage swivels top to bottom, then left to right. </text:p>
      <text:p text:style-name="P1"/>
      <text:p text:style-name="P1">It’s brown. The pupil is large. It swivels left to right, then top to bottom. Then a pause, a backtracking. </text:p>
      <text:p text:style-name="P1"/>
      <text:p text:style-name="P1">The iris is brown as the earth. The pupil is unremarkable. All of it swivels top to bottom, then left to right. </text:p>
      <text:p text:style-name="P1"/>
      <text:p text:style-name="P1">It’s brown, as is so often the case. The pupil is tiny. It pivots with a jitter top to bottom, then left to right. Then a pause, a backtracking. </text:p>
      <text:p text:style-name="P1"/>
      <text:p text:style-name="P1">It’s blue. The pupil is a negative space. All of it swivels left to right, then top to bottom. </text:p>
      <text:p text:style-name="P1"/>
      <text:p text:style-name="P1">It’s blue as the far sky. The pupil is barely a dot. The white bloodshot. It pivots rapidly left to right, then top to bottom. Then a pause, a backtracking. </text:p>
      <text:p text:style-name="P1"/>
      <text:p text:style-name="P1">It’s brown, as is so often the case. The pupil is there, a dot. It foveates top to bottom, then left to right. </text:p>
      <text:p text:style-name="P1"><text:soft-page-break/></text:p>
      <text:p text:style-name="P1">It’s brown. The pupil is large. The white bloodshot. It angles rapidly left to right, then top to bottom. </text:p>
      <text:p text:style-name="P1"/>
      <text:p text:style-name="P1">The iris is green. The pupil is dark purple. It angles left to right, then top to bottom. </text:p>
      <text:p text:style-name="P1"/>
      <text:p text:style-name="P1">Like an amazingly regular flower, gray, hard as it is to distinguish this color from blue. The pupil is unremarkable. Sclera like an egg. It pivots left to right, then top to bottom. </text:p>
      <text:p text:style-name="P1"/>
      <text:p text:style-name="P1">It’s green, as if reflecting nature. The pupil is large. It pivots left to right, then top to bottom. </text:p>
      <text:p text:style-name="P1"/>
      <text:p text:style-name="P1">It’s brown, as is so often the case. The pupil is unremarkable. White around it veined with red. The whole assemblage foveates right to left, then top to bottom. </text:p>
      <text:p text:style-name="P1"/>
      <text:p text:style-name="P1">The iris is blue. The pupil is unremarkable. Sclera like an egg. It swivels top to bottom, then left to right. </text:p>
      <text:p text:style-name="P1"/>
      <text:p text:style-name="P1">It’s medium brown. The pupil is there, a dot. All of it set in a sea of red. It foveates rapidly right to left, then top to bottom. </text:p>
      <text:p text:style-name="P1"/>
      <text:p text:style-name="P1">The iris is brown. The pupil is unremarkable. White around it veined with red. It foveates at once, left to right, then top to bottom. </text:p>
      <text:p text:style-name="P1"/>
      <text:p text:style-name="P1">The iris is brown, that most typical color. The pupil is prodigious. It angles rapidly top to bottom, then left to right. Then a pause, a backtracking. </text:p>
      <text:p text:style-name="P1"/>
      <text:p text:style-name="P1"><text:soft-page-break/>The iris is blue. The pupil is unremarkable. It swivels left to right, then top to bottom. </text:p>
      <text:p text:style-name="P1"/>
      <text:p text:style-name="P1">It is brown, that most typical color. The pupil is there, a dot. In a pure white surround. It swivels right to left, then top to bottom. </text:p>
      <text:p text:style-name="P1"/>
      <text:p text:style-name="P1">The iris, with its radial stroma, is brown. The pupil is large. Sclera like an egg. It turns right to left, then top to bottom. Then a pause, a backtracking. </text:p>
      <text:p text:style-name="P1"/>
      <text:p text:style-name="P1">That outer ring is black. The pupil is dark purple. The whole assemblage angles top to bottom, then left to right. </text:p>
      <text:p text:style-name="P1"/>
      <text:p text:style-name="P1">The iris is brown against the sun. The pupil is large. It foveates top to bottom, then left to right. Then a pause, a backtracking. </text:p>
      <text:p text:style-name="P1"/>
      <text:p text:style-name="P1">The iris, with its radial stroma, is brown. The pupil is prodigious. The white bloodshot. It swivels immediately top to bottom, then left to right. Then a pause, a backtracking. </text:p>
      <text:p text:style-name="P1"/>
      <text:p text:style-name="P1">It’s brown, as is so often the case. The pupil is there, a dot. In a pure white surround. All of it turns rapidly left to right, then top to bottom. Then a pause, a backtracking. </text:p>
      <text:p text:style-name="P1"/>
      <text:p text:style-name="P1">Like an amazingly regular flower, brown against the sun. The pupil is large. It turns left to right, then top to bottom. </text:p>
      <text:p text:style-name="P1"/>
      <text:p text:style-name="P1">The iris, with its radial stroma, is brown. The pupil is large. This orb pivots at once, top to bottom, then left to right. </text:p>
      <text:p text:style-name="P1"/>
      <text:p text:style-name="P1"><text:soft-page-break/>The iris is brown. The pupil is tiny. White around it veined with red. This orb foveates top to bottom, then left to right. Then a pause, a backtracking. </text:p>
      <text:p text:style-name="P1"/>
      <text:p text:style-name="P1">The iris is blue, though made up, as those familiar with matters ocular explain, of brown pigment. The pupil is there, a dot. All of it set in a sea of red. All of it moves top to bottom, then left to right. Now and then, a long hesitation, varied movement. </text:p>
      <text:p text:style-name="P1"/>
      <text:p text:style-name="P1">That outer ring is brown, as is so often the case. The pupil is there, a dot. The whole assemblage pivots top to bottom, then left to right. </text:p>
      <text:p text:style-name="P1"/>
      <text:p text:style-name="P1">It’s brown, that most typical color. The pupil is enlarged. It pivots top to bottom, then left to right. </text:p>
      <text:p text:style-name="P1"/>
      <text:p text:style-name="P1">It’s brown, as is so often the case. The pupil is unremarkable. It turns rapidly top to bottom, then left to right. </text:p>
      <text:p text:style-name="P1"/>
      <text:p text:style-name="P1">There around the pupil, brown. The pupil is unremarkable. White around it veined with red. It turns with a jitter top to bottom, then left to right. </text:p>
      <text:p text:style-name="P1"/>
      <text:p text:style-name="P1">It’s brown. The pupil is unremarkable. It foveates left to right, then top to bottom. Then a pause, a backtracking. </text:p>
      <text:p text:style-name="P1"/>
      <text:p text:style-name="P1">It’s black. The pupil is there, a dot. It foveates immediately top to bottom, then left to right. Now and then, a long hesitation, varied movement. </text:p>
      <text:p text:style-name="P1"/>
      <text:p text:style-name="P1"><text:soft-page-break/>Like an amazingly regular flower, brown, that most typical color. The pupil is highly constricted. Sclera like an egg. It foveates left to right, then top to bottom. Then a pause, a backtracking. </text:p>
      <text:p text:style-name="P1"/>
      <text:p text:style-name="P1">It is brown, that most typical color. The pupil is dead center. This angles left to right, then top to bottom. </text:p>
      <text:p text:style-name="P1"/>
      <text:p text:style-name="P1">It’s brown. The pupil is enlarged. It pivots left to right, then top to bottom. </text:p>
      <text:p text:style-name="P1"/>
      <text:p text:style-name="P1">It’s brown, that most typical color. The pupil is unremarkable. The white bloodshot. It turns with a jitter left to right, then top to bottom. </text:p>
      <text:p text:style-name="P1"/>
      <text:p text:style-name="P1">That outer ring is medium brown. The pupil is an absence, but looks like a black discus. All of it set in a sea of red. It foveates right to left, then top to bottom. Then a pause, a backtracking. </text:p>
      <text:p text:style-name="P1"/>
      <text:p text:style-name="P1">It’s brown. The pupil is unremarkable. White around it veined with red. It angles left to right, then top to bottom. A skip upwards, then back. </text:p>
      <text:p text:style-name="P1"/>
      <text:p text:style-name="P1">There around the pupil, hazel, with those characteristic hints of green, blue, gold, and brown. The pupil is unremarkable. The sclera shot with some red. It turns immediately right to left, then top to bottom. Then a pause, a backtracking. </text:p>
      <text:p text:style-name="P1"/>
      <text:p text:style-name="P1">That outer ring is blue as the sky. The pupil is there, a dot. It angles top to bottom, then left to right. </text:p>
      <text:p text:style-name="P1"/>
      <text:p text:style-name="P1"><text:soft-page-break/>The iris is medium brown. The pupil is unremarkable. All of it swivels rapidly left to right, then top to bottom. Then a pause, a backtracking. </text:p>
      <text:p text:style-name="P1"/>
      <text:p text:style-name="P1">It’s brown, that most typical color. The pupil is there, a dot. It angles at once, left to right, then top to bottom. </text:p>
      <text:p text:style-name="P1"/>
      <text:p text:style-name="P1">Brown. The pupil is immense. Sclera like an egg. It pivots with a jitter right to left, then top to bottom. </text:p>
      <text:p text:style-name="P1"/>
      <text:p text:style-name="P1">Brown like loam. The pupil is tiny. It pivots at once, top to bottom, then left to right. Then a pause, a backtracking. </text:p>
      <text:p text:style-name="P1"/>
      <text:p text:style-name="P1">It’s medium brown. The pupil is prodigious. Sclera like an egg. All of it foveates rapidly left to right, then top to bottom. </text:p>
      <text:p text:style-name="P1"/>
      <text:p text:style-name="P1">It’s brown. The pupil is tiny. In a pure white surround. It foveates at once, right to left, then top to bottom. </text:p>
      <text:p text:style-name="P1"/>
      <text:p text:style-name="P1">It’s brown, as is so often the case. The pupil is unremarkable. All of it set in a sea of red. It pivots left to right, then top to bottom. </text:p>
      <text:p text:style-name="P1"/>
      <text:p text:style-name="P1">The iris is brown. The pupil is immense. White around it veined with red. It swivels left to right, then top to bottom. </text:p>
      <text:p text:style-name="P1"/>
      <text:p text:style-name="P1">The iris is brown. The pupil is prodigious. All of it pivots at once, top to bottom, then left to right. Now and then, a long hesitation, varied movement. </text:p>
      <text:p text:style-name="P1"><text:soft-page-break/></text:p>
      <text:p text:style-name="P1">The iris, with its radial stroma, is brown, as is so often the case. The pupil is dead center. White around it veined with red. It swivels left to right, then top to bottom. </text:p>
      <text:p text:style-name="P1"/>
      <text:p text:style-name="P1">There around the pupil, blue as the sky. The pupil is tiny. This moves left to right, then top to bottom. </text:p>
      <text:p text:style-name="P1"/>
      <text:p text:style-name="P1">Brown, that most typical color. The pupil is large. All of it set in a sea of red. It pivots rapidly left to right, then top to bottom. Then a pause, a backtracking. </text:p>
      <text:p text:style-name="P1"/>
      <text:p text:style-name="P1">It’s brown. The pupil is unremarkable. All of it pivots left to right, then top to bottom. </text:p>
      <text:p text:style-name="P1"/>
      <text:p text:style-name="P1">There around the pupil, brown. The pupil is unremarkable. The white bloodshot. It moves top to bottom, then left to right. </text:p>
      <text:p text:style-name="P1"/>
      <text:p text:style-name="P1">It’s brown, that most typical color. The pupil is barely a dot. It moves at once, top to bottom, then left to right. Then a pause, a backtracking. </text:p>
      <text:p text:style-name="P1"/>
      <text:p text:style-name="P1">Like an amazingly regular flower, blue as the sky. The pupil is there, a dot. The white bloodshot. It turns rapidly left to right, then top to bottom. </text:p>
      <text:p text:style-name="P1"/>
      <text:p text:style-name="P1">Like an amazingly regular flower, brown, as is so often the case. The pupil is unremarkable. In a pure white surround. It swivels top to bottom, then left to right. </text:p>
      <text:p text:style-name="P1"/>
      <text:p text:style-name="P1">That outer ring is brown. The pupil is unremarkable. Sclera like an egg. This swivels with a jitter top to bottom, then left to right. </text:p>
      <text:p text:style-name="P1"><text:soft-page-break/></text:p>
      <text:p text:style-name="P1">It’s blue. The pupil is tiny. It turns top to bottom, then left to right. Then a pause, a backtracking. </text:p>
      <text:p text:style-name="P1"/>
      <text:p text:style-name="P1">It’s brown. The pupil is prodigious. All of it turns right to left, then top to bottom. Then a pause, a backtracking. </text:p>
      <text:p text:style-name="P1"/>
      <text:p text:style-name="P1">The iris, with its radial stroma, is brown. The pupil is a negative space. It foveates right to left, then top to bottom. </text:p>
      <text:p text:style-name="P1"/>
      <text:p text:style-name="P1">Brown against the sun. The pupil is there, a dot. Sclera like an egg. All of it pivots top to bottom, then left to right. Then a pause, a backtracking. </text:p>
      <text:p text:style-name="P1"/>
      <text:p text:style-name="P1">It’s amber. The pupil is prodigious. Sclera like an egg. It moves and lingers right to left, then top to bottom. A skip upwards, then back. </text:p>
      <text:p text:style-name="P1"/>
      <text:p text:style-name="P1">It is brown, as is so often the case. The pupil is large. The whole assemblage turns with a jitter right to left, then top to bottom. Then a pause, a backtracking. </text:p>
      <text:p text:style-name="P1"/>
      <text:p text:style-name="P1">The iris is medium brown. The pupil is there, a dot. This orb foveates top to bottom, then left to right. The movement continues toward each margin. </text:p>
      <text:p text:style-name="P1"/>
      <text:p text:style-name="P1">It’s brown. The pupil is unremarkable. The sclera shot with some red. It swivels left to right, then top to bottom. </text:p>
      <text:p text:style-name="P1"/>
      <text:p text:style-name="P1"><text:soft-page-break/>It is brown. The pupil is there, a dot. All of it set in a sea of red. It swivels with a jitter top to bottom, then left to right. </text:p>
      <text:p text:style-name="P1"/>
      <text:p text:style-name="P1">That outer ring is brown. The pupil is large. The sclera shot with some red. It swivels at once, top to bottom, then left to right. </text:p>
      <text:p text:style-name="P1"/>
      <text:p text:style-name="P1">The iris is blue as the sky. The pupil is immense. Sclera like an egg. It angles top to bottom, then left to right. Then a pause, a backtracking. </text:p>
      <text:p text:style-name="P1"/>
      <text:p text:style-name="P1">The iris is black, or as pedants will tell you, actually a very deep brown. The pupil is large. White around it veined with red. It foveates right to left, then top to bottom. </text:p>
      <text:p text:style-name="P1"/>
      <text:p text:style-name="P1">The iris, with its radial stroma, is blue. The pupil is surrounded by this color and texture. White around it veined with red. It swivels rapidly top to bottom, then left to right. </text:p>
      <text:p text:style-name="P1"/>
      <text:p text:style-name="P1">It’s brown. The pupil is there, a dot. The white bloodshot. This orb pivots left to right, then top to bottom. </text:p>
      <text:p text:style-name="P1"/>
      <text:p text:style-name="P1">It’s brown, as is so often the case. The pupil is unremarkable. White around it veined with red. It foveates top to bottom, then left to right. Then a pause, a backtracking. </text:p>
      <text:p text:style-name="P1"/>
      <text:p text:style-name="P1">Like an amazingly regular flower, brown, that most typical color. The pupil is tiny. It angles top to bottom, then left to right. Now and then, a long hesitation, varied movement. </text:p>
      <text:p text:style-name="P1"/>
      <text:p text:style-name="P1">There around the pupil, blue. The pupil is surrounded by this color and texture. All of it foveates top to bottom, then left to right. </text:p>
      <text:p text:style-name="P1"><text:soft-page-break/></text:p>
      <text:p text:style-name="P1">That outer ring is brown. The pupil is there, a dot. It turns left to right, then top to bottom. </text:p>
      <text:p text:style-name="P1"/>
      <text:p text:style-name="P1">It’s brown. The pupil is there, a dot. The white bloodshot. All of it foveates rapidly right to left, then top to bottom. Then a pause, a backtracking. </text:p>
      <text:p text:style-name="P1"/>
      <text:p text:style-name="P1">The iris is blue. The pupil is unremarkable. In a pure white surround. It turns top to bottom, then left to right. </text:p>
      <text:p text:style-name="P1"/>
      <text:p text:style-name="P1">It’s brown, that most typical color. The pupil is large. The white bloodshot. All of it pivots left to right, then top to bottom. </text:p>
      <text:p text:style-name="P1"/>
      <text:p text:style-name="P1">There around the pupil, brown. The pupil is enlarged. All of it set in a sea of red. It foveates immediately top to bottom, then left to right. Then a pause, a backtracking. </text:p>
      <text:p text:style-name="P1"/>
      <text:p text:style-name="P1">Brown. The pupil is tiny. In a pure white surround. This foveates top to bottom, then left to right. Then a pause, a backtracking. Now and then, a long hesitation, varied movement. </text:p>
      <text:p text:style-name="P1"/>
      <text:p text:style-name="P1">There around the pupil, brown, that most typical color. The pupil is unremarkable. All of it set in a sea of red. The whole assemblage pivots left to right, then top to bottom. Then a pause, a backtracking. </text:p>
      <text:p text:style-name="P1"/>
      <text:p text:style-name="P1">It’s brown. The pupil is there, a dot. The whole assemblage foveates immediately left to right, then top to bottom. Now and then, a long hesitation, varied movement. </text:p>
      <text:p text:style-name="P1"/>
      <text:p text:style-name="P1">It’s black. The pupil is large. This orb pivots right to left, then top to bottom. </text:p>
      <text:p text:style-name="P1"><text:soft-page-break/></text:p>
      <text:p text:style-name="P1">That outer ring is brown, as is so often the case. The pupil is large. It pivots rapidly left to right, then top to bottom. </text:p>
      <text:p text:style-name="P1"/>
      <text:p text:style-name="P1">It’s brown. The pupil is unremarkable. The white bloodshot. This foveates right to left, then top to bottom. </text:p>
      <text:p text:style-name="P1"/>
      <text:p text:style-name="P1">The iris, with its radial stroma, is gray. The pupil is prodigious. White around it veined with red. This turns with a jitter left to right, then top to bottom. Then a pause, a backtracking. </text:p>
      <text:p text:style-name="P1"/>
      <text:p text:style-name="P1">The iris is brown. The pupil is immense. The white bloodshot. It swivels rapidly top to bottom, then left to right. </text:p>
      <text:p text:style-name="P1"/>
      <text:p text:style-name="P1">It is brown, as is so often the case. The pupil is tiny. It foveates immediately top to bottom, then left to right. Then a pause, a backtracking. </text:p>
      <text:p text:style-name="P1"/>
      <text:p text:style-name="P1">It’s brown. The pupil is there, a dot. This orb turns top to bottom, then left to right. </text:p>
      <text:p text:style-name="P1"/>
      <text:p text:style-name="P1">Like an amazingly regular flower, blue. The pupil is there, a dot. The white bloodshot. It moves top to bottom, then left to right. </text:p>
      <text:p text:style-name="P1"/>
      <text:p text:style-name="P1">The iris is blue as clear sky. The pupil is large. The whole assemblage foveates left to right, then top to bottom. </text:p>
      <text:p text:style-name="P1"/>
      <text:p text:style-name="P1">The iris is brown. The pupil is large. Sclera like an egg. It foveates right to left, then top to bottom. </text:p>
      <text:p text:style-name="P1"><text:soft-page-break/></text:p>
      <text:p text:style-name="P1">It’s brown, that most typical color. The pupil is an absence, but looks like a black discus. The whole assemblage moves top to bottom, then left to right. </text:p>
      <text:p text:style-name="P1"/>
      <text:p text:style-name="P1">That outer ring is medium brown. The pupil is enlarged. It swivels top to bottom, then left to right. </text:p>
      <text:p text:style-name="P1"/>
      <text:p text:style-name="P1">Brown, that most typical color. The pupil is barely a dot. The sclera shot with some red. It swivels left to right, then top to bottom. </text:p>
      <text:p text:style-name="P1"/>
      <text:p text:style-name="P1">That outer ring is brown as the earth. The pupil is enlarged. The sclera shot with some red. It foveates top to bottom, then left to right. </text:p>
      <text:p text:style-name="P1"/>
      <text:p text:style-name="P1">There around the pupil, brown against the sun. The pupil is unremarkable. Sclera like an egg. This swivels right to left, then top to bottom. </text:p>
      <text:p text:style-name="P1"/>
      <text:p text:style-name="P1">The iris, with its radial stroma, is brown like loam. The pupil is large. All of it set in a sea of red. This orb turns left to right, then top to bottom. </text:p>
      <text:p text:style-name="P1"/>
      <text:p text:style-name="P1">Blue. The pupil is dark purple. It pivots rapidly right to left, then top to bottom. </text:p>
      <text:p text:style-name="P1"/>
      <text:p text:style-name="P1">Blue. The pupil is unremarkable. It pivots left to right, then top to bottom. </text:p>
      <text:p text:style-name="P1"/>
      <text:p text:style-name="P1">It is gray, hard as it is to distinguish this color from blue. The pupil is dark purple. The sclera shot with some red. This orb turns left to right, then top to bottom. Now and then, a long hesitation, varied movement. </text:p>
      <text:p text:style-name="P1"><text:soft-page-break/></text:p>
      <text:p text:style-name="P1">That outer ring is blue. The pupil is unremarkable. Sclera like an egg. All of it turns top to bottom, then left to right. Then a pause, a backtracking. </text:p>
      <text:p text:style-name="P1"/>
      <text:p text:style-name="P1">Like an amazingly regular flower, brown, that most typical hue. The pupil is dead center. In a pure white surround. This orb swivels right to left, then top to bottom. Then a pause, a backtracking. </text:p>
      <text:p text:style-name="P1"/>
      <text:p text:style-name="P1">That outer ring is brown like loam. The pupil is dead center. It swivels at once, right to left, then top to bottom. Then a pause, a backtracking. </text:p>
      <text:p text:style-name="P1"/>
      <text:p text:style-name="P1">The iris is brown as the earth. The pupil is tiny. All of it set in a sea of red. It foveates with a jitter top to bottom, then left to right. </text:p>
      <text:p text:style-name="P1"/>
      <text:p text:style-name="P1">It’s brown, as is so often the case. The pupil is highly constricted. This orb angles left to right, then top to bottom. </text:p>
      <text:p text:style-name="P1"/>
      <text:p text:style-name="P1">The iris is brown as the unforgiving earth. The pupil is there, a dot. The sclera shot with some red. It swivels rapidly left to right, then top to bottom. Then a pause, a backtracking. </text:p>
      <text:p text:style-name="P1"/>
      <text:p text:style-name="P1">The iris is brown, that most typical color. The pupil is unremarkable. It angles immediately top to bottom, then left to right. Then a pause, a backtracking. </text:p>
      <text:p text:style-name="P1"/>
      <text:p text:style-name="P1">It is brown. The pupil is large. It moves top to bottom, then left to right. </text:p>
      <text:p text:style-name="P1"/>
      <text:p text:style-name="P1"><text:soft-page-break/>There around the pupil, brown. The pupil is large. This swivels top to bottom, then left to right. </text:p>
      <text:p text:style-name="P1"/>
      <text:p text:style-name="P1">Like an amazingly regular flower, brown, as is so often the case. The pupil is unremarkable. In a pure white surround. All of it pivots at once, left to right, then top to bottom. </text:p>
      <text:p text:style-name="P1"/>
      <text:p text:style-name="P1">It’s brown as the unforgiving earth. The pupil is tiny. Sclera like an egg. It swivels with a jitter top to bottom, then left to right. Then a pause, a backtracking. </text:p>
      <text:p text:style-name="P1"/>
      <text:p text:style-name="P1">The iris, with its radial stroma, is gray. The pupil is immense. It moves rapidly right to left, then top to bottom. </text:p>
      <text:p text:style-name="P1"/>
      <text:p text:style-name="P1">It’s brown, as is so often the case. The pupil is there, a dot. It foveates immediately top to bottom, then left to right. Then a pause, a backtracking. </text:p>
      <text:p text:style-name="P1"/>
      <text:p text:style-name="P1">There around the pupil, brown. The pupil is unremarkable. This orb angles top to bottom, then left to right. </text:p>
      <text:p text:style-name="P1"/>
      <text:p text:style-name="P1">It’s brown. The pupil is large. Sclera like an egg. The whole assemblage turns with a jitter top to bottom, then left to right. </text:p>
      <text:p text:style-name="P1"/>
      <text:p text:style-name="P1">Like an amazingly regular flower, amber. The pupil is unremarkable. All of it turns at once, top to bottom, then left to right. Then a pause, a backtracking. </text:p>
      <text:p text:style-name="P1"/>
      <text:p text:style-name="P1">The iris, with its radial stroma, is medium brown. The pupil is an absence, but looks like a black discus. The white bloodshot. This orb angles right to left, then top to bottom. </text:p>
      <text:p text:style-name="P1"><text:soft-page-break/></text:p>
      <text:p text:style-name="P1">That outer ring is brown. The pupil is surrounded by this color and texture. It swivels immediately top to bottom, then left to right. </text:p>
      <text:p text:style-name="P1"/>
      <text:p text:style-name="P1">It is brown. The pupil is there, a dot. Sclera like an egg. This turns left to right, then top to bottom. </text:p>
      <text:p text:style-name="P1"/>
      <text:p text:style-name="P1">It’s brown, that most typical color. The pupil is barely a dot. The white bloodshot. This pivots top to bottom, then left to right. Now and then, a long hesitation, varied movement. </text:p>
      <text:p text:style-name="P1"/>
      <text:p text:style-name="P1">It’s brown like loam. The pupil is tiny. The whole assemblage swivels top to bottom, then left to right. </text:p>
      <text:p text:style-name="P1"/>
      <text:p text:style-name="P1">There around the pupil, brown. The pupil is tiny. It pivots with a jitter top to bottom, then left to right. </text:p>
      <text:p text:style-name="P1"/>
      <text:p text:style-name="P1">Like an amazingly regular flower, brown, as is so often the case. The pupil is unremarkable. All of it set in a sea of red. It angles rapidly top to bottom, then left to right. </text:p>
      <text:p text:style-name="P1"/>
      <text:p text:style-name="P1">There around the pupil, blue. The pupil is dark purple. It turns top to bottom, then left to right. Then a pause, a backtracking. </text:p>
      <text:p text:style-name="P1"/>
      <text:p text:style-name="P1">Like an amazingly regular flower, brown, as is so often the case. The pupil is unremarkable. Sclera like an egg. It pivots right to left, then top to bottom. Then a pause, a backtracking. </text:p>
      <text:p text:style-name="P1"/>
      <text:p text:style-name="P1"><text:soft-page-break/>Brown. The pupil is there, a dot. This orb turns immediately top to bottom, then left to right. Now and then, a long hesitation, varied movement. </text:p>
      <text:p text:style-name="P1"/>
      <text:p text:style-name="P1">That outer ring is blue. The pupil is there, a dot. The white bloodshot. It pivots rapidly top to bottom, then left to right. Then a pause, a backtracking. </text:p>
      <text:p text:style-name="P1"/>
      <text:p text:style-name="P1">The iris, with its radial stroma, is brown. The pupil is unremarkable. It moves rapidly top to bottom, then left to right. </text:p>
      <text:p text:style-name="P1"/>
      <text:p text:style-name="P1">Brown, that most typical color. The pupil is dead center. Sclera like an egg. It angles rapidly left to right, then top to bottom. </text:p>
      <text:p text:style-name="P1"/>
      <text:p text:style-name="P1">It’s blue. The pupil is large. It angles left to right, then top to bottom. </text:p>
      <text:p text:style-name="P1"/>
      <text:p text:style-name="P1">It’s hazel. The pupil is surrounded by this color and texture. Sclera like an egg. This swivels immediately top to bottom, then left to right. Then a pause, a backtracking. </text:p>
      <text:p text:style-name="P1"/>
      <text:p text:style-name="P1">It’s brown. The pupil is unremarkable. This orb moves left to right, then top to bottom. </text:p>
      <text:p text:style-name="P1"/>
      <text:p text:style-name="P1">It’s brown. The pupil is dead center. It swivels top to bottom, then left to right. Now and then, a long hesitation, varied movement. </text:p>
      <text:p text:style-name="P1"/>
      <text:p text:style-name="P1">The iris, with its radial stroma, is brown. The pupil is tiny. The white bloodshot. It moves top to bottom, then left to right. </text:p>
      <text:p text:style-name="P1"/>
      <text:p text:style-name="P1"><text:soft-page-break/>That outer ring is blue as the sky. The pupil is dead center. The white bloodshot. It angles right to left, then top to bottom. </text:p>
      <text:p text:style-name="P1"/>
      <text:p text:style-name="P1">It’s medium brown. The pupil is unremarkable. It moves with a jitter top to bottom, then left to right. </text:p>
      <text:p text:style-name="P1"/>
      <text:p text:style-name="P1">That outer ring is gray. The pupil is tiny. It swivels top to bottom, then left to right. </text:p>
      <text:p text:style-name="P1"/>
      <text:p text:style-name="P1">The iris is brown. The pupil is tiny. It swivels rapidly right to left, then top to bottom. </text:p>
      <text:p text:style-name="P1"/>
      <text:p text:style-name="P1">There around the pupil, brown, that most typical color. The pupil is surrounded by this color and texture. It swivels left to right, then top to bottom. Then a pause, a backtracking. </text:p>
      <text:p text:style-name="P1"/>
      <text:p text:style-name="P1">It is medium brown. The pupil is large. It moves left to right, then top to bottom. </text:p>
      <text:p text:style-name="P1"/>
      <text:p text:style-name="P1">Like an amazingly regular flower, brown, as is so often the case. The pupil is there, a dot. White around it veined with red. It pivots with a jitter top to bottom, then left to right. </text:p>
      <text:p text:style-name="P1"/>
      <text:p text:style-name="P1">Like an amazingly regular flower, black. The pupil is unremarkable. The white bloodshot. It swivels right to left, then top to bottom. Then a pause, a backtracking. </text:p>
      <text:p text:style-name="P1"/>
      <text:p text:style-name="P1">Like an amazingly regular flower, brown. The pupil is there, a dot. It swivels top to bottom, then left to right. </text:p>
      <text:p text:style-name="P1"/>
      <text:p text:style-name="P1">It’s black. The pupil is there, a dot. It swivels with a jitter top to bottom, then left to right. </text:p>
      <text:p text:style-name="P1"/>
      <text:p text:style-name="P1"><text:soft-page-break/>It is brown. The pupil is dark purple. This orb pivots right to left, then top to bottom. </text:p>
      <text:p text:style-name="P1"/>
      <text:p text:style-name="P1">Like an amazingly regular flower, brown. The pupil is there, a dot. White around it veined with red. It moves left to right, then top to bottom. </text:p>
      <text:p text:style-name="P1"/>
      <text:p text:style-name="P1">The iris is brown. The pupil is a negative space. Sclera like an egg. It foveates right to left, then top to bottom. </text:p>
      <text:p text:style-name="P1"/>
      <text:p text:style-name="P1">Like an amazingly regular flower, brown as the earth. The pupil is unremarkable. It pivots left to right, then top to bottom. </text:p>
      <text:p text:style-name="P1"/>
      <text:p text:style-name="P1">It is brown like loam. The pupil is large. All of it angles at once, left to right, then top to bottom. </text:p>
      <text:p text:style-name="P1"/>
      <text:p text:style-name="P1">It’s gray, hard as it is to distinguish this color from blue. The pupil is a negative space. White around it veined with red. The whole assemblage moves top to bottom, then left to right. A skip upwards, then back. </text:p>
      <text:p text:style-name="P1"/>
      <text:p text:style-name="P1">Black. The pupil is large. Sclera like an egg. All of it swivels rapidly left to right, then top to bottom. Then a pause, a backtracking. </text:p>
      <text:p text:style-name="P1"/>
      <text:p text:style-name="P1">It’s brown. The pupil is unremarkable. Sclera like an egg. This foveates top to bottom, then left to right. Then a pause, a backtracking. Now and then, a long hesitation, varied movement. </text:p>
      <text:p text:style-name="P1"/>
      <text:p text:style-name="P1"><text:soft-page-break/>That outer ring is brown, as is so often the case. The pupil is large. Sclera like an egg. It turns top to bottom, then left to right. </text:p>
      <text:p text:style-name="P1"/>
      <text:p text:style-name="P1">It’s brown against the sun. The pupil is unremarkable. Sclera like an egg. It pivots top to bottom, then left to right. Now and then, a long hesitation, varied movement. </text:p>
      <text:p text:style-name="P1"/>
      <text:p text:style-name="P1">It’s brown. The pupil is prodigious. It moves top to bottom, then left to right. </text:p>
      <text:p text:style-name="P1"/>
      <text:p text:style-name="P1">It’s brown. The pupil is tiny. White around it veined with red. It angles left to right, then top to bottom. </text:p>
      <text:p text:style-name="P1"/>
      <text:p text:style-name="P1">There around the pupil, brown, that most typical color. The pupil is a negative space. All of it set in a sea of red. This pivots with a jitter left to right, then top to bottom. Then a pause, a backtracking. </text:p>
      <text:p text:style-name="P1"/>
      <text:p text:style-name="P1">It’s medium brown. The pupil is large. Sclera like an egg. It angles with a jitter right to left, then top to bottom. </text:p>
      <text:p text:style-name="P1"/>
      <text:p text:style-name="P1">The iris, with its radial stroma, is brown like loam. The pupil is tiny. It moves with a jitter top to bottom, then left to right. </text:p>
      <text:p text:style-name="P1"/>
      <text:p text:style-name="P1">That outer ring is brown. The pupil is tiny. White around it veined with red. It pivots left to right, then top to bottom. </text:p>
      <text:p text:style-name="P1"/>
      <text:p text:style-name="P1">It’s brown. The pupil is there, a dot. It foveates top to bottom, then left to right. Then a pause, a backtracking. </text:p>
      <text:p text:style-name="P1"><text:soft-page-break/></text:p>
      <text:p text:style-name="P1">The iris is brown, as is so often the case. The pupil is unremarkable. In a pure white surround. It angles top to bottom, then left to right. Then a pause, a backtracking. </text:p>
      <text:p text:style-name="P1"/>
      <text:p text:style-name="P1">It’s brown. The pupil is tiny. The white bloodshot. It foveates with a jitter top to bottom, then left to right. Then a pause, a backtracking. </text:p>
      <text:p text:style-name="P1"/>
      <text:p text:style-name="P1">It’s brown, that most typical color. The pupil is highly constricted. White around it veined with red. It foveates bit by bit top to bottom, then left to right. The progression is in a regular shape. </text:p>
      <text:p text:style-name="P1"/>
      <text:p text:style-name="P1">It is brown, as is so often the case. The pupil is highly constricted. It angles rapidly top to bottom, then left to right. </text:p>
      <text:p text:style-name="P1"/>
      <text:p text:style-name="P1">It’s brown. The pupil is enlarged. This orb foveates top to bottom, then left to right. Then a pause, a backtracking. </text:p>
      <text:p text:style-name="P1"/>
      <text:p text:style-name="P1">It’s brown. The pupil is unremarkable. It pivots top to bottom, then left to right. </text:p>
      <text:p text:style-name="P1"/>
      <text:p text:style-name="P1">Like an amazingly regular flower, brown. The pupil is dark purple. This orb foveates left to right, then top to bottom. </text:p>
      <text:p text:style-name="P1"/>
      <text:p text:style-name="P1">The iris, with its radial stroma, is brown. The pupil is tiny. In a pure white surround. It angles top to bottom, then left to right. Then a pause, a backtracking. </text:p>
      <text:p text:style-name="P1"/>
      <text:p text:style-name="P1"><text:soft-page-break/>That outer ring is brown. The pupil is prodigious. The sclera shot with some red. It swivels top to bottom, then left to right. </text:p>
      <text:p text:style-name="P1"/>
      <text:p text:style-name="P1">It’s medium brown. The pupil is large. In a pure white surround. This moves with a jitter right to left, then top to bottom. </text:p>
      <text:p text:style-name="P1"/>
      <text:p text:style-name="P1">It’s brown. The pupil is tiny. Sclera like an egg. It foveates top to bottom, then left to right. </text:p>
      <text:p text:style-name="P1"/>
      <text:p text:style-name="P1">There around the pupil, brown like loam. The pupil is immense. It swivels at once, top to bottom, then left to right. Then a pause, a backtracking. </text:p>
      <text:p text:style-name="P1"/>
      <text:p text:style-name="P1">The iris is brown. The pupil is tiny. All of it angles top to bottom, then left to right. Then a pause, a backtracking. </text:p>
      <text:p text:style-name="P1"/>
      <text:p text:style-name="P1">It is blue as clear sky. The pupil is unremarkable. All of it set in a sea of red. It moves rapidly right to left, then top to bottom. </text:p>
      <text:p text:style-name="P1"/>
      <text:p text:style-name="P1">Like an amazingly regular flower, black. The pupil is tiny. The sclera shot with some red. It turns at once, top to bottom, then left to right. </text:p>
      <text:p text:style-name="P1"/>
      <text:p text:style-name="P1">That outer ring is black. The pupil is tiny. This orb pivots top to bottom, then left to right. </text:p>
      <text:p text:style-name="P1"/>
      <text:p text:style-name="P1">The iris is brown. The pupil is dead center. The white bloodshot. It moves left to right, then top to bottom. </text:p>
      <text:p text:style-name="P1"/>
      <text:p text:style-name="P1"><text:soft-page-break/>The iris is brown, as is so often the case. The pupil is highly constricted. It pivots immediately left to right, then top to bottom. </text:p>
      <text:p text:style-name="P1"/>
      <text:p text:style-name="P1">Brown against the sun. The pupil is tiny. The sclera shot with some red. All of it swivels top to bottom, then left to right. Then a pause, a backtracking. </text:p>
      <text:p text:style-name="P1"/>
      <text:p text:style-name="P1">It’s brown. The pupil is large. In a pure white surround. It swivels left to right, then top to bottom. The movement continues in all directions again, and slow. </text:p>
      <text:p text:style-name="P1"/>
      <text:p text:style-name="P1">It is brown like loam. The pupil is unremarkable. The sclera shot with some red. This orb skips at first top to bottom, then left to right. The movement continues almost in a spiral. </text:p>
      <text:p text:style-name="P1"/>
      <text:p text:style-name="P1">It’s brown, that most typical color. The pupil is unremarkable. All of it set in a sea of red. All of it angles right to left, then top to bottom. </text:p>
      <text:p text:style-name="P1"/>
      <text:p text:style-name="P1">Like an amazingly regular flower, blue. The pupil is there, a dot. It moves left to right, then top to bottom. Then a pause, a backtracking. Now and then, a long hesitation, varied movement. </text:p>
      <text:p text:style-name="P1"/>
      <text:p text:style-name="P1">It’s brown, as is so often the case. The pupil is enlarged. All of it set in a sea of red. It swivels top to bottom, then left to right. Then a pause, a backtracking. </text:p>
      <text:p text:style-name="P1"/>
      <text:p text:style-name="P1">It’s brown, as is so often the case. The pupil is tiny. It pivots top to bottom, then left to right. </text:p>
      <text:p text:style-name="P1"/>
      <text:p text:style-name="P1">The iris is brown like loam. The pupil is tiny. In a pure white surround. All of it turns with a jitter left to right, then top to bottom. </text:p>
      <text:p text:style-name="P1"><text:soft-page-break/></text:p>
      <text:p text:style-name="P1">Like an amazingly regular flower, black. The pupil is tiny. The whole assemblage turns at once, left to right, then top to bottom. Then a pause, a backtracking. </text:p>
      <text:p text:style-name="P1"/>
      <text:p text:style-name="P1">It’s brown. The pupil is highly constricted. The whole assemblage moves top to bottom, then left to right. Then a pause, a backtracking. </text:p>
      <text:p text:style-name="P1"/>
      <text:p text:style-name="P1">The iris, with its radial stroma, is green. The pupil is an absence, but looks like a black discus. White around it veined with red. All of it foveates top to bottom, then left to right. Now and then, a long hesitation, varied movement. </text:p>
      <text:p text:style-name="P1"/>
      <text:p text:style-name="P1">The iris, with its radial stroma, is brown like loam. The pupil is large. This angles top to bottom, then left to right. </text:p>
      <text:p text:style-name="P1"/>
      <text:p text:style-name="P1">The iris, with its radial stroma, is brown as the earth. The pupil is large. White around it veined with red. The whole assemblage turns top to bottom, then left to right. </text:p>
      <text:p text:style-name="P1"/>
      <text:p text:style-name="P1">Brown. The pupil is tiny. Sclera like an egg. It turns top to bottom, then left to right. Then, the motion is toward each margin. </text:p>
      <text:p text:style-name="P1"/>
      <text:p text:style-name="P1">Blue, though made up, as those familiar with matters ocular explain, of brown pigment. The pupil is there, a dot. It foveates left to right, then top to bottom. </text:p>
      <text:p text:style-name="P1"/>
      <text:p text:style-name="P1">Brown, that most typical color. The pupil is enlarged. It turns top to bottom, then left to right. </text:p>
      <text:p text:style-name="P1"/>
      <text:p text:style-name="P1"><text:soft-page-break/>Like an amazingly regular flower, brown. The pupil is dead center. Sclera like an egg. It angles immediately top to bottom, then left to right. </text:p>
      <text:p text:style-name="P1"/>
      <text:p text:style-name="P1">That outer ring is brown. The pupil is enlarged. It moves with a jitter right to left, then top to bottom. </text:p>
      <text:p text:style-name="P1"/>
      <text:p text:style-name="P1">Brown. The pupil is unremarkable. White around it veined with red. All of it angles at once, top to bottom, then left to right. Then a pause, a backtracking. </text:p>
      <text:p text:style-name="P1"/>
      <text:p text:style-name="P1">That outer ring is brown. The pupil is a negative space. All of it swivels left to right, then top to bottom. </text:p>
      <text:p text:style-name="P1"/>
      <text:p text:style-name="P1">It’s brown like loam. The pupil is large. It pivots immediately left to right, then top to bottom. Now and then, a long hesitation, varied movement. </text:p>
      <text:p text:style-name="P1"/>
      <text:p text:style-name="P1">The iris, with its radial stroma, is medium brown. The pupil is there, a dot. In a pure white surround. It swivels right in the middle, then outwards from there. Then, the motion is toward each margin. </text:p>
      <text:p text:style-name="P1"/>
      <text:p text:style-name="P1">It is brown. The pupil is large. This orb turns left to right, then top to bottom. Then a pause, a backtracking. </text:p>
      <text:p text:style-name="P1"/>
      <text:p text:style-name="P1">It is black. The pupil is highly constricted. In a pure white surround. All of it turns top to bottom, then left to right. </text:p>
      <text:p text:style-name="P1"/>
      <text:p text:style-name="P1">It’s brown. The pupil is enlarged. It swivels immediately left to right, then top to bottom. </text:p>
      <text:p text:style-name="P1"><text:soft-page-break/></text:p>
      <text:p text:style-name="P1">There around the pupil, green. The pupil is there, a dot. Sclera like an egg. It pivots with a jitter top to bottom, then left to right. </text:p>
      <text:p text:style-name="P1"/>
      <text:p text:style-name="P1">It’s brown. The pupil is highly constricted. It angles meditatively left to right, then top to bottom. </text:p>
      <text:p text:style-name="P1"/>
      <text:p text:style-name="P1">It’s brown. The pupil is enlarged. All of it set in a sea of red. This pivots left to right, then top to bottom. </text:p>
      <text:p text:style-name="P1"/>
      <text:p text:style-name="P1">The iris is brown, that most typical color. The pupil is tiny. All of it set in a sea of red. It moves right to left, then top to bottom. Now and then, a long hesitation, varied movement. </text:p>
      <text:p text:style-name="P1"/>
      <text:p text:style-name="P1">Blue. The pupil is tiny. It moves top to bottom, then left to right. </text:p>
      <text:p text:style-name="P1"/>
      <text:p text:style-name="P1">Like an amazingly regular flower, brown, that most typical color. The pupil is a negative space. The white bloodshot. This moves top to bottom, then left to right. Then a pause, a backtracking. Now and then, a long hesitation, varied movement. </text:p>
      <text:p text:style-name="P1"/>
      <text:p text:style-name="P1">That outer ring is brown like loam. The pupil is an absence, but looks like a black discus. In a pure white surround. This angles with a jitter left to right, then top to bottom. </text:p>
      <text:p text:style-name="P1"/>
      <text:p text:style-name="P1">Like an amazingly regular flower, brown. The pupil is surrounded by this color and texture. The sclera shot with some red. The whole assemblage pivots top to bottom, then left to right. </text:p>
      <text:p text:style-name="P1"/>
      <text:p text:style-name="P1"><text:soft-page-break/>That outer ring is gray. The pupil is unremarkable. The white bloodshot. It turns right to left, then top to bottom. </text:p>
      <text:p text:style-name="P1"/>
      <text:p text:style-name="P1">It is brown. The pupil is there, a dot. All of it set in a sea of red. It angles left to right, then top to bottom. </text:p>
      <text:p text:style-name="P1"/>
      <text:p text:style-name="P1">Like an amazingly regular flower, brown against the sun. The pupil is immense. It pivots right to left, then top to bottom. </text:p>
      <text:p text:style-name="P1"/>
      <text:p text:style-name="P1">There around the pupil, brown. The pupil is tiny. The white bloodshot. It foveates rapidly left to right, then top to bottom. </text:p>
      <text:p text:style-name="P1"/>
      <text:p text:style-name="P1">It’s brown. The pupil is highly constricted. All of it set in a sea of red. It pivots top to bottom, then left to right. </text:p>
      <text:p text:style-name="P1"/>
      <text:p text:style-name="P1">It’s black. The pupil is dead center. It swivels rapidly left to right, then top to bottom. Then a pause, a backtracking. </text:p>
      <text:p text:style-name="P1"/>
      <text:p text:style-name="P1">The iris, with its radial stroma, is brown. The pupil is dead center. White around it veined with red. It swivels top to bottom, then left to right. Then a pause, a backtracking. </text:p>
      <text:p text:style-name="P1"/>
      <text:p text:style-name="P1">Like an amazingly regular flower, brown, that most typical color. The pupil is there, a dot. The sclera shot with some red. It angles right to left, then top to bottom. </text:p>
      <text:p text:style-name="P1"/>
      <text:p text:style-name="P1">The iris is brown, as is so often the case. The pupil is enlarged. In a pure white surround. It moves rapidly right to left, then top to bottom. </text:p>
      <text:p text:style-name="P1"><text:soft-page-break/></text:p>
      <text:p text:style-name="P1">The iris is brown. The pupil is tiny. This orb pivots right to left, then top to bottom. Then a pause, a backtracking. </text:p>
      <text:p text:style-name="P1"/>
      <text:p text:style-name="P1">Brown. The pupil is there, a dot. Sclera like an egg. It foveates left to right, then top to bottom. Then a pause, a backtracking. </text:p>
      <text:p text:style-name="P1"/>
      <text:p text:style-name="P1">There around the pupil, brown, as is so often the case. The pupil is tiny. It turns at once, top to bottom, then left to right. </text:p>
      <text:p text:style-name="P1"/>
      <text:p text:style-name="P1">It is brown against the sun. The pupil is tiny. The sclera shot with some red. This pivots with a jitter top to bottom, then left to right. </text:p>
      <text:p text:style-name="P1"/>
      <text:p text:style-name="P1">The iris is brown like loam. The pupil is there, a dot. It swivels immediately top to bottom, then left to right. Then a pause, a backtracking. </text:p>
      <text:p text:style-name="P1"/>
      <text:p text:style-name="P1">That outer ring is medium brown. The pupil is tiny. The sclera shot with some red. All of it turns immediately top to bottom, then left to right. Now and then, a long hesitation, varied movement. </text:p>
      <text:p text:style-name="P1"/>
      <text:p text:style-name="P1">It’s brown. The pupil is tiny. It foveates top to bottom, then left to right. </text:p>
      <text:p text:style-name="P1"/>
      <text:p text:style-name="P1">The iris is brown. The pupil is surrounded by this color and texture. It pivots left to right, then top to bottom. </text:p>
      <text:p text:style-name="P1"/>
      <text:p text:style-name="P1">It’s gray. The pupil is unremarkable. It moves rapidly top to bottom, then left to right. </text:p>
      <text:p text:style-name="P1"><text:soft-page-break/></text:p>
      <text:p text:style-name="P1">Brown, as is so often the case. The pupil is barely a dot. It foveates with a jitter left to right, then top to bottom. </text:p>
      <text:p text:style-name="P1"/>
      <text:p text:style-name="P1">That outer ring is brown, as is so often the case. The pupil is an absence, but looks like a black discus. All of it set in a sea of red. It pivots with a jitter top to bottom, then left to right. </text:p>
      <text:p text:style-name="P1"/>
      <text:p text:style-name="P1">That outer ring is brown, as is so often the case. The pupil is tiny. It moves immediately top to bottom, then left to right. </text:p>
      <text:p text:style-name="P1"/>
      <text:p text:style-name="P1">It is brown. The pupil is surrounded by this color and texture. The whole assemblage turns top to bottom, then left to right. </text:p>
      <text:p text:style-name="P1"/>
      <text:p text:style-name="P1">The iris is brown. The pupil is surrounded by this color and texture. The whole assemblage foveates left to right, then top to bottom. Then a pause, a backtracking. Now and then, a long hesitation, varied movement. </text:p>
      <text:p text:style-name="P1"/>
      <text:p text:style-name="P1">The iris is brown like loam. The pupil is barely a dot. This orb angles top to bottom, then left to right. </text:p>
      <text:p text:style-name="P1"/>
      <text:p text:style-name="P1">It is gray. The pupil is there, a dot. It angles top to bottom, then left to right. </text:p>
      <text:p text:style-name="P1"/>
      <text:p text:style-name="P1">It’s brown, as is so often the case. The pupil is barely a dot. In a pure white surround. It swivels at once, top to bottom, then left to right. </text:p>
      <text:p text:style-name="P1"/>
      <text:p text:style-name="P1"><text:soft-page-break/>Brown. The pupil is unremarkable. This orb angles at once, left to right, then top to bottom. Then a pause, a backtracking. </text:p>
      <text:p text:style-name="P1"/>
      <text:p text:style-name="P1">It’s brown, as is so often the case. The pupil is an absence, but looks like a black discus. The sclera shot with some red. It turns immediately top to bottom, then left to right. Then a pause, a backtracking. </text:p>
      <text:p text:style-name="P1"/>
      <text:p text:style-name="P1">It’s brown. The pupil is unremarkable. It pivots rapidly left to right, then top to bottom. Then a pause, a backtracking. Now and then, a long hesitation, varied movement. </text:p>
      <text:p text:style-name="P1"/>
      <text:p text:style-name="P1">The iris, with its radial stroma, is black. The pupil is tiny. It foveates top to bottom, then left to right. </text:p>
      <text:p text:style-name="P1"/>
      <text:p text:style-name="P1">It’s brown. The pupil is large. It turns with a jitter left to right, then top to bottom. Now and then, a long hesitation, varied movement. </text:p>
      <text:p text:style-name="P1"/>
      <text:p text:style-name="P1">Like an amazingly regular flower, medium brown, or, one might say, chestnut. The pupil is an absence, but looks like a black discus. It swivels top to bottom, then left to right. Then a pause, a backtracking. </text:p>
      <text:p text:style-name="P1"/>
      <text:p text:style-name="P1">The iris, with its radial stroma, is blue as clear sky. The pupil is immense. This angles top to bottom, then left to right. </text:p>
      <text:p text:style-name="P1"/>
      <text:p text:style-name="P1">Like an amazingly regular flower, brown, as is so often the case. The pupil is tiny. Sclera like an egg. The whole assemblage swivels and lingers top to bottom, then left to right. A skip upwards, then back. </text:p>
      <text:p text:style-name="P1"><text:soft-page-break/></text:p>
      <text:p text:style-name="P1">The iris, with its radial stroma, is brown against the sun. The pupil is there, a dot. The white bloodshot. It foveates right to left, then top to bottom. </text:p>
      <text:p text:style-name="P1"/>
      <text:p text:style-name="P1">Brown like loam. The pupil is there, a dot. It angles top to bottom, then left to right. Then a pause, a backtracking. </text:p>
      <text:p text:style-name="P1"/>
      <text:p text:style-name="P1">It is brown. The pupil is unremarkable. The sclera shot with some red. All of it moves top to bottom, then left to right. </text:p>
      <text:p text:style-name="P1"/>
      <text:p text:style-name="P1">It is brown. The pupil is enlarged. Sclera like an egg. It foveates top to bottom, then left to right. Then a pause, a backtracking. </text:p>
      <text:p text:style-name="P1"/>
      <text:p text:style-name="P1">There around the pupil, brown. The pupil is enlarged. All of it swivels immediately left to right, then top to bottom. Then a pause, a backtracking. </text:p>
      <text:p text:style-name="P1"/>
      <text:p text:style-name="P1">That outer ring is hazel. The pupil is highly constricted. It turns top to bottom, then left to right. </text:p>
      <text:p text:style-name="P1"/>
      <text:p text:style-name="P1">Brown, that most typical color. The pupil is dead center. The sclera shot with some red. It turns immediately left to right, then top to bottom. </text:p>
      <text:p text:style-name="P1"/>
      <text:p text:style-name="P1">That outer ring is brown like loam. The pupil is there, a dot. Sclera like an egg. It foveates left to right, then top to bottom. </text:p>
      <text:p text:style-name="P1"/>
      <text:p text:style-name="P1"><text:soft-page-break/>Like an amazingly regular flower, green. The pupil is dark purple. In a pure white surround. All of it angles left to right, then top to bottom. </text:p>
      <text:p text:style-name="P1"/>
      <text:p text:style-name="P1">It’s brown. The pupil is enlarged. White around it veined with red. It foveates top to bottom, then left to right. </text:p>
      <text:p text:style-name="P1"/>
      <text:p text:style-name="P1">Like an amazingly regular flower, brown, that most typical hue. The pupil is tiny. It swivels top to bottom, then left to right. Then a pause, a backtracking. </text:p>
      <text:p text:style-name="P1"/>
      <text:p text:style-name="P1">The iris, with its radial stroma, is brown, as is so often the case. The pupil is unremarkable. White around it veined with red. It swivels top to bottom, then left to right. </text:p>
      <text:p text:style-name="P1"/>
      <text:p text:style-name="P1">It is brown. The pupil is a negative space. It turns top to bottom, then left to right. Then a pause, a backtracking. </text:p>
      <text:p text:style-name="P1"/>
      <text:p text:style-name="P1">Blue. The pupil is enlarged. All of it set in a sea of red. The whole assemblage turns left to right, then top to bottom. </text:p>
      <text:p text:style-name="P1"/>
      <text:p text:style-name="P1">It’s brown as the earth. The pupil is a negative space. The white bloodshot. All of it moves top to bottom, then left to right. </text:p>
      <text:p text:style-name="P1"/>
      <text:p text:style-name="P1">It is brown. The pupil is highly constricted. All of it set in a sea of red. It swivels immediately top to bottom, then left to right. </text:p>
      <text:p text:style-name="P1"/>
      <text:p text:style-name="P1">It’s blue as the sky. The pupil is immense. All of it angles at once, left to right, then top to bottom. Then a pause, a backtracking. </text:p>
      <text:p text:style-name="P1"><text:soft-page-break/></text:p>
      <text:p text:style-name="P1">It’s brown, as is so often the case. The pupil is tiny. Sclera like an egg. It swivels right to left, then top to bottom. Then a pause, a backtracking. </text:p>
      <text:p text:style-name="P1"/>
      <text:p text:style-name="P1">Like an amazingly regular flower, brown as the earth. The pupil is unremarkable. All of it set in a sea of red. It angles left to right, then top to bottom. Now and then, a long hesitation, varied movement. </text:p>
      <text:p text:style-name="P1"/>
      <text:p text:style-name="P1">It’s brown. The pupil is unremarkable. White around it veined with red. This pivots left to right, then top to bottom. A skip upwards, then back. </text:p>
      <text:p text:style-name="P1"/>
      <text:p text:style-name="P1">There around the pupil, black. The pupil is enlarged. White around it veined with red. All of it turns left to right, then top to bottom. </text:p>
      <text:p text:style-name="P1"/>
      <text:p text:style-name="P1">The iris, with its radial stroma, is brown as the unforgiving earth. The pupil is enlarged. Sclera like an egg. All of it foveates right to left, then top to bottom. </text:p>
      <text:p text:style-name="P1"/>
      <text:p text:style-name="P1">It’s brown, as is so often the case. The pupil is large. All of it set in a sea of red. It swivels top to bottom, then left to right. </text:p>
      <text:p text:style-name="P1"/>
      <text:p text:style-name="P1">The iris is brown, that most typical color. The pupil is there, a dot. In a pure white surround. This pivots left to right, then top to bottom. Then a pause, a backtracking. </text:p>
      <text:p text:style-name="P1"/>
      <text:p text:style-name="P1">It’s brown, that most typical color. The pupil is immense. It swivels rapidly top to bottom, then left to right. </text:p>
      <text:p text:style-name="P1"/>
      <text:p text:style-name="P1"><text:soft-page-break/>It’s brown, that most typical color. The pupil is large. The white bloodshot. All of it turns top to bottom, then left to right. </text:p>
      <text:p text:style-name="P1"/>
      <text:p text:style-name="P1">It’s hazel, containing green, blue, gold, and brown. The pupil is tiny. In a pure white surround. It pivots rapidly top to bottom, then left to right. Then a pause, a backtracking. Now and then, a long hesitation, varied movement. </text:p>
      <text:p text:style-name="P1"/>
      <text:p text:style-name="P1">The iris is brown, that most typical color. The pupil is there, a dot. The white bloodshot. It turns rapidly left to right, then top to bottom. Then a pause, a backtracking. </text:p>
      <text:p text:style-name="P1"/>
      <text:p text:style-name="P1">The iris, with its radial stroma, is brown, as is so often the case. The pupil is dark purple. This orb moves at once, top to bottom, then left to right. </text:p>
      <text:p text:style-name="P1"/>
      <text:p text:style-name="P1">The iris, with its radial stroma, is brown, that most typical hue. The pupil is large. All of it moves top to bottom, then left to right. </text:p>
      <text:p text:style-name="P1"/>
      <text:p text:style-name="P1">The iris, with its radial stroma, is brown. The pupil is tiny. All of it set in a sea of red. The whole assemblage foveates top to bottom, then left to right. </text:p>
      <text:p text:style-name="P1"/>
      <text:p text:style-name="P1">There around the pupil, brown. The pupil is large. The whole assemblage pivots right to left, then top to bottom. Then a pause, a backtracking. </text:p>
      <text:p text:style-name="P1"/>
      <text:p text:style-name="P1">Brown. The pupil is an absence, but looks like a black discus. It swivels top to bottom, then left to right. Then a pause, a backtracking. </text:p>
      <text:p text:style-name="P1"/>
      <text:p text:style-name="P1"><text:soft-page-break/>It’s brown like loam. The pupil is an absence, but looks like a black discus. All of it set in a sea of red. This turns bit by bit left to right, then top to bottom. A skip upwards, then back. </text:p>
      <text:p text:style-name="P1"/>
      <text:p text:style-name="P1">Like an amazingly regular flower, brown, as is so often the case. The pupil is large. The whole assemblage turns rapidly right to left, then top to bottom. </text:p>
      <text:p text:style-name="P1"/>
      <text:p text:style-name="P1">It is brown. The pupil is tiny. White around it veined with red. It foveates right to left, then top to bottom. </text:p>
      <text:p text:style-name="P1"/>
      <text:p text:style-name="P1">It’s brown, that most typical color. The pupil is barely a dot. The whole assemblage pivots left to right, then top to bottom. </text:p>
      <text:p text:style-name="P1"/>
      <text:p text:style-name="P1">There around the pupil, brown, as is so often the case. The pupil is dead center. All of it set in a sea of red. This orb moves top to bottom, then left to right. </text:p>
      <text:p text:style-name="P1"/>
      <text:p text:style-name="P1">That outer ring is hazel. The pupil is prodigious. It angles left to right, then top to bottom. Then a pause, a backtracking. </text:p>
      <text:p text:style-name="P1"/>
      <text:p text:style-name="P1">The iris, with its radial stroma, is brown. The pupil is dark purple. White around it veined with red. It angles right to left, then top to bottom. </text:p>
      <text:p text:style-name="P1"/>
      <text:p text:style-name="P1">That outer ring is brown. The pupil is tiny. It foveates left to right, then top to bottom. Now and then, a long hesitation, varied movement. </text:p>
      <text:p text:style-name="P1"/>
      <text:p text:style-name="P1">The iris, with its radial stroma, is blue as clear sky. The pupil is there, a dot. It turns left to right, then top to bottom. </text:p>
      <text:p text:style-name="P1"><text:soft-page-break/></text:p>
      <text:p text:style-name="P1">The iris, with its radial stroma, is brown, as is so often the case. The pupil is prodigious. This orb angles left to right, then top to bottom. </text:p>
      <text:p text:style-name="P1"/>
      <text:p text:style-name="P1">The iris is brown. The pupil is dead center. All of it set in a sea of red. It pivots top to bottom, then left to right. </text:p>
      <text:p text:style-name="P1"/>
      <text:p text:style-name="P1">It is medium brown. The pupil is there, a dot. The sclera shot with some red. It turns top to bottom, then left to right. </text:p>
      <text:p text:style-name="P1"/>
      <text:p text:style-name="P1">The iris is medium brown. The pupil is prodigious. The whole assemblage moves right to left, then top to bottom. </text:p>
      <text:p text:style-name="P1"/>
      <text:p text:style-name="P1">The iris, with its radial stroma, is brown, that most typical color. The pupil is prodigious. This orb foveates right to left, then top to bottom. A skip upwards, then back. </text:p>
      <text:p text:style-name="P1"/>
      <text:p text:style-name="P1">There around the pupil, brown. The pupil is prodigious. In a pure white surround. It moves rapidly left to right, then top to bottom. </text:p>
      <text:p text:style-name="P1"/>
      <text:p text:style-name="P1">The iris is brown, as is so often the case. The pupil is unremarkable. The whole assemblage moves with a jitter top to bottom, then left to right. </text:p>
      <text:p text:style-name="P1"/>
      <text:p text:style-name="P1">It’s brown, as is so often the case. The pupil is highly constricted. White around it veined with red. It moves left to right, then top to bottom. </text:p>
      <text:p text:style-name="P1"/>
      <text:p text:style-name="P1"><text:soft-page-break/>Blue. The pupil is barely a dot. All of it set in a sea of red. It angles left to right, then top to bottom. </text:p>
      <text:p text:style-name="P1"/>
      <text:p text:style-name="P1">The iris, with its radial stroma, is brown, as is so often the case. The pupil is unremarkable. All of it set in a sea of red. This orb angles top to bottom, then left to right. </text:p>
      <text:p text:style-name="P1"/>
      <text:p text:style-name="P1">There around the pupil, brown. The pupil is tiny. It pivots left to right, then top to bottom. </text:p>
      <text:p text:style-name="P1"/>
      <text:p text:style-name="P1">It’s brown. The pupil is unremarkable. The sclera shot with some red. All of it turns left to right, then top to bottom. </text:p>
      <text:p text:style-name="P1"/>
      <text:p text:style-name="P1">Brown, as is so often the case. The pupil is unremarkable. The sclera shot with some red. It foveates with a jitter left to right, then top to bottom. </text:p>
      <text:p text:style-name="P1"/>
      <text:p text:style-name="P1">It’s blue. The pupil is there, a dot. The white bloodshot. It swivels top to bottom, then left to right. Then a pause, a backtracking. </text:p>
      <text:p text:style-name="P1"/>
      <text:p text:style-name="P1">It’s hazel. The pupil is there, a dot. It pivots rapidly top to bottom, then left to right. </text:p>
      <text:p text:style-name="P1"/>
      <text:p text:style-name="P1">Blue. The pupil is enlarged. White around it veined with red. This orb foveates top to bottom, then left to right. Now and then, a long hesitation, varied movement. </text:p>
      <text:p text:style-name="P1"/>
      <text:p text:style-name="P1">The iris, with its radial stroma, is black. The pupil is there, a dot. It angles rapidly top to bottom, then left to right. Then a pause, a backtracking. </text:p>
      <text:p text:style-name="P1"/>
      <text:p text:style-name="P1"><text:soft-page-break/>Brown. The pupil is a negative space. In a pure white surround. It moves right to left, then top to bottom. </text:p>
      <text:p text:style-name="P1"/>
      <text:p text:style-name="P1">The iris is brown. The pupil is unremarkable. The sclera shot with some red. It angles left to right, then top to bottom. Then a pause, a backtracking. </text:p>
      <text:p text:style-name="P1"/>
      <text:p text:style-name="P1">Like an amazingly regular flower, brown. The pupil is barely a dot. Sclera like an egg. All of it angles top to bottom, then left to right. Then a pause, a backtracking. </text:p>
      <text:p text:style-name="P1"/>
      <text:p text:style-name="P1">It’s brown, that most typical hue. The pupil is enlarged. In a pure white surround. It pivots immediately right to left, then top to bottom. </text:p>
      <text:p text:style-name="P1"/>
      <text:p text:style-name="P1">There around the pupil, blue. The pupil is a negative space. All of it set in a sea of red. This angles immediately top to bottom, then left to right. </text:p>
      <text:p text:style-name="P1"/>
      <text:p text:style-name="P1">It is brown, that most typical color. The pupil is unremarkable. Sclera like an egg. It foveates top to bottom, then left to right. </text:p>
      <text:p text:style-name="P1"/>
      <text:p text:style-name="P1">The iris, with its radial stroma, is brown like loam. The pupil is unremarkable. Sclera like an egg. This orb pivots immediately top to bottom, then left to right. </text:p>
      <text:p text:style-name="P1"/>
      <text:p text:style-name="P1">The iris, with its radial stroma, is blue, though made up, as those familiar with matters ocular explain, of brown pigment. The pupil is large. The sclera shot with some red. It angles left to right, then top to bottom. </text:p>
      <text:p text:style-name="P1"/>
      <text:p text:style-name="P1"><text:soft-page-break/>The iris is blue, though made up, as those familiar with matters ocular explain, of brown pigment. The pupil is highly constricted. White around it veined with red. It angles with a jitter left to right, then top to bottom. </text:p>
      <text:p text:style-name="P1"/>
      <text:p text:style-name="P1">The iris is blue. The pupil is a negative space. White around it veined with red. It swivels top to bottom, then left to right. </text:p>
      <text:p text:style-name="P1"/>
      <text:p text:style-name="P1">The iris is brown, that most typical color. The pupil is dark purple. This turns left to right, then top to bottom. </text:p>
      <text:p text:style-name="P1"/>
      <text:p text:style-name="P1">The iris is brown. The pupil is large. In a pure white surround. It turns with a jitter right to left, then top to bottom. </text:p>
      <text:p text:style-name="P1"/>
      <text:p text:style-name="P1">There around the pupil, brown as the earth. The pupil is unremarkable. All of it set in a sea of red. It angles immediately left to right, then top to bottom. Then a pause, a backtracking. </text:p>
      <text:p text:style-name="P1"/>
      <text:p text:style-name="P1">Brown. The pupil is there, a dot. All of it set in a sea of red. It turns with a jitter top to bottom, then left to right. Then a pause, a backtracking. </text:p>
      <text:p text:style-name="P1"/>
      <text:p text:style-name="P1">The iris, with its radial stroma, is brown. The pupil is unremarkable. It pivots left to right, then top to bottom. </text:p>
      <text:p text:style-name="P1"/>
      <text:p text:style-name="P1">That outer ring is brown. The pupil is unremarkable. White around it veined with red. It foveates top to bottom, then left to right. Then a pause, a backtracking. </text:p>
      <text:p text:style-name="P1"/>
      <text:p text:style-name="P1"><text:soft-page-break/>It’s brown. The pupil is dead center. In a pure white surround. The whole assemblage moves top to bottom, then left to right. </text:p>
      <text:p text:style-name="P1"/>
      <text:p text:style-name="P1">The iris, with its radial stroma, is brown, as is so often the case. The pupil is a negative space. Sclera like an egg. This orb moves top to bottom, then left to right. </text:p>
      <text:p text:style-name="P1"/>
      <text:p text:style-name="P1">The iris, with its radial stroma, is brown. The pupil is large. All of it foveates left to right, then top to bottom. </text:p>
      <text:p text:style-name="P1"/>
      <text:p text:style-name="P1">It’s medium brown. The pupil is unremarkable. Sclera like an egg. This foveates immediately left to right, then top to bottom. Then a pause, a backtracking. </text:p>
      <text:p text:style-name="P1"/>
      <text:p text:style-name="P1">The iris is brown against the sun. The pupil is immense. It swivels and lingers left to right, then top to bottom. A skip upwards, then back. </text:p>
      <text:p text:style-name="P1"/>
      <text:p text:style-name="P1">Brown. The pupil is tiny. All of it turns at once, left to right, then top to bottom. </text:p>
      <text:p text:style-name="P1"/>
      <text:p text:style-name="P1">It’s brown. The pupil is dark purple. It turns rapidly left to right, then top to bottom. Now and then, a long hesitation, varied movement. </text:p>
      <text:p text:style-name="P1"/>
      <text:p text:style-name="P1">That outer ring is blue. The pupil is large. All of it turns left to right, then top to bottom. </text:p>
      <text:p text:style-name="P1"/>
      <text:p text:style-name="P1">The iris is brown, that most typical color. The pupil is large. All of it set in a sea of red. It pivots top to bottom, then left to right. </text:p>
      <text:p text:style-name="P1"/>
      <text:p text:style-name="P1"><text:soft-page-break/>The iris, with its radial stroma, is brown, as is so often the case. The pupil is barely a dot. This orb turns top to bottom, then left to right. </text:p>
      <text:p text:style-name="P1"/>
      <text:p text:style-name="P1">That outer ring is black, or as pedants will tell you, actually a very deep brown. The pupil is there, a dot. White around it veined with red. It moves with a jitter left to right, then top to bottom. </text:p>
      <text:p text:style-name="P1"/>
      <text:p text:style-name="P1">It’s brown like loam. The pupil is tiny. The white bloodshot. This swivels left to right, then top to bottom. Then a pause, a backtracking. </text:p>
      <text:p text:style-name="P1"/>
      <text:p text:style-name="P1">The iris is blue. The pupil is there, a dot. All of it turns at once, left to right, then top to bottom. </text:p>
      <text:p text:style-name="P1"/>
      <text:p text:style-name="P1">The iris, with its radial stroma, is brown. The pupil is there, a dot. It turns top to bottom, then left to right. </text:p>
      <text:p text:style-name="P1"/>
      <text:p text:style-name="P1">It’s brown, as is so often the case. The pupil is barely a dot. All of it pivots left to right, then top to bottom. </text:p>
      <text:p text:style-name="P1"/>
      <text:p text:style-name="P1">It’s brown. The pupil is large. In a pure white surround. The whole assemblage swivels rapidly top to bottom, then left to right. Then a pause, a backtracking. </text:p>
      <text:p text:style-name="P1"/>
      <text:p text:style-name="P1">It’s brown. The pupil is unremarkable. White around it veined with red. This orb foveates top to bottom, then left to right. Then a pause, a backtracking. </text:p>
      <text:p text:style-name="P1"/>
      <text:p text:style-name="P1"><text:soft-page-break/>There around the pupil, blue. The pupil is there, a dot. It angles top to bottom, then left to right. </text:p>
      <text:p text:style-name="P1"/>
      <text:p text:style-name="P1">The iris is brown, as is so often the case. The pupil is dead center. It foveates top to bottom, then left to right. Then a pause, a backtracking. </text:p>
      <text:p text:style-name="P1"/>
      <text:p text:style-name="P1">It is brown as the nourishing earth. The pupil is enlarged. In a pure white surround. This orb angles immediately right to left, then top to bottom. </text:p>
      <text:p text:style-name="P1"/>
      <text:p text:style-name="P1">The iris is brown. The pupil is tiny. It foveates rapidly top to bottom, then left to right. Then a pause, a backtracking. </text:p>
      <text:p text:style-name="P1"/>
      <text:p text:style-name="P1">The iris is brown. The pupil is surrounded by this color and texture. All of it moves rapidly left to right, then top to bottom. </text:p>
      <text:p text:style-name="P1"/>
      <text:p text:style-name="P1">It’s hazel. The pupil is tiny. This orb foveates rapidly left to right, then top to bottom. Then a pause, a backtracking. </text:p>
      <text:p text:style-name="P1"/>
      <text:p text:style-name="P1">The iris, with its radial stroma, is brown. The pupil is dead center. It angles immediately top to bottom, then left to right. Then a pause, a backtracking. Now and then, a long hesitation, varied movement. </text:p>
      <text:p text:style-name="P1"/>
      <text:p text:style-name="P1">It’s brown. The pupil is barely a dot. In a pure white surround. All of it foveates immediately top to bottom, then left to right. Then a pause, a backtracking. </text:p>
      <text:p text:style-name="P1"/>
      <text:p text:style-name="P1"><text:soft-page-break/>That outer ring is hazel. The pupil is unremarkable. It turns right to left, then top to bottom. Then a pause, a backtracking. </text:p>
      <text:p text:style-name="P1"/>
      <text:p text:style-name="P1">It’s brown. The pupil is large. It foveates top to bottom, then left to right. Then a pause, a backtracking. </text:p>
      <text:p text:style-name="P1"/>
      <text:p text:style-name="P1">It’s brown, as is so often the case. The pupil is dead center. This orb pivots right to left, then top to bottom. </text:p>
      <text:p text:style-name="P1"/>
      <text:p text:style-name="P1">That outer ring is brown, that most typical color. The pupil is unremarkable. This orb moves top to bottom, then left to right. </text:p>
      <text:p text:style-name="P1"/>
      <text:p text:style-name="P1">Brown, as is so often the case. The pupil is dead center. All of it set in a sea of red. It foveates at once, right to left, then top to bottom. Then a pause, a backtracking. </text:p>
      <text:p text:style-name="P1"/>
      <text:p text:style-name="P1">It’s amber, that rarest of colors. The pupil is tiny. It pivots top to bottom, then left to right. </text:p>
      <text:p text:style-name="P1"/>
      <text:p text:style-name="P1">The iris is brown, that most typical hue. The pupil is large. The whole assemblage pivots left to right, then top to bottom. </text:p>
      <text:p text:style-name="P1"/>
      <text:p text:style-name="P1">It’s brown, that most typical color. The pupil is tiny. Sclera like an egg. All of it angles top to bottom, then left to right. Now and then, a long hesitation, varied movement. </text:p>
      <text:p text:style-name="P1"/>
      <text:p text:style-name="P1">The iris, with its radial stroma, is brown as the earth. The pupil is barely a dot. White around it veined with red. It turns top to bottom, then left to right. </text:p>
      <text:p text:style-name="P1"/>
      <text:p text:style-name="P1"><text:soft-page-break/>There around the pupil, brown, that most typical color. The pupil is unremarkable. This orb foveates at once, top to bottom, then left to right. </text:p>
      <text:p text:style-name="P1"/>
      <text:p text:style-name="P1">There around the pupil, brown, as is so often the case. The pupil is there, a dot. It foveates top to bottom, then left to right. Now and then, a long hesitation, varied movement. </text:p>
      <text:p text:style-name="P1"/>
      <text:p text:style-name="P1">There around the pupil, gray, hard as it is to distinguish this color from blue. The pupil is unremarkable. It pivots with a jitter left to right, then top to bottom. </text:p>
      <text:p text:style-name="P1"/>
      <text:p text:style-name="P1">It is brown, as is so often the case. The pupil is tiny. All of it set in a sea of red. This orb pivots left to right, then top to bottom. Then a pause, a backtracking. </text:p>
      <text:p text:style-name="P1"/>
      <text:p text:style-name="P1">The iris is brown. The pupil is tiny. It pivots rapidly right to left, then top to bottom. </text:p>
      <text:p text:style-name="P1"/>
      <text:p text:style-name="P1">It’s medium brown, or, one might say, chestnut. The pupil is there, a dot. The sclera shot with some red. It angles immediately right to left, then top to bottom. Then a pause, a backtracking. </text:p>
      <text:p text:style-name="P1"/>
      <text:p text:style-name="P1">It’s green. The pupil is a negative space. All of it set in a sea of red. The whole assemblage foveates immediately top to bottom, then left to right. </text:p>
      <text:p text:style-name="P1"/>
      <text:p text:style-name="P1">The iris, with its radial stroma, is brown. The pupil is tiny. This orb pivots left to right, then top to bottom. Then a pause, a backtracking. </text:p>
      <text:p text:style-name="P1"/>
      <text:p text:style-name="P1"><text:soft-page-break/>There around the pupil, hazel, with those characteristic hints of green, blue, gold, and brown. The pupil is unremarkable. Sclera like an egg. It moves left to right, then top to bottom. Then a pause, a backtracking. </text:p>
      <text:p text:style-name="P1"/>
      <text:p text:style-name="P1">It’s brown, as is so often the case. The pupil is unremarkable. It moves left to right, then top to bottom. </text:p>
      <text:p text:style-name="P1"/>
      <text:p text:style-name="P1">The iris is brown. The pupil is tiny. It pivots left to right, then top to bottom. </text:p>
      <text:p text:style-name="P1"/>
      <text:p text:style-name="P1">It’s brown, as is so often the case. The pupil is surrounded by this color and texture. This angles left to right, then top to bottom. Now and then, a long hesitation, varied movement. </text:p>
      <text:p text:style-name="P1"/>
      <text:p text:style-name="P1">The iris is brown. The pupil is there, a dot. All of it set in a sea of red. It angles top to bottom, then left to right. </text:p>
      <text:p text:style-name="P1"/>
      <text:p text:style-name="P1">That outer ring is medium brown. The pupil is tiny. White around it veined with red. It foveates rapidly left to right, then top to bottom. Then a pause, a backtracking. </text:p>
      <text:p text:style-name="P1"/>
      <text:p text:style-name="P1">It is brown as the earth. The pupil is prodigious. It pivots top to bottom, then left to right. </text:p>
      <text:p text:style-name="P1"/>
      <text:p text:style-name="P1">The iris is medium brown. The pupil is enlarged. This orb turns top to bottom, then left to right. Then a pause, a backtracking. </text:p>
      <text:p text:style-name="P1"/>
      <text:p text:style-name="P1">Like an amazingly regular flower, brown as the earth. The pupil is an absence, but looks like a black discus. This orb pivots and lingers top to bottom, then left to right. </text:p>
      <text:p text:style-name="P1"/>
      <text:p text:style-name="P1"><text:soft-page-break/>Like an amazingly regular flower, brown like loam. The pupil is a negative space. It foveates left to right, then top to bottom. Then a pause, a backtracking. </text:p>
      <text:p text:style-name="P1"/>
      <text:p text:style-name="P1">The iris, with its radial stroma, is brown. The pupil is unremarkable. It angles top to bottom, then left to right. Then a pause, a backtracking. Now and then, a long hesitation, varied movement. </text:p>
      <text:p text:style-name="P1"/>
      <text:p text:style-name="P1">It is brown. The pupil is unremarkable. The white bloodshot. It turns with a jitter top to bottom, then left to right. Then a pause, a backtracking. </text:p>
      <text:p text:style-name="P1"/>
      <text:p text:style-name="P1">Hazel. The pupil is tiny. It moves immediately left to right, then top to bottom. </text:p>
      <text:p text:style-name="P1"/>
      <text:p text:style-name="P1">It’s brown, as is so often the case. The pupil is large. It pivots at once, top to bottom, then left to right. </text:p>
      <text:p text:style-name="P1"/>
      <text:p text:style-name="P1">The iris is brown, as is so often the case. The pupil is tiny. All of it moves left to right, then top to bottom. </text:p>
      <text:p text:style-name="P1"/>
      <text:p text:style-name="P1">The iris, with its radial stroma, is brown, that most typical color. The pupil is prodigious. White around it veined with red. It angles top to bottom, then left to right. </text:p>
      <text:p text:style-name="P1"/>
      <text:p text:style-name="P1">The iris, with its radial stroma, is brown. The pupil is large. Sclera like an egg. This orb pivots top to bottom, then left to right. Now and then, a long hesitation, varied movement. </text:p>
      <text:p text:style-name="P1"/>
      <text:p text:style-name="P1">It is brown. The pupil is large. The white bloodshot. This turns with a jitter left to right, then top to bottom. </text:p>
      <text:p text:style-name="P1"><text:soft-page-break/></text:p>
      <text:p text:style-name="P1">There around the pupil, brown. The pupil is there, a dot. All of it set in a sea of red. This foveates at once, top to bottom, then left to right. Then a pause, a backtracking. </text:p>
      <text:p text:style-name="P1"/>
      <text:p text:style-name="P1">It’s brown, that most typical color. The pupil is unremarkable. Sclera like an egg. This moves top to bottom, then left to right. </text:p>
      <text:p text:style-name="P1"/>
      <text:p text:style-name="P1">It is brown, as is so often the case. The pupil is a negative space. It moves left to right, then top to bottom. </text:p>
      <text:p text:style-name="P1"/>
      <text:p text:style-name="P1">The iris is hazel, containing green, blue, gold, and brown. The pupil is unremarkable. The white bloodshot. It moves left to right, then top to bottom. Then a pause, a backtracking. </text:p>
      <text:p text:style-name="P1"/>
      <text:p text:style-name="P1">It’s brown as the earth. The pupil is unremarkable. The white bloodshot. It angles right to left, then top to bottom. Then a pause, a backtracking. </text:p>
      <text:p text:style-name="P1"/>
      <text:p text:style-name="P1">That outer ring is brown, that most typical color. The pupil is dead center. It pivots at once, top to bottom, then left to right. </text:p>
      <text:p text:style-name="P1"/>
      <text:p text:style-name="P1">It’s hazel, containing green, blue, gold, and brown. The pupil is large. The white bloodshot. This foveates left to right, then top to bottom. Now and then, a long hesitation, varied movement. </text:p>
      <text:p text:style-name="P1"/>
      <text:p text:style-name="P1">It’s brown. The pupil is prodigious. The white bloodshot. This orb foveates top to bottom, then left to right. </text:p>
      <text:p text:style-name="P1"/>
      <text:p text:style-name="P1"><text:soft-page-break/>That outer ring is blue. The pupil is tiny. The whole assemblage angles top to bottom, then left to right. </text:p>
      <text:p text:style-name="P1"/>
      <text:p text:style-name="P1">The iris is brown. The pupil is unremarkable. It angles rapidly top to bottom, then left to right. </text:p>
      <text:p text:style-name="P1"/>
      <text:p text:style-name="P1">It is hazel, with those characteristic hints of green, blue, gold, and brown. The pupil is there, a dot. The whole assemblage pivots rapidly left to right, then top to bottom. </text:p>
      <text:p text:style-name="P1"/>
      <text:p text:style-name="P1">The iris, with its radial stroma, is brown. The pupil is prodigious. All of it set in a sea of red. It foveates right to left, then top to bottom. </text:p>
      <text:p text:style-name="P1"/>
      <text:p text:style-name="P1">The iris, with its radial stroma, is brown, as is so often the case. The pupil is large. It foveates rapidly top to bottom, then left to right. </text:p>
      <text:p text:style-name="P1"/>
      <text:p text:style-name="P1">It’s brown. The pupil is there, a dot. Sclera like an egg. The whole assemblage angles with a jitter top to bottom, then left to right. Then a pause, a backtracking. </text:p>
      <text:p text:style-name="P1"/>
      <text:p text:style-name="P1">It’s gray, hard as it is to distinguish this color from blue. The pupil is tiny. The sclera shot with some red. It swivels and lingers right to left, then top to bottom. </text:p>
      <text:p text:style-name="P1"/>
      <text:p text:style-name="P1">The iris is brown, that most typical color. The pupil is dark purple. In a pure white surround. The whole assemblage angles with a jitter top to bottom, then left to right. </text:p>
      <text:p text:style-name="P1"/>
      <text:p text:style-name="P1">Brown, as is so often the case. The pupil is large. The white bloodshot. It pivots with a jitter top to bottom, then left to right. Then a pause, a backtracking. </text:p>
      <text:p text:style-name="P1"><text:soft-page-break/></text:p>
      <text:p text:style-name="P1">It’s black, or as pedants will tell you, actually a very deep brown. The pupil is tiny. The sclera shot with some red. It angles at once, top to bottom, then left to right. Then a pause, a backtracking. </text:p>
      <text:p text:style-name="P1"/>
      <text:p text:style-name="P1">It’s hazel. The pupil is tiny. All of it set in a sea of red. This moves left to right, then top to bottom. </text:p>
      <text:p text:style-name="P1"/>
      <text:p text:style-name="P1">The iris, with its radial stroma, is brown like loam. The pupil is unremarkable. All of it set in a sea of red. It turns top to bottom, then left to right. </text:p>
      <text:p text:style-name="P1"/>
      <text:p text:style-name="P1">Brown, that most typical color. The pupil is immense. Sclera like an egg. It moves right to left, then top to bottom. </text:p>
      <text:p text:style-name="P1"/>
      <text:p text:style-name="P1">It’s black. The pupil is tiny. The whole assemblage angles right to left, then top to bottom. </text:p>
      <text:p text:style-name="P1"/>
      <text:p text:style-name="P1">The iris, with its radial stroma, is black. The pupil is unremarkable. Sclera like an egg. This orb moves left to right, then top to bottom. Now and then, a long hesitation, varied movement. </text:p>
      <text:p text:style-name="P1"/>
      <text:p text:style-name="P1">The iris is brown. The pupil is there, a dot. All of it set in a sea of red. All of it foveates right to left, then top to bottom. Then a pause, a backtracking. </text:p>
      <text:p text:style-name="P1"/>
      <text:p text:style-name="P1">That outer ring is blue as the sky. The pupil is surrounded by this color and texture. Sclera like an egg. It foveates at once, right to left, then top to bottom. </text:p>
      <text:p text:style-name="P1"/>
      <text:p text:style-name="P1"><text:soft-page-break/>The iris is brown as the earth. The pupil is tiny. The whole assemblage turns left to right, then top to bottom. </text:p>
      <text:p text:style-name="P1"/>
      <text:p text:style-name="P1">It’s brown like loam. The pupil is prodigious. The sclera shot with some red. It pivots left to right, then top to bottom. </text:p>
      <text:p text:style-name="P1"/>
      <text:p text:style-name="P1">Like an amazingly regular flower, brown. The pupil is there, a dot. In a pure white surround. This orb angles top to bottom, then left to right. </text:p>
      <text:p text:style-name="P1"/>
      <text:p text:style-name="P1">Like an amazingly regular flower, brown, that most typical color. The pupil is there, a dot. In a pure white surround. This moves right to left, then top to bottom. Then a pause, a backtracking. </text:p>
      <text:p text:style-name="P1"/>
      <text:p text:style-name="P1">It’s brown. The pupil is large. It turns top to bottom, then left to right. </text:p>
      <text:p text:style-name="P1"/>
      <text:p text:style-name="P1">There around the pupil, brown. The pupil is large. It moves immediately left to right, then top to bottom. </text:p>
      <text:p text:style-name="P1"/>
      <text:p text:style-name="P1">It’s blue. The pupil is tiny. This pivots right to left, then top to bottom. </text:p>
      <text:p text:style-name="P1"/>
      <text:p text:style-name="P1">It is brown, as is so often the case. The pupil is tiny. The white bloodshot. This swivels left to right, then top to bottom. Then a pause, a backtracking. </text:p>
      <text:p text:style-name="P1"/>
      <text:p text:style-name="P1">That outer ring is brown, as is so often the case. The pupil is there, a dot. Sclera like an egg. This angles at once, left to right, then top to bottom. The movement continues almost in a spiral. </text:p>
      <text:p text:style-name="P1"><text:soft-page-break/></text:p>
      <text:p text:style-name="P1">That outer ring is brown as the earth. The pupil is tiny. It moves top to bottom, then left to right. Now and then, a long hesitation, varied movement. </text:p>
      <text:p text:style-name="P1"/>
      <text:p text:style-name="P1">The iris is gray. The pupil is dead center. In a pure white surround. This orb foveates top to bottom, then left to right. Now and then, a long hesitation, varied movement. </text:p>
      <text:p text:style-name="P1"/>
      <text:p text:style-name="P1">There around the pupil, brown. The pupil is large. The sclera shot with some red. It swivels top to bottom, then left to right. A skip upwards, then back. </text:p>
      <text:p text:style-name="P1"/>
      <text:p text:style-name="P1">That outer ring is brown, as is so often the case. The pupil is unremarkable. In a pure white surround. All of it turns immediately top to bottom, then left to right. </text:p>
      <text:p text:style-name="P1"/>
      <text:p text:style-name="P1">That outer ring is brown. The pupil is unremarkable. It moves top to bottom, then left to right. </text:p>
      <text:p text:style-name="P1"/>
      <text:p text:style-name="P1">That outer ring is black. The pupil is immense. This moves top to bottom, then left to right. </text:p>
      <text:p text:style-name="P1"/>
      <text:p text:style-name="P1">That outer ring is gray, hard as it is to distinguish this color from blue. The pupil is surrounded by this color and texture. White around it veined with red. The whole assemblage swivels top to bottom, then left to right. </text:p>
      <text:p text:style-name="P1"/>
      <text:p text:style-name="P1">The iris is green, as if reflecting nature. The pupil is tiny. The whole assemblage swivels top to bottom, then left to right. </text:p>
      <text:p text:style-name="P1"/>
      <text:p text:style-name="P1"><text:soft-page-break/>It’s brown, that most typical color. The pupil is barely a dot. It pivots top to bottom, then left to right. </text:p>
      <text:p text:style-name="P1"/>
      <text:p text:style-name="P1">The iris is brown. The pupil is barely a dot. It foveates left to right, then top to bottom. </text:p>
      <text:p text:style-name="P1"/>
      <text:p text:style-name="P1">That outer ring is brown, as is so often the case. The pupil is unremarkable. All of it set in a sea of red. It moves right to left, then top to bottom. Then a pause, a backtracking. </text:p>
      <text:p text:style-name="P1"/>
      <text:p text:style-name="P1">It’s blue as the sky. The pupil is unremarkable. The white bloodshot. It swivels rapidly left to right, then top to bottom. </text:p>
      <text:p text:style-name="P1"/>
      <text:p text:style-name="P1">There around the pupil, green. The pupil is large. All of it turns left to right, then top to bottom. Then a pause, a backtracking. </text:p>
      <text:p text:style-name="P1"/>
      <text:p text:style-name="P1">Brown. The pupil is enlarged. The sclera shot with some red. All of it angles immediately left to right, then top to bottom. </text:p>
      <text:p text:style-name="P1"/>
      <text:p text:style-name="P1">It’s brown. The pupil is dark purple. The sclera shot with some red. This moves right to left, then top to bottom. Then a pause, a backtracking. </text:p>
      <text:p text:style-name="P1"/>
      <text:p text:style-name="P1">The iris, with its radial stroma, is brown, as is so often the case. The pupil is unremarkable. In a pure white surround. It moves right to left, then top to bottom. </text:p>
      <text:p text:style-name="P1"/>
      <text:p text:style-name="P1">It’s medium brown, or, one might say, chestnut. The pupil is highly constricted. It pivots rapidly top to bottom, then left to right. Then a pause, a backtracking. </text:p>
      <text:p text:style-name="P1"/>
      <text:p text:style-name="P1"><text:soft-page-break/>There around the pupil, brown. The pupil is tiny. In a pure white surround. All of it moves left to right, then top to bottom. A skip upwards, then back. </text:p>
      <text:p text:style-name="P1"/>
      <text:p text:style-name="P1">Brown. The pupil is enlarged. The sclera shot with some red. It foveates left to right, then top to bottom. </text:p>
      <text:p text:style-name="P1"/>
      <text:p text:style-name="P1">The iris is brown, that most typical color. The pupil is tiny. The white bloodshot. It swivels at once, top to bottom, then left to right. Then a pause, a backtracking. </text:p>
      <text:p text:style-name="P1"/>
      <text:p text:style-name="P1">The iris is brown, as is so often the case. The pupil is there, a dot. This orb pivots top to bottom, then left to right. Now and then, a long hesitation, varied movement. </text:p>
      <text:p text:style-name="P1"/>
      <text:p text:style-name="P1">That outer ring is brown against the sun. The pupil is there, a dot. It swivels immediately right to left, then top to bottom. </text:p>
      <text:p text:style-name="P1"/>
      <text:p text:style-name="P1">The iris is brown. The pupil is unremarkable. The white bloodshot. It swivels with a jitter left to right, then top to bottom. Then a pause, a backtracking. </text:p>
      <text:p text:style-name="P1"/>
      <text:p text:style-name="P1">It’s brown, as is so often the case. The pupil is dark purple. This orb angles left to right, then top to bottom. Then a pause, a backtracking. </text:p>
      <text:p text:style-name="P1"/>
      <text:p text:style-name="P1">It is hazel, with those characteristic hints of green, blue, gold, and brown. The pupil is tiny. The white bloodshot. It moves right to left, then top to bottom. </text:p>
      <text:p text:style-name="P1"/>
      <text:p text:style-name="P1">It’s brown. The pupil is immense. The sclera shot with some red. This swivels top to bottom, then left to right. </text:p>
      <text:p text:style-name="P1"><text:soft-page-break/></text:p>
      <text:p text:style-name="P1">The iris, with its radial stroma, is brown, as is so often the case. The pupil is dead center. It pivots left to right, then top to bottom. </text:p>
      <text:p text:style-name="P1"/>
      <text:p text:style-name="P1">That outer ring is black. The pupil is surrounded by this color and texture. White around it veined with red. The whole assemblage turns top to bottom, then left to right. </text:p>
      <text:p text:style-name="P1"/>
      <text:p text:style-name="P1">Brown. The pupil is dark purple. The white bloodshot. This orb angles top to bottom, then left to right. </text:p>
      <text:p text:style-name="P1"/>
      <text:p text:style-name="P1">That outer ring is brown. The pupil is unremarkable. It pivots right to left, then top to bottom. </text:p>
      <text:p text:style-name="P1"/>
      <text:p text:style-name="P1">The iris is brown. The pupil is there, a dot. It turns at once, top to bottom, then left to right. </text:p>
      <text:p text:style-name="P1"/>
      <text:p text:style-name="P1">It’s brown, as is so often the case. The pupil is dead center. All of it set in a sea of red. All of it moves left to right, then top to bottom. </text:p>
      <text:p text:style-name="P1"/>
      <text:p text:style-name="P1">The iris is brown, as is so often the case. The pupil is unremarkable. It pivots top to bottom, then left to right. </text:p>
      <text:p text:style-name="P1"/>
      <text:p text:style-name="P1">The iris is brown. The pupil is tiny. In a pure white surround. It pivots top to bottom, then left to right. </text:p>
      <text:p text:style-name="P1"/>
      <text:p text:style-name="P1">It’s brown against the sun. The pupil is tiny. Sclera like an egg. All of it swivels with a jitter left to right, then top to bottom. </text:p>
      <text:p text:style-name="P1"/>
      <text:p text:style-name="P1"><text:soft-page-break/>The iris is black. The pupil is unremarkable. White around it veined with red. This moves with a jitter left to right, then top to bottom. </text:p>
      <text:p text:style-name="P1"/>
      <text:p text:style-name="P1">It’s brown. The pupil is enlarged. In a pure white surround. It angles top to bottom, then left to right. </text:p>
      <text:p text:style-name="P1"/>
      <text:p text:style-name="P1">The iris, with its radial stroma, is brown. The pupil is unremarkable. It angles top to bottom, then left to right. Then a pause, a backtracking. </text:p>
      <text:p text:style-name="P1"/>
      <text:p text:style-name="P1">There around the pupil, brown like loam. The pupil is unremarkable. In a pure white surround. It turns rapidly left to right, then top to bottom. </text:p>
      <text:p text:style-name="P1"/>
      <text:p text:style-name="P1">Brown. The pupil is large. Sclera like an egg. It foveates top to bottom, then left to right. </text:p>
      <text:p text:style-name="P1"/>
      <text:p text:style-name="P1">The iris is medium brown, or, one might say, chestnut. The pupil is large. All of it set in a sea of red. It pivots right to left, then top to bottom. </text:p>
      <text:p text:style-name="P1"/>
      <text:p text:style-name="P1">The iris is brown. The pupil is there, a dot. The sclera shot with some red. All of it swivels top to bottom, then left to right. Then a pause, a backtracking. </text:p>
      <text:p text:style-name="P1"/>
      <text:p text:style-name="P1">It’s brown, as is so often the case. The pupil is unremarkable. The white bloodshot. It pivots top to bottom, then left to right. Then a pause, a backtracking. </text:p>
      <text:p text:style-name="P1"/>
      <text:p text:style-name="P1">It’s brown. The pupil is tiny. It foveates top to bottom, then left to right. </text:p>
      <text:p text:style-name="P1"/>
      <text:p text:style-name="P1"><text:soft-page-break/>It’s brown against the sun. The pupil is there, a dot. It moves with a jitter left to right, then top to bottom. </text:p>
      <text:p text:style-name="P1"/>
      <text:p text:style-name="P1">It’s brown like loam. The pupil is unremarkable. Sclera like an egg. It angles at once, top to bottom, then left to right. Then a pause, a backtracking. </text:p>
      <text:p text:style-name="P1"/>
      <text:p text:style-name="P1">The iris, with its radial stroma, is blue as a lucid pond. The pupil is there, a dot. This swivels with a jitter top to bottom, then left to right. Now and then, a long hesitation, varied movement. </text:p>
      <text:p text:style-name="P1"/>
      <text:p text:style-name="P1">Brown like loam. The pupil is large. It pivots left to right, then top to bottom. Then a pause, a backtracking. </text:p>
      <text:p text:style-name="P1"/>
      <text:p text:style-name="P1">Like an amazingly regular flower, green, as if reflecting nature. The pupil is large. The white bloodshot. It foveates left to right, then top to bottom. </text:p>
      <text:p text:style-name="P1"/>
      <text:p text:style-name="P1">Brown. The pupil is barely a dot. All of it set in a sea of red. It angles with a jitter left to right, then top to bottom. </text:p>
      <text:p text:style-name="P1"/>
      <text:p text:style-name="P1">It’s brown. The pupil is surrounded by this color and texture. Sclera like an egg. It turns immediately top to bottom, then left to right. Then a pause, a backtracking. </text:p>
      <text:p text:style-name="P1"/>
      <text:p text:style-name="P1">The iris is brown, as is so often the case. The pupil is enlarged. It foveates right to left, then top to bottom. Then a pause, a backtracking. </text:p>
      <text:p text:style-name="P1"/>
      <text:p text:style-name="P1"><text:soft-page-break/>The iris, with its radial stroma, is brown against the sun. The pupil is tiny. The white bloodshot. This pivots top to bottom, then left to right. </text:p>
      <text:p text:style-name="P1"/>
      <text:p text:style-name="P1">Brown, as is so often the case. The pupil is there, a dot. The sclera shot with some red. The whole assemblage foveates top to bottom, then left to right. </text:p>
      <text:p text:style-name="P1"/>
      <text:p text:style-name="P1">It’s brown. The pupil is large. White around it veined with red. All of it pivots right to left, then top to bottom. Then a pause, a backtracking. </text:p>
      <text:p text:style-name="P1"/>
      <text:p text:style-name="P1">Brown. The pupil is large. It turns top to bottom, then left to right. </text:p>
      <text:p text:style-name="P1"/>
      <text:p text:style-name="P1">Brown, as is so often the case. The pupil is dark purple. All of it angles immediately left to right, then top to bottom. </text:p>
      <text:p text:style-name="P1"/>
      <text:p text:style-name="P1">It is brown. The pupil is unremarkable. The white bloodshot. All of it skips erratically. The movement continues toward each margin. </text:p>
      <text:p text:style-name="P1"/>
      <text:p text:style-name="P1">It’s blue as the sky. The pupil is there, a dot. It moves at once, right to left, then top to bottom. </text:p>
      <text:p text:style-name="P1"/>
      <text:p text:style-name="P1">Like an amazingly regular flower, green, as if reflecting nature. The pupil is barely a dot. The white bloodshot. It angles at once, top to bottom, then left to right. </text:p>
      <text:p text:style-name="P1"/>
      <text:p text:style-name="P1">The iris, with its radial stroma, is brown. The pupil is surrounded by this color and texture. The sclera shot with some red. This angles right to left, then top to bottom. </text:p>
      <text:p text:style-name="P1"/>
      <text:p text:style-name="P1"><text:soft-page-break/>The iris is blue. The pupil is immense. All of it set in a sea of red. It turns right to left, then top to bottom. </text:p>
      <text:p text:style-name="P1"/>
      <text:p text:style-name="P1">Like an amazingly regular flower, brown. The pupil is unremarkable. It turns right to left, then top to bottom. </text:p>
      <text:p text:style-name="P1"/>
      <text:p text:style-name="P1">It is blue. The pupil is dead center. Sclera like an egg. All of it moves with a jitter top to bottom, then left to right. </text:p>
      <text:p text:style-name="P1"/>
      <text:p text:style-name="P1">Brown. The pupil is tiny. It foveates rapidly left to right, then top to bottom. </text:p>
      <text:p text:style-name="P1"/>
      <text:p text:style-name="P1">Brown. The pupil is dark purple. White around it veined with red. It foveates top to bottom, then left to right. Now and then, a long hesitation, varied movement. </text:p>
      <text:p text:style-name="P1"/>
      <text:p text:style-name="P1">There around the pupil, brown, as is so often the case. The pupil is tiny. The white bloodshot. The whole assemblage turns with a jitter left to right, then top to bottom. Now and then, a long hesitation, varied movement. </text:p>
      <text:p text:style-name="P1"/>
      <text:p text:style-name="P1">It is brown. The pupil is unremarkable. Sclera like an egg. It foveates right to left, then top to bottom. </text:p>
      <text:p text:style-name="P1"/>
      <text:p text:style-name="P1">It’s black, or as pedants will tell you, actually a very deep brown. The pupil is barely a dot. The white bloodshot. It skips at first top to bottom, then left to right. The movement continues almost in a spiral. </text:p>
      <text:p text:style-name="P1"/>
      <text:p text:style-name="P1"><text:soft-page-break/>It’s brown, as is so often the case. The pupil is dead center. In a pure white surround. All of it foveates top to bottom, then left to right. </text:p>
      <text:p text:style-name="P1"/>
      <text:p text:style-name="P1">The iris, with its radial stroma, is gray. The pupil is tiny. Sclera like an egg. It moves left to right, then top to bottom. </text:p>
      <text:p text:style-name="P1"/>
      <text:p text:style-name="P1">Brown. The pupil is an absence, but looks like a black discus. It foveates immediately top to bottom, then left to right. </text:p>
      <text:p text:style-name="P1"/>
      <text:p text:style-name="P1">It’s hazel. The pupil is large. All of it set in a sea of red. This foveates right to left, then top to bottom. </text:p>
      <text:p text:style-name="P1"/>
      <text:p text:style-name="P1">It is hazel. The pupil is there, a dot. White around it veined with red. This swivels left to right, then top to bottom. Now and then, a long hesitation, varied movement. </text:p>
      <text:p text:style-name="P1"/>
      <text:p text:style-name="P1">Brown. The pupil is prodigious. The sclera shot with some red. It turns with a jitter right to left, then top to bottom. </text:p>
      <text:p text:style-name="P1"/>
      <text:p text:style-name="P1">It’s brown, as is so often the case. The pupil is there, a dot. White around it veined with red. All of it angles top to bottom, then left to right. Then a pause, a backtracking. </text:p>
      <text:p text:style-name="P1"/>
      <text:p text:style-name="P1">The iris, with its radial stroma, is blue. The pupil is enlarged. The whole assemblage turns with a jitter top to bottom, then left to right. Now and then, a long hesitation, varied movement. </text:p>
      <text:p text:style-name="P1"/>
      <text:p text:style-name="P1"><text:soft-page-break/>There around the pupil, brown. The pupil is there, a dot. It swivels rapidly right to left, then top to bottom. </text:p>
      <text:p text:style-name="P1"/>
      <text:p text:style-name="P1">It’s brown, as is so often the case. The pupil is unremarkable. It turns immediately left to right, then top to bottom. </text:p>
      <text:p text:style-name="P1"/>
      <text:p text:style-name="P1">The iris, with its radial stroma, is brown. The pupil is unremarkable. It pivots right to left, then top to bottom. </text:p>
      <text:p text:style-name="P1"/>
      <text:p text:style-name="P1">The iris is medium brown. The pupil is there, a dot. The white bloodshot. All of it angles top to bottom, then left to right. </text:p>
      <text:p text:style-name="P1"/>
      <text:p text:style-name="P1">Like an amazingly regular flower, brown, that most typical color. The pupil is a negative space. Sclera like an egg. It pivots top to bottom, then left to right. </text:p>
      <text:p text:style-name="P1"/>
      <text:p text:style-name="P1">The iris, with its radial stroma, is blue, though made up, as those familiar with matters ocular explain, of brown pigment. The pupil is barely a dot. It turns right in the middle, then outwards from there. Then, the motion is in all directions again, and slow. </text:p>
      <text:p text:style-name="P1"/>
      <text:p text:style-name="P1">The iris is brown, as is so often the case. The pupil is there, a dot. Sclera like an egg. It foveates left to right, then top to bottom. </text:p>
      <text:p text:style-name="P1"/>
      <text:p text:style-name="P1">It’s brown, that most typical color. The pupil is tiny. It angles left to right, then top to bottom. </text:p>
      <text:p text:style-name="P1"/>
      <text:p text:style-name="P1">It’s brown. The pupil is tiny. All of it swivels top to bottom, then left to right. </text:p>
      <text:p text:style-name="P1"/>
      <text:p text:style-name="P1"><text:soft-page-break/>That outer ring is blue. The pupil is there, a dot. This orb swivels top to bottom, then left to right. </text:p>
      <text:p text:style-name="P1"/>
      <text:p text:style-name="P1">It is brown like loam. The pupil is there, a dot. All of it set in a sea of red. It turns left to right, then top to bottom. </text:p>
      <text:p text:style-name="P1"/>
      <text:p text:style-name="P1">The iris, with its radial stroma, is hazel. The pupil is enlarged. Sclera like an egg. The whole assemblage turns with a jitter top to bottom, then left to right. </text:p>
      <text:p text:style-name="P1"/>
      <text:p text:style-name="P1">The iris is hazel. The pupil is tiny. This orb pivots left to right, then top to bottom. </text:p>
      <text:p text:style-name="P1"/>
      <text:p text:style-name="P1">The iris, with its radial stroma, is brown, as is so often the case. The pupil is large. Sclera like an egg. This pivots top to bottom, then left to right. </text:p>
      <text:p text:style-name="P1"/>
      <text:p text:style-name="P1">The iris, with its radial stroma, is brown. The pupil is unremarkable. It angles immediately left to right, then top to bottom. </text:p>
      <text:p text:style-name="P1"/>
      <text:p text:style-name="P1">Brown, that most typical hue. The pupil is there, a dot. All of it swivels right to left, then top to bottom. </text:p>
      <text:p text:style-name="P1"/>
      <text:p text:style-name="P1">It’s brown, as is so often the case. The pupil is immense. It turns immediately top to bottom, then left to right. </text:p>
      <text:p text:style-name="P1"/>
      <text:p text:style-name="P1">The iris is brown, as is so often the case. The pupil is there, a dot. White around it veined with red. This turns left to right, then top to bottom. Then a pause, a backtracking. </text:p>
      <text:p text:style-name="P1"/>
      <text:p text:style-name="P1"><text:soft-page-break/>Like an amazingly regular flower, brown. The pupil is surrounded by this color and texture. All of it set in a sea of red. It angles left to right, then top to bottom. A skip upwards, then back. </text:p>
      <text:p text:style-name="P1"/>
      <text:p text:style-name="P1">The iris, with its radial stroma, is hazel. The pupil is barely a dot. It swivels top to bottom, then left to right. Then a pause, a backtracking. </text:p>
      <text:p text:style-name="P1"/>
      <text:p text:style-name="P1">That outer ring is brown. The pupil is tiny. The sclera shot with some red. It swivels left to right, then top to bottom. </text:p>
      <text:p text:style-name="P1"/>
      <text:p text:style-name="P1">There around the pupil, brown as the earth. The pupil is tiny. All of it set in a sea of red. It moves top to bottom, then left to right. The movement continues in all directions again, and slow. </text:p>
      <text:p text:style-name="P1"/>
      <text:p text:style-name="P1">The iris, with its radial stroma, is medium brown. The pupil is large. In a pure white surround. This moves immediately top to bottom, then left to right. </text:p>
      <text:p text:style-name="P1"/>
      <text:p text:style-name="P1">The iris, with its radial stroma, is brown, as is so often the case. The pupil is tiny. It foveates at once, top to bottom, then left to right. </text:p>
      <text:p text:style-name="P1"/>
      <text:p text:style-name="P1">There around the pupil, brown. The pupil is dark purple. It swivels immediately top to bottom, then left to right. Then a pause, a backtracking. </text:p>
      <text:p text:style-name="P1"/>
      <text:p text:style-name="P1">Like an amazingly regular flower, green. The pupil is tiny. It foveates top to bottom, then left to right. Then a pause, a backtracking. </text:p>
      <text:p text:style-name="P1"/>
      <text:p text:style-name="P1"><text:soft-page-break/>The iris is blue. The pupil is there, a dot. The white bloodshot. It moves left to right, then top to bottom. Then a pause, a backtracking. </text:p>
      <text:p text:style-name="P1"/>
      <text:p text:style-name="P1">Green, as if reflecting nature. The pupil is tiny. Sclera like an egg. It turns top to bottom, then left to right. </text:p>
      <text:p text:style-name="P1"/>
      <text:p text:style-name="P1">It’s gray. The pupil is enlarged. The white bloodshot. It turns left to right, then top to bottom. Then a pause, a backtracking. </text:p>
      <text:p text:style-name="P1"/>
      <text:p text:style-name="P1">That outer ring is brown like loam. The pupil is dark purple. In a pure white surround. It angles left to right, then top to bottom. </text:p>
      <text:p text:style-name="P1"/>
      <text:p text:style-name="P1">Like an amazingly regular flower, brown, as is so often the case. The pupil is large. White around it veined with red. This orb angles at once, top to bottom, then left to right. </text:p>
      <text:p text:style-name="P1"/>
      <text:p text:style-name="P1">Brown. The pupil is large. It swivels top to bottom, then left to right. Then a pause, a backtracking. </text:p>
      <text:p text:style-name="P1"/>
      <text:p text:style-name="P1">The iris is brown, that most typical color. The pupil is prodigious. This orb swivels with a jitter left to right, then top to bottom. Now and then, a long hesitation, varied movement. </text:p>
      <text:p text:style-name="P1"/>
      <text:p text:style-name="P1">The iris is brown. The pupil is there, a dot. The white bloodshot. It moves top to bottom, then left to right. </text:p>
      <text:p text:style-name="P1"/>
      <text:p text:style-name="P1">Like an amazingly regular flower, brown, as is so often the case. The pupil is there, a dot. All of it swivels left to right, then top to bottom. Then a pause, a backtracking. </text:p>
      <text:p text:style-name="P1"><text:soft-page-break/></text:p>
      <text:p text:style-name="P1">It’s brown, that most typical color. The pupil is large. White around it veined with red. It turns right to left, then top to bottom. Then a pause, a backtracking. </text:p>
      <text:p text:style-name="P1"/>
      <text:p text:style-name="P1">Like an amazingly regular flower, gray. The pupil is unremarkable. In a pure white surround. This angles left to right, then top to bottom. </text:p>
      <text:p text:style-name="P1"/>
      <text:p text:style-name="P1">The iris, with its radial stroma, is brown. The pupil is barely a dot. It pivots rapidly left to right, then top to bottom. Then a pause, a backtracking. </text:p>
      <text:p text:style-name="P1"/>
      <text:p text:style-name="P1">The iris is brown, that most typical color. The pupil is large. In a pure white surround. It swivels at once, right to left, then top to bottom. </text:p>
      <text:p text:style-name="P1"/>
      <text:p text:style-name="P1">Brown. The pupil is immense. In a pure white surround. The whole assemblage moves left to right, then top to bottom. Then a pause, a backtracking. </text:p>
      <text:p text:style-name="P1"/>
      <text:p text:style-name="P1">That outer ring is brown, as is so often the case. The pupil is tiny. The white bloodshot. It foveates with a jitter left to right, then top to bottom. </text:p>
      <text:p text:style-name="P1"/>
      <text:p text:style-name="P1">Gray, hard as it is to distinguish this color from blue. The pupil is barely a dot. It angles top to bottom, then left to right. A skip upwards, then back. </text:p>
      <text:p text:style-name="P1"/>
      <text:p text:style-name="P1">It is brown, that most typical color. The pupil is there, a dot. In a pure white surround. The whole assemblage swivels top to bottom, then left to right. </text:p>
      <text:p text:style-name="P1"/>
      <text:p text:style-name="P1"><text:soft-page-break/>Gray. The pupil is unremarkable. Sclera like an egg. The whole assemblage angles top to bottom, then left to right. </text:p>
      <text:p text:style-name="P1"/>
      <text:p text:style-name="P1">There around the pupil, blue as the sky. The pupil is tiny. In a pure white surround. It angles rapidly top to bottom, then left to right. Now and then, a long hesitation, varied movement. </text:p>
      <text:p text:style-name="P1"/>
      <text:p text:style-name="P1">It’s hazel, with those characteristic hints of green, blue, gold, and brown. The pupil is immense. It angles left to right, then top to bottom. </text:p>
      <text:p text:style-name="P1"/>
      <text:p text:style-name="P1">The iris, with its radial stroma, is brown, as is so often the case. The pupil is a negative space. This foveates immediately right to left, then top to bottom. </text:p>
      <text:p text:style-name="P1"/>
      <text:p text:style-name="P1">Like an amazingly regular flower, brown, as is so often the case. The pupil is there, a dot. The whole assemblage turns left to right, then top to bottom. </text:p>
      <text:p text:style-name="P1"/>
      <text:p text:style-name="P1">The iris is blue as the far sky. The pupil is barely a dot. It swivels top to bottom, then left to right. </text:p>
      <text:p text:style-name="P1"/>
      <text:p text:style-name="P1">The iris is brown, that most typical color. The pupil is unremarkable. The white bloodshot. All of it foveates top to bottom, then left to right. A skip upwards, then back. </text:p>
      <text:p text:style-name="P1"/>
      <text:p text:style-name="P1">Brown. The pupil is large. In a pure white surround. It angles rapidly left to right, then top to bottom. </text:p>
      <text:p text:style-name="P1"/>
      <text:p text:style-name="P1"><text:soft-page-break/>Like an amazingly regular flower, brown. The pupil is there, a dot. The sclera shot with some red. The whole assemblage angles immediately right to left, then top to bottom. Then a pause, a backtracking. </text:p>
      <text:p text:style-name="P1"/>
      <text:p text:style-name="P1">That outer ring is brown, that most typical color. The pupil is prodigious. All of it moves right to left, then top to bottom. </text:p>
      <text:p text:style-name="P1"/>
      <text:p text:style-name="P1">It’s brown. The pupil is unremarkable. All of it angles top to bottom, then left to right. </text:p>
      <text:p text:style-name="P1"/>
      <text:p text:style-name="P1">It’s brown. The pupil is immense. It turns with a jitter top to bottom, then left to right. </text:p>
      <text:p text:style-name="P1"/>
      <text:p text:style-name="P1">The iris, with its radial stroma, is brown, as is so often the case. The pupil is unremarkable. The whole assemblage moves rapidly left to right, then top to bottom. Then a pause, a backtracking. </text:p>
      <text:p text:style-name="P1"/>
      <text:p text:style-name="P1">It is brown. The pupil is a negative space. It angles top to bottom, then left to right. Then a pause, a backtracking. </text:p>
      <text:p text:style-name="P1"/>
      <text:p text:style-name="P1">Brown. The pupil is there, a dot. The white bloodshot. It pivots left to right, then top to bottom. </text:p>
      <text:p text:style-name="P1"/>
      <text:p text:style-name="P1">It’s blue. The pupil is large. This swivels left to right, then top to bottom. Then a pause, a backtracking. </text:p>
      <text:p text:style-name="P1"/>
      <text:p text:style-name="P1">The iris, with its radial stroma, is brown. The pupil is an absence, but looks like a black discus. It turns left to right, then top to bottom. </text:p>
      <text:p text:style-name="P1"><text:soft-page-break/></text:p>
      <text:p text:style-name="P1">It’s brown. The pupil is unremarkable. All of it set in a sea of red. This turns meditatively right to left, then top to bottom. The progression is in a regular shape. </text:p>
      <text:p text:style-name="P1"/>
      <text:p text:style-name="P1">It’s brown, that most typical color. The pupil is there, a dot. This turns rapidly top to bottom, then left to right. </text:p>
      <text:p text:style-name="P1"/>
      <text:p text:style-name="P1">It’s brown against the sun. The pupil is there, a dot. It swivels meditatively left to right, then top to bottom. </text:p>
      <text:p text:style-name="P1"/>
      <text:p text:style-name="P1">There around the pupil, brown. The pupil is large. The sclera shot with some red. The whole assemblage pivots rapidly top to bottom, then left to right. </text:p>
      <text:p text:style-name="P1"/>
      <text:p text:style-name="P1">The iris, with its radial stroma, is brown. The pupil is highly constricted. This foveates top to bottom, then left to right. Then a pause, a backtracking. </text:p>
      <text:p text:style-name="P1"/>
      <text:p text:style-name="P1">The iris is blue. The pupil is a negative space. It pivots rapidly left to right, then top to bottom. </text:p>
      <text:p text:style-name="P1"/>
      <text:p text:style-name="P1">It is brown like loam. The pupil is barely a dot. White around it veined with red. It turns with a jitter top to bottom, then left to right. </text:p>
      <text:p text:style-name="P1"/>
      <text:p text:style-name="P1">It’s brown. The pupil is large. The sclera shot with some red. It turns immediately left to right, then top to bottom. </text:p>
      <text:p text:style-name="P1"/>
      <text:p text:style-name="P1">That outer ring is brown, that most typical color. The pupil is unremarkable. This angles left to right, then top to bottom. </text:p>
      <text:p text:style-name="P1"><text:soft-page-break/></text:p>
      <text:p text:style-name="P1">It’s brown, as is so often the case. The pupil is unremarkable. All of it set in a sea of red. All of it pivots top to bottom, then left to right. </text:p>
      <text:p text:style-name="P1"/>
      <text:p text:style-name="P1">The iris is brown. The pupil is an absence, but looks like a black discus. It swivels left to right, then top to bottom. Then a pause, a backtracking. </text:p>
      <text:p text:style-name="P1"/>
      <text:p text:style-name="P1">It’s brown as the earth. The pupil is large. In a pure white surround. The whole assemblage angles top to bottom, then left to right. </text:p>
      <text:p text:style-name="P1"/>
      <text:p text:style-name="P1">It’s brown against the sun. The pupil is unremarkable. This swivels top to bottom, then left to right. </text:p>
      <text:p text:style-name="P1"/>
      <text:p text:style-name="P1">Like an amazingly regular flower, brown. The pupil is unremarkable. The sclera shot with some red. It pivots with a jitter right to left, then top to bottom. </text:p>
      <text:p text:style-name="P1"/>
      <text:p text:style-name="P1">That outer ring is brown, as is so often the case. The pupil is large. It moves left to right, then top to bottom. </text:p>
      <text:p text:style-name="P1"/>
      <text:p text:style-name="P1">The iris is medium brown. The pupil is immense. The white bloodshot. The whole assemblage moves top to bottom, then left to right. </text:p>
      <text:p text:style-name="P1"/>
      <text:p text:style-name="P1">There around the pupil, medium brown. The pupil is large. All of it moves at once, top to bottom, then left to right. </text:p>
      <text:p text:style-name="P1"/>
      <text:p text:style-name="P1"><text:soft-page-break/>The iris is brown. The pupil is highly constricted. In a pure white surround. It angles top to bottom, then left to right. </text:p>
      <text:p text:style-name="P1"/>
      <text:p text:style-name="P1">It’s brown. The pupil is there, a dot. The whole assemblage swivels left to right, then top to bottom. </text:p>
      <text:p text:style-name="P1"/>
      <text:p text:style-name="P1">Like an amazingly regular flower, brown. The pupil is there, a dot. It pivots left to right, then top to bottom. </text:p>
      <text:p text:style-name="P1"/>
      <text:p text:style-name="P1">It’s brown, as is so often the case. The pupil is dark purple. White around it veined with red. It pivots with a jitter top to bottom, then left to right. </text:p>
      <text:p text:style-name="P1"/>
      <text:p text:style-name="P1">The iris, with its radial stroma, is brown. The pupil is there, a dot. All of it set in a sea of red. It swivels left to right, then top to bottom. </text:p>
      <text:p text:style-name="P1"/>
      <text:p text:style-name="P1">Like an amazingly regular flower, medium brown. The pupil is unremarkable. It angles top to bottom, then left to right. </text:p>
      <text:p text:style-name="P1"/>
      <text:p text:style-name="P1">It’s brown. The pupil is unremarkable. The white bloodshot. It turns with a jitter right to left, then top to bottom. </text:p>
      <text:p text:style-name="P1"/>
      <text:p text:style-name="P1">The iris, with its radial stroma, is brown. The pupil is surrounded by this color and texture. Sclera like an egg. It angles top to bottom, then left to right. Now and then, a long hesitation, varied movement. </text:p>
      <text:p text:style-name="P1"/>
      <text:p text:style-name="P1">It’s brown. The pupil is unremarkable. It pivots at once, right to left, then top to bottom. </text:p>
      <text:p text:style-name="P1"><text:soft-page-break/></text:p>
      <text:p text:style-name="P1">It’s blue as the sky. The pupil is tiny. The whole assemblage angles with a jitter right to left, then top to bottom. Then a pause, a backtracking. </text:p>
      <text:p text:style-name="P1"/>
      <text:p text:style-name="P1">It’s brown against the sun. The pupil is large. It swivels top to bottom, then left to right. </text:p>
      <text:p text:style-name="P1"/>
      <text:p text:style-name="P1">The iris is brown, as is so often the case. The pupil is tiny. The white bloodshot. This turns left to right, then top to bottom. </text:p>
      <text:p text:style-name="P1"/>
      <text:p text:style-name="P1">It’s blue as the far sky. The pupil is a negative space. In a pure white surround. It angles with a jitter top to bottom, then left to right. </text:p>
      <text:p text:style-name="P1"/>
      <text:p text:style-name="P1">The iris is brown. The pupil is a negative space. Sclera like an egg. The whole assemblage turns top to bottom, then left to right. </text:p>
      <text:p text:style-name="P1"/>
      <text:p text:style-name="P1">It’s brown, as is so often the case. The pupil is highly constricted. This moves top to bottom, then left to right. </text:p>
      <text:p text:style-name="P1"/>
      <text:p text:style-name="P1">Like an amazingly regular flower, brown, that most typical color. The pupil is barely a dot. Sclera like an egg. This swivels top to bottom, then left to right. Now and then, a long hesitation, varied movement. </text:p>
      <text:p text:style-name="P1"/>
      <text:p text:style-name="P1">There around the pupil, brown. The pupil is large. In a pure white surround. It swivels top to bottom, then left to right. </text:p>
      <text:p text:style-name="P1"/>
      <text:p text:style-name="P1">It’s brown. The pupil is tiny. It swivels top to bottom, then left to right. </text:p>
      <text:p text:style-name="P1"><text:soft-page-break/></text:p>
      <text:p text:style-name="P1">There around the pupil, brown. The pupil is unremarkable. It moves top to bottom, then left to right. Now and then, a long hesitation, varied movement. </text:p>
      <text:p text:style-name="P1"/>
      <text:p text:style-name="P1">That outer ring is brown. The pupil is tiny. It moves with a jitter top to bottom, then left to right. </text:p>
      <text:p text:style-name="P1"/>
      <text:p text:style-name="P1">The iris, with its radial stroma, is blue. The pupil is unremarkable. Sclera like an egg. It moves right to left, then top to bottom. Now and then, a long hesitation, varied movement. </text:p>
      <text:p text:style-name="P1"/>
      <text:p text:style-name="P1">The iris is hazel. The pupil is unremarkable. All of it set in a sea of red. It swivels immediately top to bottom, then left to right. </text:p>
      <text:p text:style-name="P1"/>
      <text:p text:style-name="P1">The iris is medium brown. The pupil is there, a dot. All of it set in a sea of red. All of it turns top to bottom, then left to right. </text:p>
      <text:p text:style-name="P1"/>
      <text:p text:style-name="P1">That outer ring is brown. The pupil is tiny. The whole assemblage turns top to bottom, then left to right. Then a pause, a backtracking. </text:p>
      <text:p text:style-name="P1"/>
      <text:p text:style-name="P1">The iris is brown, that most typical color. The pupil is tiny. It turns top to bottom, then left to right. Then a pause, a backtracking. Now and then, a long hesitation, varied movement. </text:p>
      <text:p text:style-name="P1"/>
      <text:p text:style-name="P1">That outer ring is brown. The pupil is surrounded by this color and texture. In a pure white surround. This turns left to right, then top to bottom. Then a pause, a backtracking. </text:p>
      <text:p text:style-name="P1"/>
      <text:p text:style-name="P1"><text:soft-page-break/>The iris is blue. The pupil is large. This foveates with a jitter right to left, then top to bottom. Then a pause, a backtracking. Now and then, a long hesitation, varied movement. </text:p>
      <text:p text:style-name="P1"/>
      <text:p text:style-name="P1">That outer ring is gray. The pupil is immense. All of it set in a sea of red. It moves top to bottom, then left to right. </text:p>
      <text:p text:style-name="P1"/>
      <text:p text:style-name="P1">It’s brown like loam. The pupil is a negative space. This pivots immediately left to right, then top to bottom. </text:p>
      <text:p text:style-name="P1"/>
      <text:p text:style-name="P1">Like an amazingly regular flower, brown, that most typical color. The pupil is large. The white bloodshot. It angles top to bottom, then left to right. </text:p>
      <text:p text:style-name="P1"/>
      <text:p text:style-name="P1">It’s hazel. The pupil is highly constricted. It foveates immediately top to bottom, then left to right. </text:p>
      <text:p text:style-name="P1"/>
      <text:p text:style-name="P1">Blue. The pupil is tiny. This orb moves rapidly top to bottom, then left to right. </text:p>
      <text:p text:style-name="P1"/>
      <text:p text:style-name="P1">That outer ring is medium brown, or, one might say, chestnut. The pupil is dead center. It foveates immediately left to right, then top to bottom. Then a pause, a backtracking. Now and then, a long hesitation, varied movement. </text:p>
      <text:p text:style-name="P1"/>
      <text:p text:style-name="P1">Hazel, with those characteristic hints of green, blue, gold, and brown. The pupil is prodigious. This orb pivots top to bottom, then left to right. </text:p>
      <text:p text:style-name="P1"/>
      <text:p text:style-name="P1">There around the pupil, brown, that most typical color. The pupil is prodigious. The white bloodshot. It angles with a jitter top to bottom, then left to right. </text:p>
      <text:p text:style-name="P1"><text:soft-page-break/></text:p>
      <text:p text:style-name="P1">There around the pupil, hazel, containing green, blue, gold, and brown. The pupil is an absence, but looks like a black discus. It swivels rapidly left to right, then top to bottom. </text:p>
      <text:p text:style-name="P1"/>
      <text:p text:style-name="P1">It’s blue. The pupil is tiny. The white bloodshot. It pivots at once, left to right, then top to bottom. </text:p>
      <text:p text:style-name="P1"/>
      <text:p text:style-name="P1">That outer ring is brown as the earth. The pupil is there, a dot. This turns with a jitter top to bottom, then left to right. Then a pause, a backtracking. </text:p>
      <text:p text:style-name="P1"/>
      <text:p text:style-name="P1">The iris is gray. The pupil is a negative space. All of it set in a sea of red. It pivots at once, top to bottom, then left to right. Then a pause, a backtracking. </text:p>
      <text:p text:style-name="P1"/>
      <text:p text:style-name="P1">The iris is brown, that most typical color. The pupil is barely a dot. The sclera shot with some red. It turns left to right, then top to bottom. Now and then, a long hesitation, varied movement. </text:p>
      <text:p text:style-name="P1"/>
      <text:p text:style-name="P1">That outer ring is brown, that most typical hue. The pupil is tiny. The sclera shot with some red. It turns rapidly top to bottom, then left to right. Now and then, a long hesitation, varied movement. </text:p>
      <text:p text:style-name="P1"/>
      <text:p text:style-name="P1">It’s brown, as is so often the case. The pupil is immense. All of it moves left to right, then top to bottom. </text:p>
      <text:p text:style-name="P1"/>
      <text:p text:style-name="P1">Brown. The pupil is large. It foveates top to bottom, then left to right. Then a pause, a backtracking. Now and then, a long hesitation, varied movement. </text:p>
      <text:p text:style-name="P1"><text:soft-page-break/></text:p>
      <text:p text:style-name="P1">Like an amazingly regular flower, brown. The pupil is there, a dot. The sclera shot with some red. It foveates left to right, then top to bottom. Then a pause, a backtracking. </text:p>
      <text:p text:style-name="P1"/>
      <text:p text:style-name="P1">That outer ring is brown as the earth. The pupil is dark purple. The white bloodshot. It foveates at once, top to bottom, then left to right. </text:p>
      <text:p text:style-name="P1"/>
      <text:p text:style-name="P1">The iris is brown, as is so often the case. The pupil is barely a dot. The white bloodshot. All of it angles left to right, then top to bottom. </text:p>
      <text:p text:style-name="P1"/>
      <text:p text:style-name="P1">It’s brown. The pupil is highly constricted. This orb pivots at once, right to left, then top to bottom. </text:p>
      <text:p text:style-name="P1"/>
      <text:p text:style-name="P1">That outer ring is brown as the earth. The pupil is there, a dot. This swivels left to right, then top to bottom. Now and then, a long hesitation, varied movement. </text:p>
      <text:p text:style-name="P1"/>
      <text:p text:style-name="P1">Blue, though made up, as those familiar with matters ocular explain, of brown pigment. The pupil is tiny. Sclera like an egg. It angles top to bottom, then left to right. Then a pause, a backtracking. </text:p>
      <text:p text:style-name="P1"/>
      <text:p text:style-name="P1">Like an amazingly regular flower, medium brown. The pupil is an absence, but looks like a black discus. It pivots with a jitter top to bottom, then left to right. </text:p>
      <text:p text:style-name="P1"/>
      <text:p text:style-name="P1">It’s brown. The pupil is tiny. All of it set in a sea of red. This orb turns left to right, then top to bottom. </text:p>
      <text:p text:style-name="P1"/>
      <text:p text:style-name="P1"><text:soft-page-break/>That outer ring is brown, as is so often the case. The pupil is large. It turns left to right, then top to bottom. Now and then, a long hesitation, varied movement. </text:p>
      <text:p text:style-name="P1"/>
      <text:p text:style-name="P1">There around the pupil, medium brown. The pupil is tiny. Sclera like an egg. This swivels at once, right to left, then top to bottom. Then a pause, a backtracking. </text:p>
      <text:p text:style-name="P1"/>
      <text:p text:style-name="P1">It’s brown. The pupil is unremarkable. It pivots immediately top to bottom, then left to right. Then a pause, a backtracking. </text:p>
      <text:p text:style-name="P1"/>
      <text:p text:style-name="P1">Brown like loam. The pupil is dark purple. This pivots top to bottom, then left to right. </text:p>
      <text:p text:style-name="P1"/>
      <text:p text:style-name="P1">The iris is brown as the earth. The pupil is tiny. The whole assemblage foveates top to bottom, then left to right. </text:p>
      <text:p text:style-name="P1"/>
      <text:p text:style-name="P1">Like an amazingly regular flower, brown, that most typical color. The pupil is tiny. It moves with a jitter at first top to bottom, then left to right. Then, the motion is toward each margin. </text:p>
      <text:p text:style-name="P1"/>
      <text:p text:style-name="P1">It is brown. The pupil is dark purple. Sclera like an egg. It swivels top to bottom, then left to right. </text:p>
      <text:p text:style-name="P1"/>
      <text:p text:style-name="P1">There around the pupil, brown. The pupil is dark purple. It moves left to right, then top to bottom. Then a pause, a backtracking. </text:p>
      <text:p text:style-name="P1"/>
      <text:p text:style-name="P1">The iris, with its radial stroma, is amber, that rarest of colors. The pupil is tiny. The whole assemblage swivels top to bottom, then left to right. Then a pause, a backtracking. </text:p>
      <text:p text:style-name="P1"/>
      <text:p text:style-name="P1"><text:soft-page-break/>The iris, with its radial stroma, is blue as the sky. The pupil is a negative space. The sclera shot with some red. It pivots left to right, then top to bottom. </text:p>
      <text:p text:style-name="P1"/>
      <text:p text:style-name="P1">That outer ring is black. The pupil is tiny. It swivels at once, left to right, then top to bottom. Then a pause, a backtracking. </text:p>
      <text:p text:style-name="P1"/>
      <text:p text:style-name="P1">There around the pupil, medium brown. The pupil is unremarkable. All of it swivels right to left, then top to bottom. </text:p>
      <text:p text:style-name="P1"/>
      <text:p text:style-name="P1">It is brown as the nourishing earth. The pupil is barely a dot. All of it angles right to left, then top to bottom. </text:p>
      <text:p text:style-name="P1"/>
      <text:p text:style-name="P1">Like an amazingly regular flower, brown, as is so often the case. The pupil is immense. Sclera like an egg. It foveates at once, right to left, then top to bottom. Then a pause, a backtracking. </text:p>
      <text:p text:style-name="P1"/>
      <text:p text:style-name="P1">The iris is black. The pupil is dead center. This swivels top to bottom, then left to right. Then a pause, a backtracking. Now and then, a long hesitation, varied movement. </text:p>
      <text:p text:style-name="P1"/>
      <text:p text:style-name="P1">It’s brown, that most typical color. The pupil is unremarkable. Sclera like an egg. It angles left to right, then top to bottom. Then a pause, a backtracking. </text:p>
      <text:p text:style-name="P1"/>
      <text:p text:style-name="P1">Like an amazingly regular flower, brown like loam. The pupil is prodigious. This orb foveates top to bottom, then left to right. Then a pause, a backtracking. </text:p>
      <text:p text:style-name="P1"/>
      <text:p text:style-name="P1">It’s brown. The pupil is there, a dot. It swivels top to bottom, then left to right. </text:p>
      <text:p text:style-name="P1"/>
      <text:p text:style-name="P1"><text:soft-page-break/>The iris is brown. The pupil is large. It angles left to right, then top to bottom. Then a pause, a backtracking. </text:p>
      <text:p text:style-name="P1"/>
      <text:p text:style-name="P1">That outer ring is brown. The pupil is dead center. This orb turns top to bottom, then left to right. Now and then, a long hesitation, varied movement. </text:p>
      <text:p text:style-name="P1"/>
      <text:p text:style-name="P1">It is black. The pupil is highly constricted. The sclera shot with some red. It moves left to right, then top to bottom. Then a pause, a backtracking. </text:p>
      <text:p text:style-name="P1"/>
      <text:p text:style-name="P1">It’s brown, as is so often the case. The pupil is large. It moves top to bottom, then left to right. </text:p>
      <text:p text:style-name="P1"/>
      <text:p text:style-name="P1">It’s medium brown. The pupil is tiny. In a pure white surround. It moves at once, top to bottom, then left to right. Then a pause, a backtracking. </text:p>
      <text:p text:style-name="P1"/>
      <text:p text:style-name="P1">The iris is hazel. The pupil is immense. Sclera like an egg. This moves top to bottom, then left to right. </text:p>
      <text:p text:style-name="P1"/>
      <text:p text:style-name="P1">The iris, with its radial stroma, is blue. The pupil is unremarkable. In a pure white surround. The whole assemblage swivels at once, left to right, then top to bottom. Then a pause, a backtracking. </text:p>
      <text:p text:style-name="P1"/>
      <text:p text:style-name="P1">The iris, with its radial stroma, is brown, that most typical color. The pupil is prodigious. It pivots left to right, then top to bottom. </text:p>
      <text:p text:style-name="P1"/>
      <text:p text:style-name="P1">The iris is brown. The pupil is highly constricted. In a pure white surround. This turns left to right, then top to bottom. Then a pause, a backtracking. </text:p>
      <text:p text:style-name="P1"><text:soft-page-break/></text:p>
      <text:p text:style-name="P1">The iris is brown, that most typical color. The pupil is there, a dot. The sclera shot with some red. It pivots top to bottom, then left to right. Then a pause, a backtracking. </text:p>
      <text:p text:style-name="P1"/>
      <text:p text:style-name="P1">The iris is blue, though made up, as those familiar with matters ocular explain, of brown pigment. The pupil is there, a dot. This angles immediately left to right, then top to bottom. </text:p>
      <text:p text:style-name="P1"/>
      <text:p text:style-name="P1">It is black. The pupil is large. The whole assemblage foveates left to right, then top to bottom. </text:p>
      <text:p text:style-name="P1"/>
      <text:p text:style-name="P1">It’s hazel, with those characteristic hints of green, blue, gold, and brown. The pupil is tiny. White around it veined with red. It swivels at once, top to bottom, then left to right. </text:p>
      <text:p text:style-name="P1"/>
      <text:p text:style-name="P1">It is brown. The pupil is unremarkable. This orb moves top to bottom, then left to right. Then a pause, a backtracking. </text:p>
      <text:p text:style-name="P1"/>
      <text:p text:style-name="P1">Like an amazingly regular flower, brown as the unforgiving earth. The pupil is dark purple. It foveates in various directions. Then, the motion is toward each margin. </text:p>
      <text:p text:style-name="P1"/>
      <text:p text:style-name="P1">Like an amazingly regular flower, brown. The pupil is tiny. In a pure white surround. All of it foveates left to right, then top to bottom. Then a pause, a backtracking. Now and then, a long hesitation, varied movement. </text:p>
      <text:p text:style-name="P1"/>
      <text:p text:style-name="P1">That outer ring is blue. The pupil is surrounded by this color and texture. All of it turns bit by bit top to bottom, then left to right. A skip upwards, then back. </text:p>
      <text:p text:style-name="P1"/>
      <text:p text:style-name="P1"><text:soft-page-break/>Like an amazingly regular flower, black. The pupil is surrounded by this color and texture. All of it set in a sea of red. It moves meditatively left to right, then top to bottom. The progression is in a regular shape. </text:p>
      <text:p text:style-name="P1"/>
      <text:p text:style-name="P1">Brown, that most typical color. The pupil is dead center. All of it set in a sea of red. The whole assemblage moves right to left, then top to bottom. The progression is in a regular shape. </text:p>
      <text:p text:style-name="P1"/>
      <text:p text:style-name="P1">Like an amazingly regular flower, brown. The pupil is large. This orb moves top to bottom, then left to right. Then a pause, a backtracking. </text:p>
      <text:p text:style-name="P1"/>
      <text:p text:style-name="P1">There around the pupil, hazel, with those characteristic hints of green, blue, gold, and brown. The pupil is tiny. It turns at once, left to right, then top to bottom. </text:p>
      <text:p text:style-name="P1"/>
      <text:p text:style-name="P1">It is brown, that most typical color. The pupil is surrounded by this color and texture. All of it swivels top to bottom, then left to right. </text:p>
      <text:p text:style-name="P1"/>
      <text:p text:style-name="P1">The iris, with its radial stroma, is brown. The pupil is dead center. Sclera like an egg. The whole assemblage foveates left to right, then top to bottom. Then a pause, a backtracking. </text:p>
      <text:p text:style-name="P1"/>
      <text:p text:style-name="P1">Like an amazingly regular flower, brown. The pupil is an absence, but looks like a black discus. All of it set in a sea of red. It turns with a jitter right to left, then top to bottom. Then a pause, a backtracking. Now and then, a long hesitation, varied movement. </text:p>
      <text:p text:style-name="P1"/>
      <text:p text:style-name="P1">It’s blue as the sky. The pupil is tiny. The whole assemblage pivots top to bottom, then left to right. </text:p>
      <text:p text:style-name="P1"/>
      <text:p text:style-name="P1"><text:soft-page-break/>It’s brown, as is so often the case. The pupil is tiny. It foveates top to bottom, then left to right. </text:p>
      <text:p text:style-name="P1"/>
      <text:p text:style-name="P1">The iris is brown, as is so often the case. The pupil is dark purple. It pivots top to bottom, then left to right. </text:p>
      <text:p text:style-name="P1"/>
      <text:p text:style-name="P1">It’s brown. The pupil is dead center. All of it moves top to bottom, then left to right. </text:p>
      <text:p text:style-name="P1"/>
      <text:p text:style-name="P1">There around the pupil, brown, as is so often the case. The pupil is there, a dot. The whole assemblage pivots rapidly right to left, then top to bottom. </text:p>
      <text:p text:style-name="P1"/>
      <text:p text:style-name="P1">Like an amazingly regular flower, green, as if reflecting nature. The pupil is there, a dot. It angles immediately top to bottom, then left to right. </text:p>
      <text:p text:style-name="P1"/>
      <text:p text:style-name="P1">Brown. The pupil is unremarkable. This orb pivots left to right, then top to bottom. </text:p>
      <text:p text:style-name="P1"/>
      <text:p text:style-name="P1">Brown. The pupil is an absence, but looks like a black discus. The whole assemblage turns rapidly top to bottom, then left to right. Then a pause, a backtracking. </text:p>
      <text:p text:style-name="P1"/>
      <text:p text:style-name="P1">It’s brown against the sun. The pupil is large. The sclera shot with some red. It pivots top to bottom, then left to right. Then a pause, a backtracking. </text:p>
      <text:p text:style-name="P1"/>
      <text:p text:style-name="P1">Brown. The pupil is a negative space. All of it set in a sea of red. It turns left to right, then top to bottom. </text:p>
      <text:p text:style-name="P1"/>
      <text:p text:style-name="P1">The iris is brown as the earth. The pupil is a negative space. Sclera like an egg. It turns left to right, then top to bottom. </text:p>
      <text:p text:style-name="P1"><text:soft-page-break/></text:p>
      <text:p text:style-name="P1">Like an amazingly regular flower, gray, hard as it is to distinguish this color from blue. The pupil is large. The sclera shot with some red. It foveates rapidly top to bottom, then left to right. Then a pause, a backtracking. </text:p>
      <text:p text:style-name="P1"/>
      <text:p text:style-name="P1">It’s brown. The pupil is there, a dot. In a pure white surround. It pivots left to right, then top to bottom. </text:p>
      <text:p text:style-name="P1"/>
      <text:p text:style-name="P1">It’s brown. The pupil is unremarkable. Sclera like an egg. It angles right to left, then top to bottom. Then, the motion is toward each margin. </text:p>
      <text:p text:style-name="P1"/>
      <text:p text:style-name="P1">The iris is black, or as pedants will tell you, actually a very deep brown. The pupil is large. White around it veined with red. It angles left to right, then top to bottom. </text:p>
      <text:p text:style-name="P1"/>
      <text:p text:style-name="P1">The iris is brown like loam. The pupil is unremarkable. White around it veined with red. It swivels top to bottom, then left to right. </text:p>
      <text:p text:style-name="P1"/>
      <text:p text:style-name="P1">It’s brown, as is so often the case. The pupil is a negative space. The white bloodshot. This orb foveates left to right, then top to bottom. Then a pause, a backtracking. Now and then, a long hesitation, varied movement. </text:p>
      <text:p text:style-name="P1"/>
      <text:p text:style-name="P1">There around the pupil, gray. The pupil is unremarkable. It pivots top to bottom, then left to right. Then a pause, a backtracking. </text:p>
      <text:p text:style-name="P1"/>
      <text:p text:style-name="P1">There around the pupil, brown. The pupil is large. The white bloodshot. It swivels left to right, then top to bottom. </text:p>
      <text:p text:style-name="P1"><text:soft-page-break/></text:p>
      <text:p text:style-name="P1">The iris is brown. The pupil is barely a dot. White around it veined with red. It moves immediately top to bottom, then left to right. </text:p>
      <text:p text:style-name="P1"/>
      <text:p text:style-name="P1">There around the pupil, brown, that most typical color. The pupil is unremarkable. This foveates top to bottom, then left to right. Then a pause, a backtracking. </text:p>
      <text:p text:style-name="P1"/>
      <text:p text:style-name="P1">The iris is brown, as is so often the case. The pupil is there, a dot. The white bloodshot. It angles top to bottom, then left to right. </text:p>
      <text:p text:style-name="P1"/>
      <text:p text:style-name="P1">It is brown. The pupil is prodigious. This angles right to left, then top to bottom. </text:p>
      <text:p text:style-name="P1"/>
      <text:p text:style-name="P1">Like an amazingly regular flower, brown as the earth. The pupil is there, a dot. White around it veined with red. This swivels left to right, then top to bottom. </text:p>
      <text:p text:style-name="P1"/>
      <text:p text:style-name="P1">The iris is brown. The pupil is there, a dot. It turns left to right, then top to bottom. </text:p>
      <text:p text:style-name="P1"/>
      <text:p text:style-name="P1">Like an amazingly regular flower, hazel. The pupil is tiny. It pivots at once, right to left, then top to bottom. Now and then, a long hesitation, varied movement. </text:p>
      <text:p text:style-name="P1"/>
      <text:p text:style-name="P1">There around the pupil, medium brown. The pupil is large. It turns with a jitter right to left, then top to bottom. </text:p>
      <text:p text:style-name="P1"/>
      <text:p text:style-name="P1">It’s brown, as is so often the case. The pupil is barely a dot. The sclera shot with some red. This orb moves left to right, then top to bottom. </text:p>
      <text:p text:style-name="P1"/>
      <text:p text:style-name="P1"><text:soft-page-break/>It’s brown. The pupil is immense. All of it set in a sea of red. It pivots top to bottom, then left to right. </text:p>
      <text:p text:style-name="P1"/>
      <text:p text:style-name="P1">It’s brown like loam. The pupil is tiny. The white bloodshot. It swivels and lingers right to left, then top to bottom. A skip upwards, then back. </text:p>
      <text:p text:style-name="P1"/>
      <text:p text:style-name="P1">The iris, with its radial stroma, is medium brown. The pupil is there, a dot. The sclera shot with some red. It moves top to bottom, then left to right. </text:p>
      <text:p text:style-name="P1"/>
      <text:p text:style-name="P1">It’s medium brown. The pupil is there, a dot. White around it veined with red. It turns left to right, then top to bottom. </text:p>
      <text:p text:style-name="P1"/>
      <text:p text:style-name="P1">The iris, with its radial stroma, is brown. The pupil is tiny. It turns left to right, then top to bottom. Then a pause, a backtracking. Now and then, a long hesitation, varied movement. </text:p>
      <text:p text:style-name="P1"/>
      <text:p text:style-name="P1">It’s brown, as is so often the case. The pupil is unremarkable. The sclera shot with some red. All of it turns top to bottom, then left to right. A skip upwards, then back. </text:p>
      <text:p text:style-name="P1"/>
      <text:p text:style-name="P1">It is blue, though made up, as those familiar with matters ocular explain, of brown pigment. The pupil is prodigious. Sclera like an egg. This foveates top to bottom, then left to right. Then a pause, a backtracking. </text:p>
      <text:p text:style-name="P1"/>
      <text:p text:style-name="P1">It’s brown. The pupil is surrounded by this color and texture. It foveates at first left to right, then top to bottom. Then, the motion is almost in a spiral. </text:p>
      <text:p text:style-name="P1"/>
      <text:p text:style-name="P1"><text:soft-page-break/>The iris is blue as clear sky. The pupil is there, a dot. In a pure white surround. It pivots immediately top to bottom, then left to right. </text:p>
      <text:p text:style-name="P1"/>
      <text:p text:style-name="P1">Like an amazingly regular flower, hazel. The pupil is unremarkable. White around it veined with red. It foveates at once, left to right, then top to bottom. Then a pause, a backtracking. </text:p>
      <text:p text:style-name="P1"/>
      <text:p text:style-name="P1">It’s brown. The pupil is large. All of it set in a sea of red. It moves top to bottom, then left to right. Then a pause, a backtracking. </text:p>
      <text:p text:style-name="P1"/>
      <text:p text:style-name="P1">The iris is brown. The pupil is large. The white bloodshot. All of it foveates right to left, then top to bottom. Then a pause, a backtracking. </text:p>
      <text:p text:style-name="P1"/>
      <text:p text:style-name="P1">Brown. The pupil is large. It pivots immediately top to bottom, then left to right. Now and then, a long hesitation, varied movement. </text:p>
      <text:p text:style-name="P1"/>
      <text:p text:style-name="P1">The iris is brown. The pupil is enlarged. This swivels with a jitter top to bottom, then left to right. Then a pause, a backtracking. </text:p>
      <text:p text:style-name="P1"/>
      <text:p text:style-name="P1">Brown, as is so often the case. The pupil is prodigious. The white bloodshot. It angles top to bottom, then left to right. Then a pause, a backtracking. </text:p>
      <text:p text:style-name="P1"/>
      <text:p text:style-name="P1">It’s blue as the sky. The pupil is there, a dot. In a pure white surround. It turns at once, top to bottom, then left to right. Then a pause, a backtracking. </text:p>
      <text:p text:style-name="P1"/>
      <text:p text:style-name="P1">It’s brown as the earth. The pupil is surrounded by this color and texture. White around it veined with red. It turns with a jitter top to bottom, then left to right. </text:p>
      <text:p text:style-name="P1"><text:soft-page-break/></text:p>
      <text:p text:style-name="P1">It is blue. The pupil is tiny. It pivots immediately left to right, then top to bottom. Then a pause, a backtracking. </text:p>
      <text:p text:style-name="P1"/>
      <text:p text:style-name="P1">There around the pupil, green. The pupil is large. Sclera like an egg. This pivots left to right, then top to bottom. </text:p>
      <text:p text:style-name="P1"/>
      <text:p text:style-name="P1">It’s brown. The pupil is tiny. It turns left to right, then top to bottom. Then a pause, a backtracking. </text:p>
      <text:p text:style-name="P1"/>
      <text:p text:style-name="P1">There around the pupil, medium brown, or, one might say, chestnut. The pupil is unremarkable. This orb angles at once, right to left, then top to bottom. Then a pause, a backtracking. </text:p>
      <text:p text:style-name="P1"/>
      <text:p text:style-name="P1">The iris is medium brown. The pupil is tiny. The sclera shot with some red. All of it angles with a jitter top to bottom, then left to right. </text:p>
      <text:p text:style-name="P1"/>
      <text:p text:style-name="P1">It’s brown. The pupil is surrounded by this color and texture. It angles with a jitter top to bottom, then left to right. Then a pause, a backtracking. </text:p>
      <text:p text:style-name="P1"/>
      <text:p text:style-name="P1">The iris is blue, though made up, as those familiar with matters ocular explain, of brown pigment. The pupil is large. The whole assemblage turns at once, top to bottom, then left to right. Now and then, a long hesitation, varied movement. </text:p>
      <text:p text:style-name="P1"/>
      <text:p text:style-name="P1">It is brown like loam. The pupil is large. The whole assemblage angles left to right, then top to bottom. </text:p>
      <text:p text:style-name="P1"><text:soft-page-break/></text:p>
      <text:p text:style-name="P1">It’s medium brown. The pupil is dead center. The sclera shot with some red. It angles left to right, then top to bottom. </text:p>
      <text:p text:style-name="P1"/>
      <text:p text:style-name="P1">The iris is brown as the earth. The pupil is enlarged. It pivots left to right, then top to bottom. </text:p>
      <text:p text:style-name="P1"/>
      <text:p text:style-name="P1">It’s brown. The pupil is prodigious. Sclera like an egg. It pivots right to left, then top to bottom. </text:p>
      <text:p text:style-name="P1"/>
      <text:p text:style-name="P1">Brown. The pupil is unremarkable. It moves bit by bit top to bottom, then left to right. The progression is in a regular shape. </text:p>
      <text:p text:style-name="P1"/>
      <text:p text:style-name="P1">Like an amazingly regular flower, brown, that most typical color. The pupil is unremarkable. The sclera shot with some red. It turns left to right, then top to bottom. </text:p>
      <text:p text:style-name="P1"/>
      <text:p text:style-name="P1">It’s brown as the earth. The pupil is dark purple. It angles at once, left to right, then top to bottom. </text:p>
      <text:p text:style-name="P1"/>
      <text:p text:style-name="P1">It is brown. The pupil is unremarkable. The whole assemblage pivots immediately top to bottom, then left to right. </text:p>
      <text:p text:style-name="P1"/>
      <text:p text:style-name="P1">It’s brown like loam. The pupil is highly constricted. It moves top to bottom, then left to right. </text:p>
      <text:p text:style-name="P1"/>
      <text:p text:style-name="P1">The iris is gray. The pupil is immense. It angles immediately right to left, then top to bottom. Then a pause, a backtracking. </text:p>
      <text:p text:style-name="P1"/>
      <text:p text:style-name="P1"><text:soft-page-break/>There around the pupil, brown. The pupil is tiny. It foveates immediately left to right, then top to bottom. Then a pause, a backtracking. </text:p>
      <text:p text:style-name="P1"/>
      <text:p text:style-name="P1">The iris, with its radial stroma, is brown, that most typical color. The pupil is tiny. The whole assemblage swivels top to bottom, then left to right. </text:p>
      <text:p text:style-name="P1"/>
      <text:p text:style-name="P1">The iris, with its radial stroma, is brown. The pupil is enlarged. Sclera like an egg. It foveates top to bottom, then left to right. </text:p>
      <text:p text:style-name="P1"/>
      <text:p text:style-name="P1">There around the pupil, brown. The pupil is large. It moves right to left, then top to bottom. </text:p>
      <text:p text:style-name="P1"/>
      <text:p text:style-name="P1">The iris, with its radial stroma, is brown. The pupil is tiny. Sclera like an egg. It moves right to left, then top to bottom. </text:p>
      <text:p text:style-name="P1"/>
      <text:p text:style-name="P1">It’s brown like loam. The pupil is unremarkable. Sclera like an egg. It foveates top to bottom, then left to right. </text:p>
      <text:p text:style-name="P1"/>
      <text:p text:style-name="P1">It’s hazel, with those characteristic hints of green, blue, gold, and brown. The pupil is tiny. This turns left to right, then top to bottom. </text:p>
      <text:p text:style-name="P1"/>
      <text:p text:style-name="P1">That outer ring is gray. The pupil is an absence, but looks like a black discus. All of it set in a sea of red. It turns top to bottom, then left to right. Now and then, a long hesitation, varied movement. </text:p>
      <text:p text:style-name="P1"/>
      <text:p text:style-name="P1">It’s blue as the sky. The pupil is unremarkable. It swivels top to bottom, then left to right. </text:p>
      <text:p text:style-name="P1"/>
      <text:p text:style-name="P1"><text:soft-page-break/>The iris, with its radial stroma, is black. The pupil is there, a dot. In a pure white surround. It swivels immediately right to left, then top to bottom. </text:p>
      <text:p text:style-name="P1"/>
      <text:p text:style-name="P1">Like an amazingly regular flower, black. The pupil is there, a dot. It pivots with a jitter top to bottom, then left to right. </text:p>
      <text:p text:style-name="P1"/>
      <text:p text:style-name="P1">It is brown. The pupil is there, a dot. The white bloodshot. It angles at once, top to bottom, then left to right. </text:p>
      <text:p text:style-name="P1"/>
      <text:p text:style-name="P1">Like an amazingly regular flower, brown like loam. The pupil is surrounded by this color and texture. The sclera shot with some red. This swivels right to left, then top to bottom. </text:p>
      <text:p text:style-name="P1"/>
      <text:p text:style-name="P1">The iris, with its radial stroma, is gray. The pupil is there, a dot. Sclera like an egg. This moves at once, right to left, then top to bottom. </text:p>
      <text:p text:style-name="P1"/>
      <text:p text:style-name="P1">It’s black, or as pedants will tell you, actually a very deep brown. The pupil is dark purple. All of it set in a sea of red. This pivots left to right, then top to bottom. Then a pause, a backtracking. </text:p>
      <text:p text:style-name="P1"/>
      <text:p text:style-name="P1">Like an amazingly regular flower, brown. The pupil is there, a dot. This orb angles left to right, then top to bottom. </text:p>
      <text:p text:style-name="P1"/>
      <text:p text:style-name="P1">It’s hazel, with those characteristic hints of green, blue, gold, and brown. The pupil is an absence, but looks like a black discus. This foveates left to right, then top to bottom. </text:p>
      <text:p text:style-name="P1"/>
      <text:p text:style-name="P1"><text:soft-page-break/>It is brown. The pupil is there, a dot. The whole assemblage swivels left to right, then top to bottom. Then a pause, a backtracking. </text:p>
      <text:p text:style-name="P1"/>
      <text:p text:style-name="P1">The iris, with its radial stroma, is brown. The pupil is enlarged. In a pure white surround. The whole assemblage swivels immediately top to bottom, then left to right. </text:p>
      <text:p text:style-name="P1"/>
      <text:p text:style-name="P1">It is brown, as is so often the case. The pupil is highly constricted. All of it foveates top to bottom, then left to right. Then a pause, a backtracking. </text:p>
      <text:p text:style-name="P1"/>
      <text:p text:style-name="P1">It’s brown. The pupil is tiny. White around it veined with red. It moves top to bottom, then left to right. </text:p>
      <text:p text:style-name="P1"/>
      <text:p text:style-name="P1">The iris is brown, as is so often the case. The pupil is tiny. It turns right to left, then top to bottom. Then a pause, a backtracking. </text:p>
      <text:p text:style-name="P1"/>
      <text:p text:style-name="P1">Brown. The pupil is there, a dot. White around it veined with red. All of it pivots top to bottom, then left to right. </text:p>
      <text:p text:style-name="P1"/>
      <text:p text:style-name="P1">The iris is brown. The pupil is dark purple. The sclera shot with some red. It moves left to right, then top to bottom. Then a pause, a backtracking. </text:p>
      <text:p text:style-name="P1"/>
      <text:p text:style-name="P1">It is brown like loam. The pupil is tiny. This orb angles right to left, then top to bottom. </text:p>
      <text:p text:style-name="P1"/>
      <text:p text:style-name="P1">Brown. The pupil is a negative space. It pivots left to right, then top to bottom. </text:p>
      <text:p text:style-name="P1"/>
      <text:p text:style-name="P1"><text:soft-page-break/>The iris is brown. The pupil is there, a dot. In a pure white surround. It angles top to bottom, then left to right. Now and then, a long hesitation, varied movement. </text:p>
      <text:p text:style-name="P1"/>
      <text:p text:style-name="P1">It is brown. The pupil is large. It pivots rapidly top to bottom, then left to right. </text:p>
      <text:p text:style-name="P1"/>
      <text:p text:style-name="P1">The iris, with its radial stroma, is hazel. The pupil is prodigious. All of it set in a sea of red. It turns left to right, then top to bottom. </text:p>
      <text:p text:style-name="P1"/>
      <text:p text:style-name="P1">It’s medium brown, or, one might say, chestnut. The pupil is tiny. This swivels left to right, then top to bottom. Then a pause, a backtracking. </text:p>
      <text:p text:style-name="P1"/>
      <text:p text:style-name="P1">It’s black. The pupil is there, a dot. The sclera shot with some red. This orb foveates left to right, then top to bottom. </text:p>
      <text:p text:style-name="P1"/>
      <text:p text:style-name="P1">It’s brown. The pupil is barely a dot. The white bloodshot. It foveates top to bottom, then left to right. Then a pause, a backtracking. </text:p>
      <text:p text:style-name="P1"/>
      <text:p text:style-name="P1">The iris, with its radial stroma, is black, or as pedants will tell you, actually a very deep brown. The pupil is tiny. This orb moves with a jitter left to right, then top to bottom. Now and then, a long hesitation, varied movement. </text:p>
      <text:p text:style-name="P1"/>
      <text:p text:style-name="P1">The iris is blue as the sky. The pupil is there, a dot. All of it angles left to right, then top to bottom. </text:p>
      <text:p text:style-name="P1"/>
      <text:p text:style-name="P1"><text:soft-page-break/>Like an amazingly regular flower, brown, that most typical color. The pupil is there, a dot. Sclera like an egg. The whole assemblage angles immediately top to bottom, then left to right. Then a pause, a backtracking. </text:p>
      <text:p text:style-name="P1"/>
      <text:p text:style-name="P1">It is brown, as is so often the case. The pupil is there, a dot. It moves right to left, then top to bottom. </text:p>
      <text:p text:style-name="P1"/>
      <text:p text:style-name="P1">The iris is brown, as is so often the case. The pupil is a negative space. All of it set in a sea of red. It moves top to bottom, then left to right. Then a pause, a backtracking. </text:p>
      <text:p text:style-name="P1"/>
      <text:p text:style-name="P1">Like an amazingly regular flower, gray. The pupil is unremarkable. This orb moves with a jitter top to bottom, then left to right. </text:p>
      <text:p text:style-name="P1"/>
      <text:p text:style-name="P1">It’s brown, that most typical color. The pupil is large. This foveates immediately left to right, then top to bottom. </text:p>
      <text:p text:style-name="P1"/>
      <text:p text:style-name="P1">It’s brown, as is so often the case. The pupil is barely a dot. It moves left to right, then top to bottom. </text:p>
      <text:p text:style-name="P1"/>
      <text:p text:style-name="P1">The iris is brown, as is so often the case. The pupil is unremarkable. It swivels right to left, then top to bottom. </text:p>
      <text:p text:style-name="P1"/>
      <text:p text:style-name="P1">Black. The pupil is tiny. It swivels left to right, then top to bottom. </text:p>
      <text:p text:style-name="P1"/>
      <text:p text:style-name="P1">It’s brown, as is so often the case. The pupil is unremarkable. It pivots at once, left to right, then top to bottom. </text:p>
      <text:p text:style-name="P1"><text:soft-page-break/></text:p>
      <text:p text:style-name="P1">It’s black. The pupil is large. Sclera like an egg. The whole assemblage moves left to right, then top to bottom. </text:p>
      <text:p text:style-name="P1"/>
      <text:p text:style-name="P1">It is brown. The pupil is dead center. In a pure white surround. It swivels top to bottom, then left to right. Then a pause, a backtracking. </text:p>
      <text:p text:style-name="P1"/>
      <text:p text:style-name="P1">The iris, with its radial stroma, is brown, as is so often the case. The pupil is an absence, but looks like a black discus. All of it set in a sea of red. This turns top to bottom, then left to right. </text:p>
      <text:p text:style-name="P1"/>
      <text:p text:style-name="P1">It’s brown. The pupil is there, a dot. It foveates immediately top to bottom, then left to right. </text:p>
      <text:p text:style-name="P1"/>
      <text:p text:style-name="P1">It is brown, that most typical color. The pupil is prodigious. It pivots with a jitter left to right, then top to bottom. </text:p>
      <text:p text:style-name="P1"/>
      <text:p text:style-name="P1">There around the pupil, gray, hard as it is to distinguish this color from blue. The pupil is dark purple. It moves top to bottom, then left to right. </text:p>
      <text:p text:style-name="P1"/>
      <text:p text:style-name="P1">That outer ring is hazel. The pupil is tiny. It swivels left to right, then top to bottom. </text:p>
      <text:p text:style-name="P1"/>
      <text:p text:style-name="P1">It’s brown. The pupil is prodigious. This orb moves immediately right to left, then top to bottom. </text:p>
      <text:p text:style-name="P1"/>
      <text:p text:style-name="P1">The iris is brown. The pupil is unremarkable. This turns top to bottom, then left to right. Then a pause, a backtracking. </text:p>
      <text:p text:style-name="P1"><text:soft-page-break/></text:p>
      <text:p text:style-name="P1">It’s brown. The pupil is there, a dot. All of it swivels rapidly left to right, then top to bottom. </text:p>
      <text:p text:style-name="P1"/>
      <text:p text:style-name="P1">Like an amazingly regular flower, brown like loam. The pupil is tiny. This orb skips at first top to bottom, then left to right. Then, the motion is almost in a spiral, and slow. </text:p>
      <text:p text:style-name="P1"/>
      <text:p text:style-name="P1">Like an amazingly regular flower, hazel. The pupil is an absence, but looks like a black discus. It moves top to bottom, then left to right. </text:p>
      <text:p text:style-name="P1"/>
      <text:p text:style-name="P1">Like an amazingly regular flower, brown. The pupil is unremarkable. The whole assemblage angles at once, right to left, then top to bottom. </text:p>
      <text:p text:style-name="P1"/>
      <text:p text:style-name="P1">Brown. The pupil is large. White around it veined with red. It moves top to bottom, then left to right. Then a pause, a backtracking. </text:p>
      <text:p text:style-name="P1"/>
      <text:p text:style-name="P1">Gray, hard as it is to distinguish this color from blue. The pupil is barely a dot. This orb pivots left to right, then top to bottom. </text:p>
      <text:p text:style-name="P1"/>
      <text:p text:style-name="P1">There around the pupil, brown, that most typical color. The pupil is tiny. Sclera like an egg. It pivots immediately right to left, then top to bottom. </text:p>
      <text:p text:style-name="P1"/>
      <text:p text:style-name="P1">It’s brown. The pupil is barely a dot. It turns rapidly top to bottom, then left to right. </text:p>
      <text:p text:style-name="P1"/>
      <text:p text:style-name="P1">It’s medium brown. The pupil is tiny. It pivots top to bottom, then left to right. Then a pause, a backtracking. </text:p>
      <text:p text:style-name="P1"/>
      <text:p text:style-name="P1"><text:soft-page-break/>It’s brown as the earth. The pupil is an absence, but looks like a black discus. In a pure white surround. It turns left to right, then top to bottom. </text:p>
      <text:p text:style-name="P1"/>
      <text:p text:style-name="P1">It’s brown, as is so often the case. The pupil is unremarkable. The white bloodshot. This swivels top to bottom, then left to right. </text:p>
      <text:p text:style-name="P1"/>
      <text:p text:style-name="P1">The iris is brown, as is so often the case. The pupil is a negative space. The whole assemblage angles rapidly top to bottom, then left to right. </text:p>
      <text:p text:style-name="P1"/>
      <text:p text:style-name="P1">The iris, with its radial stroma, is brown. The pupil is unremarkable. It foveates right to left, then top to bottom. </text:p>
      <text:p text:style-name="P1"/>
      <text:p text:style-name="P1">It is brown like loam. The pupil is large. White around it veined with red. It moves top to bottom, then left to right. </text:p>
      <text:p text:style-name="P1"/>
      <text:p text:style-name="P1">The iris is blue as the sky. The pupil is there, a dot. It turns top to bottom, then left to right. Now and then, a long hesitation, varied movement. </text:p>
      <text:p text:style-name="P1"/>
      <text:p text:style-name="P1">The iris, with its radial stroma, is brown, that most typical color. The pupil is tiny. The white bloodshot. It foveates top to bottom, then left to right. </text:p>
      <text:p text:style-name="P1"/>
      <text:p text:style-name="P1">There around the pupil, blue. The pupil is tiny. White around it veined with red. It pivots top to bottom, then left to right. Then a pause, a backtracking. </text:p>
      <text:p text:style-name="P1"/>
      <text:p text:style-name="P1">The iris is brown, that most typical color. The pupil is there, a dot. The white bloodshot. This orb foveates right to left, then top to bottom. </text:p>
      <text:p text:style-name="P1"><text:soft-page-break/></text:p>
      <text:p text:style-name="P1">It’s brown as the earth. The pupil is enlarged. Sclera like an egg. It foveates immediately left to right, then top to bottom. </text:p>
      <text:p text:style-name="P1"/>
      <text:p text:style-name="P1">It’s brown. The pupil is there, a dot. The whole assemblage angles left to right, then top to bottom. Then a pause, a backtracking. </text:p>
      <text:p text:style-name="P1"/>
      <text:p text:style-name="P1">That outer ring is blue. The pupil is unremarkable. This angles top to bottom, then left to right. Now and then, a long hesitation, varied movement. </text:p>
      <text:p text:style-name="P1"/>
      <text:p text:style-name="P1">There around the pupil, brown. The pupil is enlarged. It turns with a jitter top to bottom, then left to right. </text:p>
      <text:p text:style-name="P1"/>
      <text:p text:style-name="P1">There around the pupil, hazel. The pupil is tiny. It angles at once, top to bottom, then left to right. Then a pause, a backtracking. </text:p>
      <text:p text:style-name="P1"/>
      <text:p text:style-name="P1">That outer ring is brown as the earth. The pupil is large. It moves left to right, then top to bottom. Then a pause, a backtracking. </text:p>
      <text:p text:style-name="P1"/>
      <text:p text:style-name="P1">There around the pupil, brown. The pupil is large. It angles left to right, then top to bottom. Now and then, a long hesitation, varied movement. </text:p>
      <text:p text:style-name="P1"/>
      <text:p text:style-name="P1">It’s black. The pupil is tiny. All of it set in a sea of red. This pivots left to right, then top to bottom. </text:p>
      <text:p text:style-name="P1"/>
      <text:p text:style-name="P1"><text:soft-page-break/>It’s gray, hard as it is to distinguish this color from blue. The pupil is large. This orb swivels with a jitter left to right, then top to bottom. </text:p>
      <text:p text:style-name="P1"/>
      <text:p text:style-name="P1">That outer ring is brown. The pupil is a negative space. In a pure white surround. The whole assemblage swivels top to bottom, then left to right. </text:p>
      <text:p text:style-name="P1"/>
      <text:p text:style-name="P1">The iris is brown. The pupil is highly constricted. In a pure white surround. The whole assemblage swivels immediately left to right, then top to bottom. </text:p>
      <text:p text:style-name="P1"/>
      <text:p text:style-name="P1">It is brown, as is so often the case. The pupil is a negative space. It pivots left to right, then top to bottom. </text:p>
      <text:p text:style-name="P1"/>
      <text:p text:style-name="P1">That outer ring is brown, as is so often the case. The pupil is immense. All of it pivots left to right, then top to bottom. Then a pause, a backtracking. </text:p>
      <text:p text:style-name="P1"/>
      <text:p text:style-name="P1">It’s black. The pupil is tiny. The white bloodshot. It angles with a jitter left to right, then top to bottom. </text:p>
      <text:p text:style-name="P1"/>
      <text:p text:style-name="P1">It’s brown. The pupil is unremarkable. All of it set in a sea of red. It turns right to left, then top to bottom. </text:p>
      <text:p text:style-name="P1"/>
      <text:p text:style-name="P1">The iris is brown. The pupil is unremarkable. In a pure white surround. All of it foveates left to right, then top to bottom. </text:p>
      <text:p text:style-name="P1"/>
      <text:p text:style-name="P1">The iris is brown, that most typical color. The pupil is unremarkable. This angles top to bottom, then left to right. Then a pause, a backtracking. </text:p>
      <text:p text:style-name="P1"><text:soft-page-break/></text:p>
      <text:p text:style-name="P1">That outer ring is green. The pupil is a negative space. The white bloodshot. It swivels top to bottom, then left to right. </text:p>
      <text:p text:style-name="P1"/>
      <text:p text:style-name="P1">That outer ring is brown. The pupil is prodigious. In a pure white surround. It turns left to right, then top to bottom. </text:p>
      <text:p text:style-name="P1"/>
      <text:p text:style-name="P1">Brown. The pupil is unremarkable. All of it set in a sea of red. It turns top to bottom, then left to right. </text:p>
      <text:p text:style-name="P1"/>
      <text:p text:style-name="P1">It’s brown, that most typical color. The pupil is unremarkable. Sclera like an egg. It foveates left to right, then top to bottom. Now and then, a long hesitation, varied movement. </text:p>
      <text:p text:style-name="P1"/>
      <text:p text:style-name="P1">It’s brown. The pupil is an absence, but looks like a black discus. This pivots immediately right to left, then top to bottom. </text:p>
      <text:p text:style-name="P1"/>
      <text:p text:style-name="P1">It is blue. The pupil is tiny. The white bloodshot. It moves top to bottom, then left to right. </text:p>
      <text:p text:style-name="P1"/>
      <text:p text:style-name="P1">The iris is brown, as is so often the case. The pupil is there, a dot. White around it veined with red. It moves left to right, then top to bottom. </text:p>
      <text:p text:style-name="P1"/>
      <text:p text:style-name="P1">It’s brown against the sun. The pupil is enlarged. White around it veined with red. It angles top to bottom, then left to right. </text:p>
      <text:p text:style-name="P1"/>
      <text:p text:style-name="P1">It’s brown like loam. The pupil is surrounded by this color and texture. It pivots top to bottom, then left to right. </text:p>
      <text:p text:style-name="P1"><text:soft-page-break/></text:p>
      <text:p text:style-name="P1">It is brown. The pupil is tiny. The white bloodshot. This pivots top to bottom, then left to right. </text:p>
      <text:p text:style-name="P1"/>
      <text:p text:style-name="P1">Like an amazingly regular flower, brown, that most typical color. The pupil is highly constricted. It moves top to bottom, then left to right. Then a pause, a backtracking. </text:p>
      <text:p text:style-name="P1"/>
      <text:p text:style-name="P1">It is brown. The pupil is unremarkable. Sclera like an egg. This orb angles with a jitter left to right, then top to bottom. Now and then, a long hesitation, varied movement. </text:p>
      <text:p text:style-name="P1"/>
      <text:p text:style-name="P1">Like an amazingly regular flower, medium brown, or, one might say, chestnut. The pupil is immense. Sclera like an egg. It swivels top to bottom, then left to right. A skip upwards, then back. </text:p>
      <text:p text:style-name="P1"/>
      <text:p text:style-name="P1">It’s blue. The pupil is unremarkable. It turns left to right, then top to bottom. Then a pause, a backtracking. </text:p>
      <text:p text:style-name="P1"/>
      <text:p text:style-name="P1">It is black. The pupil is there, a dot. It turns at once, left to right, then top to bottom. Then a pause, a backtracking. </text:p>
      <text:p text:style-name="P1"/>
      <text:p text:style-name="P1">Brown, as is so often the case. The pupil is large. Sclera like an egg. It foveates with a jitter top to bottom, then left to right. </text:p>
      <text:p text:style-name="P1"/>
      <text:p text:style-name="P1">It’s brown. The pupil is there, a dot. Sclera like an egg. It moves left to right, then top to bottom. </text:p>
      <text:p text:style-name="P1"/>
      <text:p text:style-name="P1"><text:soft-page-break/>The iris is brown. The pupil is large. It foveates right to left, then top to bottom. </text:p>
      <text:p text:style-name="P1"/>
      <text:p text:style-name="P1">Brown, that most typical color. The pupil is tiny. The whole assemblage foveates right to left, then top to bottom. </text:p>
      <text:p text:style-name="P1"/>
      <text:p text:style-name="P1">The iris is gray. The pupil is unremarkable. White around it veined with red. This orb swivels top to bottom, then left to right. </text:p>
      <text:p text:style-name="P1"/>
      <text:p text:style-name="P1">Brown. The pupil is prodigious. It angles top to bottom, then left to right. </text:p>
      <text:p text:style-name="P1"/>
      <text:p text:style-name="P1">It is amber. The pupil is surrounded by this color and texture. Sclera like an egg. All of it swivels top to bottom, then left to right. </text:p>
      <text:p text:style-name="P1"/>
      <text:p text:style-name="P1">The iris, with its radial stroma, is brown. The pupil is there, a dot. The sclera shot with some red. This foveates rapidly top to bottom, then left to right. </text:p>
      <text:p text:style-name="P1"/>
      <text:p text:style-name="P1">Like an amazingly regular flower, brown, that most typical hue. The pupil is unremarkable. It turns at once, left to right, then top to bottom. </text:p>
      <text:p text:style-name="P1"/>
      <text:p text:style-name="P1">The iris is brown like loam. The pupil is prodigious. It swivels top to bottom, then left to right. </text:p>
      <text:p text:style-name="P1"/>
      <text:p text:style-name="P1">Hazel, with those characteristic hints of green, blue, gold, and brown. The pupil is tiny. It pivots immediately top to bottom, then left to right. Now and then, a long hesitation, varied movement. </text:p>
      <text:p text:style-name="P1"/>
      <text:p text:style-name="P1"><text:soft-page-break/>The iris, with its radial stroma, is brown like loam. The pupil is unremarkable. It angles at once, top to bottom, then left to right. Now and then, a long hesitation, varied movement. </text:p>
      <text:p text:style-name="P1"/>
      <text:p text:style-name="P1">It’s brown. The pupil is tiny. In a pure white surround. This orb foveates top to bottom, then left to right. </text:p>
      <text:p text:style-name="P1"/>
      <text:p text:style-name="P1">It’s medium brown. The pupil is there, a dot. Sclera like an egg. It foveates and lingers left to right, then top to bottom. </text:p>
      <text:p text:style-name="P1"/>
      <text:p text:style-name="P1">It’s hazel. The pupil is enlarged. It swivels right to left, then top to bottom. </text:p>
      <text:p text:style-name="P1"/>
      <text:p text:style-name="P1">The iris is brown. The pupil is unremarkable. The white bloodshot. This pivots top to bottom, then left to right. Then a pause, a backtracking. </text:p>
      <text:p text:style-name="P1"/>
      <text:p text:style-name="P1">It’s brown. The pupil is tiny. The white bloodshot. This pivots rapidly top to bottom, then left to right. </text:p>
      <text:p text:style-name="P1"/>
      <text:p text:style-name="P1">There around the pupil, brown, as is so often the case. The pupil is surrounded by this color and texture. It swivels rapidly right to left, then top to bottom. </text:p>
      <text:p text:style-name="P1"/>
      <text:p text:style-name="P1">There around the pupil, brown. The pupil is barely a dot. The white bloodshot. This foveates top to bottom, then left to right. </text:p>
      <text:p text:style-name="P1"/>
      <text:p text:style-name="P1">It’s medium brown, or, one might say, chestnut. The pupil is immense. All of it set in a sea of red. This orb turns left to right, then top to bottom. </text:p>
      <text:p text:style-name="P1"/>
      <text:p text:style-name="P1"><text:soft-page-break/>It’s brown, that most typical color. The pupil is tiny. Sclera like an egg. This orb pivots top to bottom, then left to right. Then a pause, a backtracking. Now and then, a long hesitation, varied movement. </text:p>
      <text:p text:style-name="P1"/>
      <text:p text:style-name="P1">The iris, with its radial stroma, is blue. The pupil is there, a dot. It swivels left to right, then top to bottom. </text:p>
      <text:p text:style-name="P1"/>
      <text:p text:style-name="P1">There around the pupil, brown, that most typical color. The pupil is large. The white bloodshot. The whole assemblage moves top to bottom, then left to right. </text:p>
      <text:p text:style-name="P1"/>
      <text:p text:style-name="P1">It’s blue. The pupil is there, a dot. All of it set in a sea of red. It angles top to bottom, then left to right. </text:p>
      <text:p text:style-name="P1"/>
      <text:p text:style-name="P1">It is brown. The pupil is large. White around it veined with red. The whole assemblage turns immediately top to bottom, then left to right. </text:p>
      <text:p text:style-name="P1"/>
      <text:p text:style-name="P1">There around the pupil, brown against the sun. The pupil is tiny. It turns left to right, then top to bottom. </text:p>
      <text:p text:style-name="P1"/>
      <text:p text:style-name="P1">The iris is brown, as is so often the case. The pupil is there, a dot. White around it veined with red. The whole assemblage angles left to right, then top to bottom. </text:p>
      <text:p text:style-name="P1"/>
      <text:p text:style-name="P1">It’s brown, that most typical color. The pupil is tiny. In a pure white surround. The whole assemblage foveates left to right, then top to bottom. Then a pause, a backtracking. </text:p>
      <text:p text:style-name="P1"/>
      <text:p text:style-name="P1"><text:soft-page-break/>It is brown. The pupil is unremarkable. Sclera like an egg. It foveates with a jitter left to right, then top to bottom. Then a pause, a backtracking. </text:p>
      <text:p text:style-name="P1"/>
      <text:p text:style-name="P1">That outer ring is brown as the earth. The pupil is dead center. In a pure white surround. It angles at once, left to right, then top to bottom. </text:p>
      <text:p text:style-name="P1"/>
      <text:p text:style-name="P1">It’s brown. The pupil is unremarkable. It foveates right to left, then top to bottom. </text:p>
      <text:p text:style-name="P1"/>
      <text:p text:style-name="P1">It’s brown, as is so often the case. The pupil is a negative space. The white bloodshot. It swivels top to bottom, then left to right. </text:p>
      <text:p text:style-name="P1"/>
      <text:p text:style-name="P1">That outer ring is blue, though made up, as those familiar with matters ocular explain, of brown pigment. The pupil is large. The sclera shot with some red. It pivots right to left, then top to bottom. </text:p>
      <text:p text:style-name="P1"/>
      <text:p text:style-name="P1">Brown like loam. The pupil is tiny. The whole assemblage turns with a jitter left to right, then top to bottom. </text:p>
      <text:p text:style-name="P1"/>
      <text:p text:style-name="P1">There around the pupil, hazel, with those characteristic hints of green, blue, gold, and brown. The pupil is large. All of it set in a sea of red. The whole assemblage turns with a jitter left to right, then top to bottom. </text:p>
      <text:p text:style-name="P1"/>
      <text:p text:style-name="P1">The iris is medium brown. The pupil is unremarkable. This orb pivots right to left, then top to bottom. Now and then, a long hesitation, varied movement. </text:p>
      <text:p text:style-name="P1"/>
      <text:p text:style-name="P1"><text:soft-page-break/>Like an amazingly regular flower, medium brown. The pupil is immense. In a pure white surround. It moves rapidly top to bottom, then left to right. </text:p>
      <text:p text:style-name="P1"/>
      <text:p text:style-name="P1">It’s brown, that most typical color. The pupil is tiny. All of it pivots with a jitter top to bottom, then left to right. </text:p>
      <text:p text:style-name="P1"/>
      <text:p text:style-name="P1">That outer ring is green. The pupil is large. In a pure white surround. All of it pivots left to right, then top to bottom. </text:p>
      <text:p text:style-name="P1"/>
      <text:p text:style-name="P1">The iris is blue. The pupil is a negative space. It swivels left to right, then top to bottom. </text:p>
      <text:p text:style-name="P1"/>
      <text:p text:style-name="P1">It’s green. The pupil is surrounded by this color and texture. Sclera like an egg. It angles with a jitter top to bottom, then left to right. Now and then, a long hesitation, varied movement. </text:p>
      <text:p text:style-name="P1"/>
      <text:p text:style-name="P1">Like an amazingly regular flower, brown, that most typical color. The pupil is unremarkable. White around it veined with red. It turns left to right, then top to bottom. </text:p>
      <text:p text:style-name="P1"/>
      <text:p text:style-name="P1">Brown, as is so often the case. The pupil is there, a dot. White around it veined with red. It angles top to bottom, then left to right. </text:p>
      <text:p text:style-name="P1"/>
      <text:p text:style-name="P1">It is brown, as is so often the case. The pupil is large. White around it veined with red. This turns top to bottom, then left to right. </text:p>
      <text:p text:style-name="P1"/>
      <text:p text:style-name="P1">The iris is brown. The pupil is there, a dot. It pivots top to bottom, then left to right. </text:p>
      <text:p text:style-name="P1"/>
      <text:p text:style-name="P1">It is brown. The pupil is unremarkable. It moves left to right, then top to bottom. </text:p>
      <text:p text:style-name="P1"><text:soft-page-break/></text:p>
      <text:p text:style-name="P1">The iris is brown. The pupil is there, a dot. It pivots erratically. The movement continues in all directions again. </text:p>
      <text:p text:style-name="P1"/>
      <text:p text:style-name="P1">Like an amazingly regular flower, blue. The pupil is there, a dot. It moves top to bottom, then left to right. </text:p>
      <text:p text:style-name="P1"/>
      <text:p text:style-name="P1">The iris, with its radial stroma, is gray. The pupil is unremarkable. The sclera shot with some red. It pivots at once, top to bottom, then left to right. </text:p>
      <text:p text:style-name="P1"/>
      <text:p text:style-name="P1">That outer ring is brown. The pupil is an absence, but looks like a black discus. This orb moves rapidly top to bottom, then left to right. </text:p>
      <text:p text:style-name="P1"/>
      <text:p text:style-name="P1">The iris, with its radial stroma, is brown. The pupil is prodigious. Sclera like an egg. The whole assemblage turns top to bottom, then left to right. Then a pause, a backtracking. </text:p>
      <text:p text:style-name="P1"/>
      <text:p text:style-name="P1">That outer ring is gray. The pupil is surrounded by this color and texture. It turns immediately top to bottom, then left to right. Then a pause, a backtracking. </text:p>
      <text:p text:style-name="P1"/>
      <text:p text:style-name="P1">The iris is brown, as is so often the case. The pupil is unremarkable. It foveates rapidly top to bottom, then left to right. </text:p>
      <text:p text:style-name="P1"/>
      <text:p text:style-name="P1">It’s brown like loam. The pupil is large. It foveates top to bottom, then left to right. </text:p>
      <text:p text:style-name="P1"/>
      <text:p text:style-name="P1">There around the pupil, brown, as is so often the case. The pupil is immense. The white bloodshot. This orb foveates left to right, then top to bottom. </text:p>
      <text:p text:style-name="P1"><text:soft-page-break/></text:p>
      <text:p text:style-name="P1">It’s green, as if reflecting nature. The pupil is tiny. The sclera shot with some red. It foveates at once, top to bottom, then left to right. Now and then, a long hesitation, varied movement. </text:p>
      <text:p text:style-name="P1"/>
      <text:p text:style-name="P1">The iris, with its radial stroma, is brown. The pupil is there, a dot. White around it veined with red. It swivels left to right, then top to bottom. Then a pause, a backtracking. </text:p>
      <text:p text:style-name="P1"/>
      <text:p text:style-name="P1">It’s brown like loam. The pupil is large. It foveates left to right, then top to bottom. Then a pause, a backtracking. </text:p>
      <text:p text:style-name="P1"/>
      <text:p text:style-name="P1">It is gray. The pupil is an absence, but looks like a black discus. All of it set in a sea of red. It pivots top to bottom, then left to right. </text:p>
      <text:p text:style-name="P1"/>
      <text:p text:style-name="P1">It is brown. The pupil is there, a dot. In a pure white surround. It moves rapidly left to right, then top to bottom. Then a pause, a backtracking. Now and then, a long hesitation, varied movement. </text:p>
      <text:p text:style-name="P1"/>
      <text:p text:style-name="P1">It’s brown. The pupil is unremarkable. White around it veined with red. It angles right to left, then top to bottom. </text:p>
      <text:p text:style-name="P1"/>
      <text:p text:style-name="P1">The iris is blue as a lucid pond. The pupil is unremarkable. It foveates immediately top to bottom, then left to right. </text:p>
      <text:p text:style-name="P1"/>
      <text:p text:style-name="P1">That outer ring is medium brown, or, one might say, chestnut. The pupil is there, a dot. It pivots left to right, then top to bottom. Now and then, a long hesitation, varied movement. </text:p>
      <text:p text:style-name="P1"/>
      <text:p text:style-name="P1"><text:soft-page-break/>It’s brown, as is so often the case. The pupil is large. It swivels left to right, then top to bottom. A skip upwards, then back. The progression is in a regular shape. </text:p>
      <text:p text:style-name="P1"/>
      <text:p text:style-name="P1">The iris is brown. The pupil is large. It moves immediately right to left, then top to bottom. Then a pause, a backtracking. </text:p>
      <text:p text:style-name="P1"/>
      <text:p text:style-name="P1">It’s brown, as is so often the case. The pupil is tiny. All of it set in a sea of red. This orb foveates top to bottom, then left to right. </text:p>
      <text:p text:style-name="P1"/>
      <text:p text:style-name="P1">There around the pupil, brown as the earth. The pupil is tiny. The whole assemblage foveates top to bottom, then left to right. Then a pause, a backtracking. </text:p>
      <text:p text:style-name="P1"/>
      <text:p text:style-name="P1">It is brown, that most typical color. The pupil is large. It turns top to bottom, then left to right. </text:p>
      <text:p text:style-name="P1"/>
      <text:p text:style-name="P1">Brown. The pupil is there, a dot. Sclera like an egg. It pivots rapidly left to right, then top to bottom. Then a pause, a backtracking. </text:p>
      <text:p text:style-name="P1"/>
      <text:p text:style-name="P1">That outer ring is brown like loam. The pupil is tiny. Sclera like an egg. It foveates rapidly top to bottom, then left to right. </text:p>
      <text:p text:style-name="P1"/>
      <text:p text:style-name="P1">The iris, with its radial stroma, is brown, as is so often the case. The pupil is large. Sclera like an egg. It moves left to right, then top to bottom. Then a pause, a backtracking. </text:p>
      <text:p text:style-name="P1"/>
      <text:p text:style-name="P1">Brown, that most typical color. The pupil is large. The sclera shot with some red. This orb pivots top to bottom, then left to right. Then a pause, a backtracking. </text:p>
      <text:p text:style-name="P1"/>
      <text:p text:style-name="P1"><text:soft-page-break/>That outer ring is brown. The pupil is large. All of it moves at once, top to bottom, then left to right. </text:p>
      <text:p text:style-name="P1"/>
      <text:p text:style-name="P1">The iris is brown like loam. The pupil is barely a dot. In a pure white surround. It angles rapidly left to right, then top to bottom. </text:p>
      <text:p text:style-name="P1"/>
      <text:p text:style-name="P1">It is brown. The pupil is unremarkable. All of it set in a sea of red. It angles top to bottom, then left to right. </text:p>
      <text:p text:style-name="P1"/>
      <text:p text:style-name="P1">It’s brown. The pupil is large. The white bloodshot. It pivots left to right, then top to bottom. Then a pause, a backtracking. </text:p>
      <text:p text:style-name="P1"/>
      <text:p text:style-name="P1">It’s brown. The pupil is there, a dot. It angles top to bottom, then left to right. Then a pause, a backtracking. </text:p>
      <text:p text:style-name="P1"/>
      <text:p text:style-name="P1">Brown. The pupil is tiny. In a pure white surround. It turns left to right, then top to bottom. </text:p>
      <text:p text:style-name="P1"/>
      <text:p text:style-name="P1">That outer ring is brown, that most typical color. The pupil is surrounded by this color and texture. It angles top to bottom, then left to right. Then a pause, a backtracking. </text:p>
      <text:p text:style-name="P1"/>
      <text:p text:style-name="P1">The iris is blue as a lucid pond. The pupil is tiny. In a pure white surround. It turns with a jitter top to bottom, then left to right. </text:p>
      <text:p text:style-name="P1"/>
      <text:p text:style-name="P1">The iris is green. The pupil is there, a dot. Sclera like an egg. This moves at once, top to bottom, then left to right. Then a pause, a backtracking. </text:p>
      <text:p text:style-name="P1"/>
      <text:p text:style-name="P1"><text:soft-page-break/>It’s blue. The pupil is barely a dot. White around it veined with red. It moves left to right, then top to bottom. </text:p>
      <text:p text:style-name="P1"/>
      <text:p text:style-name="P1">That outer ring is gray. The pupil is large. It angles top to bottom, then left to right. Then a pause, a backtracking. </text:p>
      <text:p text:style-name="P1"/>
      <text:p text:style-name="P1">That outer ring is brown, as is so often the case. The pupil is large. It pivots top to bottom, then left to right. Then a pause, a backtracking. Now and then, a long hesitation, varied movement. </text:p>
      <text:p text:style-name="P1"/>
      <text:p text:style-name="P1">Brown as the unforgiving earth. The pupil is dark purple. White around it veined with red. This orb angles right to left, then top to bottom. </text:p>
      <text:p text:style-name="P1"/>
      <text:p text:style-name="P1">The iris is blue as the sky. The pupil is highly constricted. This orb angles left to right, then top to bottom. </text:p>
      <text:p text:style-name="P1"/>
      <text:p text:style-name="P1">The iris is brown as the earth. The pupil is tiny. It foveates at once, top to bottom, then left to right. </text:p>
      <text:p text:style-name="P1"/>
      <text:p text:style-name="P1">The iris is hazel. The pupil is surrounded by this color and texture. It swivels right to left, then top to bottom. </text:p>
      <text:p text:style-name="P1"/>
      <text:p text:style-name="P1">It is brown. The pupil is barely a dot. In a pure white surround. It foveates top to bottom, then left to right. Then a pause, a backtracking. </text:p>
      <text:p text:style-name="P1"/>
      <text:p text:style-name="P1"><text:soft-page-break/>That outer ring is medium brown. The pupil is tiny. The white bloodshot. The whole assemblage angles left to right, then top to bottom. </text:p>
      <text:p text:style-name="P1"/>
      <text:p text:style-name="P1">Brown. The pupil is unremarkable. The white bloodshot. It angles at first erratically. Then, the motion is in all directions again. </text:p>
      <text:p text:style-name="P1"/>
      <text:p text:style-name="P1">It is brown. The pupil is there, a dot. White around it veined with red. The whole assemblage pivots top to bottom, then left to right. Now and then, a long hesitation, varied movement. </text:p>
      <text:p text:style-name="P1"/>
      <text:p text:style-name="P1">That outer ring is brown. The pupil is unremarkable. It swivels top to bottom, then left to right. Then a pause, a backtracking. </text:p>
      <text:p text:style-name="P1"/>
      <text:p text:style-name="P1">Like an amazingly regular flower, brown. The pupil is unremarkable. This orb swivels left to right, then top to bottom. Then a pause, a backtracking. Now and then, a long hesitation, varied movement. </text:p>
      <text:p text:style-name="P1"/>
      <text:p text:style-name="P1">The iris, with its radial stroma, is brown, that most typical color. The pupil is there, a dot. It foveates top to bottom, then left to right. </text:p>
      <text:p text:style-name="P1"/>
      <text:p text:style-name="P1">That outer ring is brown. The pupil is tiny. It moves rapidly right to left, then top to bottom. Now and then, a long hesitation, varied movement. </text:p>
      <text:p text:style-name="P1"/>
      <text:p text:style-name="P1">It is blue, though made up, as those familiar with matters ocular explain, of brown pigment. The pupil is tiny. It pivots top to bottom, then left to right. </text:p>
      <text:p text:style-name="P1"/>
      <text:p text:style-name="P1"><text:soft-page-break/>There around the pupil, green. The pupil is unremarkable. The whole assemblage pivots top to bottom, then left to right. </text:p>
      <text:p text:style-name="P1"/>
      <text:p text:style-name="P1">The iris is brown like loam. The pupil is large. All of it angles top to bottom, then left to right. </text:p>
      <text:p text:style-name="P1"/>
      <text:p text:style-name="P1">The iris is brown against the sun. The pupil is surrounded by this color and texture. The sclera shot with some red. It moves rapidly left to right, then top to bottom. </text:p>
      <text:p text:style-name="P1"/>
      <text:p text:style-name="P1">It is brown. The pupil is there, a dot. It turns top to bottom, then left to right. </text:p>
      <text:p text:style-name="P1"/>
      <text:p text:style-name="P1">It’s brown. The pupil is tiny. Sclera like an egg. The whole assemblage angles top to bottom, then left to right. </text:p>
      <text:p text:style-name="P1"/>
      <text:p text:style-name="P1">There around the pupil, brown, that most typical hue. The pupil is large. This orb swivels immediately top to bottom, then left to right. </text:p>
      <text:p text:style-name="P1"/>
      <text:p text:style-name="P1">The iris is brown as the earth. The pupil is there, a dot. All of it set in a sea of red. It angles right to left, then top to bottom. </text:p>
      <text:p text:style-name="P1"/>
      <text:p text:style-name="P1">The iris is brown as the earth. The pupil is unremarkable. It swivels immediately left to right, then top to bottom. Then a pause, a backtracking. </text:p>
      <text:p text:style-name="P1"/>
      <text:p text:style-name="P1">The iris is brown. The pupil is large. In a pure white surround. It moves and lingers top to bottom, then left to right. </text:p>
      <text:p text:style-name="P1"/>
      <text:p text:style-name="P1"><text:soft-page-break/>It’s brown. The pupil is barely a dot. All of it foveates rapidly left to right, then top to bottom. Now and then, a long hesitation, varied movement. </text:p>
      <text:p text:style-name="P1"/>
      <text:p text:style-name="P1">It’s brown, as is so often the case. The pupil is unremarkable. This orb swivels top to bottom, then left to right. Then a pause, a backtracking. </text:p>
      <text:p text:style-name="P1"/>
      <text:p text:style-name="P1">It is hazel. The pupil is an absence, but looks like a black discus. The white bloodshot. All of it swivels right to left, then top to bottom. </text:p>
      <text:p text:style-name="P1"/>
      <text:p text:style-name="P1">The iris is blue as the sky. The pupil is unremarkable. The white bloodshot. The whole assemblage turns immediately top to bottom, then left to right. </text:p>
      <text:p text:style-name="P1"/>
      <text:p text:style-name="P1">It’s brown as the earth. The pupil is tiny. It turns at once, left to right, then top to bottom. </text:p>
      <text:p text:style-name="P1"/>
      <text:p text:style-name="P1">It’s hazel. The pupil is barely a dot. White around it veined with red. This orb turns top to bottom, then left to right. Then a pause, a backtracking. </text:p>
      <text:p text:style-name="P1"/>
      <text:p text:style-name="P1">It is brown. The pupil is large. It pivots right to left, then top to bottom. Then a pause, a backtracking. </text:p>
      <text:p text:style-name="P1"/>
      <text:p text:style-name="P1">It’s brown. The pupil is tiny. White around it veined with red. This orb angles right to left, then top to bottom. </text:p>
      <text:p text:style-name="P1"/>
      <text:p text:style-name="P1">Like an amazingly regular flower, brown. The pupil is tiny. The whole assemblage foveates right to left, then top to bottom. A skip upwards, then back. </text:p>
      <text:p text:style-name="P1"/>
      <text:p text:style-name="P1"><text:soft-page-break/>There around the pupil, blue. The pupil is there, a dot. The white bloodshot. All of it swivels top to bottom, then left to right. </text:p>
      <text:p text:style-name="P1"/>
      <text:p text:style-name="P1">The iris is medium brown, or, one might say, chestnut. The pupil is enlarged. It moves right to left, then top to bottom. </text:p>
      <text:p text:style-name="P1"/>
      <text:p text:style-name="P1">There around the pupil, blue as a lucid pond. The pupil is tiny. It turns top to bottom, then left to right. </text:p>
      <text:p text:style-name="P1"/>
      <text:p text:style-name="P1">That outer ring is brown. The pupil is there, a dot. The sclera shot with some red. All of it turns at once, right to left, then top to bottom. </text:p>
      <text:p text:style-name="P1"/>
      <text:p text:style-name="P1">The iris is gray. The pupil is immense. It foveates top to bottom, then left to right. </text:p>
      <text:p text:style-name="P1"/>
      <text:p text:style-name="P1">That outer ring is blue as clear sky. The pupil is there, a dot. The whole assemblage pivots left to right, then top to bottom. Then a pause, a backtracking. </text:p>
      <text:p text:style-name="P1"/>
      <text:p text:style-name="P1">The iris, with its radial stroma, is brown, as is so often the case. The pupil is large. All of it set in a sea of red. It angles at once, top to bottom, then left to right. Then a pause, a backtracking. </text:p>
      <text:p text:style-name="P1"/>
      <text:p text:style-name="P1">The iris is brown, that most typical color. The pupil is dead center. This orb pivots top to bottom, then left to right. </text:p>
      <text:p text:style-name="P1"/>
      <text:p text:style-name="P1">It is brown, as is so often the case. The pupil is unremarkable. This moves top to bottom, then left to right. Then a pause, a backtracking. </text:p>
      <text:p text:style-name="P1"><text:soft-page-break/></text:p>
      <text:p text:style-name="P1">The iris, with its radial stroma, is brown, as is so often the case. The pupil is large. All of it angles left to right, then top to bottom. </text:p>
      <text:p text:style-name="P1"/>
      <text:p text:style-name="P1">Like an amazingly regular flower, brown like loam. The pupil is unremarkable. White around it veined with red. All of it angles top to bottom, then left to right. Now and then, a long hesitation, varied movement. </text:p>
      <text:p text:style-name="P1"/>
      <text:p text:style-name="P1">It’s medium brown. The pupil is dark purple. Sclera like an egg. It pivots top to bottom, then left to right. </text:p>
      <text:p text:style-name="P1"/>
      <text:p text:style-name="P1">It’s brown. The pupil is prodigious. All of it set in a sea of red. It moves with a jitter top to bottom, then left to right. Then a pause, a backtracking. </text:p>
      <text:p text:style-name="P1"/>
      <text:p text:style-name="P1">It’s brown, that most typical color. The pupil is tiny. The sclera shot with some red. It angles top to bottom, then left to right. </text:p>
      <text:p text:style-name="P1"/>
      <text:p text:style-name="P1">Like an amazingly regular flower, brown, as is so often the case. The pupil is large. The sclera shot with some red. It angles rapidly left to right, then top to bottom. </text:p>
      <text:p text:style-name="P1"/>
      <text:p text:style-name="P1">Gray. The pupil is prodigious. All of it set in a sea of red. It pivots top to bottom, then left to right. A skip upwards, then back. The progression is in a regular shape. </text:p>
      <text:p text:style-name="P1"/>
      <text:p text:style-name="P1">It is brown. The pupil is an absence, but looks like a black discus. The white bloodshot. This orb swivels top to bottom, then left to right. </text:p>
      <text:p text:style-name="P1"/>
      <text:p text:style-name="P1"><text:soft-page-break/>It is brown like loam. The pupil is tiny. In a pure white surround. The whole assemblage turns left to right, then top to bottom. </text:p>
      <text:p text:style-name="P1"/>
      <text:p text:style-name="P1">That outer ring is blue. The pupil is tiny. In a pure white surround. It swivels with a jitter right to left, then top to bottom. </text:p>
      <text:p text:style-name="P1"/>
      <text:p text:style-name="P1">It’s brown. The pupil is tiny. Sclera like an egg. This orb foveates rapidly top to bottom, then left to right. </text:p>
      <text:p text:style-name="P1"/>
      <text:p text:style-name="P1">The iris, with its radial stroma, is brown, that most typical color. The pupil is immense. Sclera like an egg. All of it moves top to bottom, then left to right. Then a pause, a backtracking. </text:p>
      <text:p text:style-name="P1"/>
      <text:p text:style-name="P1">Hazel. The pupil is unremarkable. The white bloodshot. It foveates at once, left to right, then top to bottom. </text:p>
      <text:p text:style-name="P1"/>
      <text:p text:style-name="P1">It’s brown. The pupil is a negative space. All of it set in a sea of red. It foveates left to right, then top to bottom. Then a pause, a backtracking. </text:p>
      <text:p text:style-name="P1"/>
      <text:p text:style-name="P1">It’s brown as the earth. The pupil is there, a dot. It angles rapidly left to right, then top to bottom. </text:p>
      <text:p text:style-name="P1"/>
      <text:p text:style-name="P1">The iris is brown, that most typical color. The pupil is tiny. The white bloodshot. It turns top to bottom, then left to right. Then a pause, a backtracking. </text:p>
      <text:p text:style-name="P1"/>
      <text:p text:style-name="P1"><text:soft-page-break/>It is hazel. The pupil is unremarkable. All of it set in a sea of red. It pivots with a jitter top to bottom, then left to right. Then a pause, a backtracking. Now and then, a long hesitation, varied movement. </text:p>
      <text:p text:style-name="P1"/>
      <text:p text:style-name="P1">It’s blue. The pupil is dead center. The sclera shot with some red. This orb turns rapidly left to right, then top to bottom. Then a pause, a backtracking. </text:p>
      <text:p text:style-name="P1"/>
      <text:p text:style-name="P1">It’s blue. The pupil is dead center. It pivots top to bottom, then left to right. </text:p>
      <text:p text:style-name="P1"/>
      <text:p text:style-name="P1">There around the pupil, brown. The pupil is an absence, but looks like a black discus. In a pure white surround. This orb angles rapidly top to bottom, then left to right. Then a pause, a backtracking. Now and then, a long hesitation, varied movement. </text:p>
      <text:p text:style-name="P1"/>
      <text:p text:style-name="P1">The iris is hazel. The pupil is a negative space. The whole assemblage pivots at once, top to bottom, then left to right. </text:p>
      <text:p text:style-name="P1"/>
      <text:p text:style-name="P1">The iris is brown, as is so often the case. The pupil is unremarkable. It foveates left to right, then top to bottom. Then a pause, a backtracking. </text:p>
      <text:p text:style-name="P1"/>
      <text:p text:style-name="P1">Like an amazingly regular flower, brown, as is so often the case. The pupil is immense. It angles right to left, then top to bottom. </text:p>
      <text:p text:style-name="P1"/>
      <text:p text:style-name="P1">The iris is brown. The pupil is prodigious. The white bloodshot. It pivots left to right, then top to bottom. </text:p>
      <text:p text:style-name="P1"/>
      <text:p text:style-name="P1"><text:soft-page-break/>The iris, with its radial stroma, is brown as the nourishing earth. The pupil is immense. It foveates left to right, then top to bottom. </text:p>
      <text:p text:style-name="P1"/>
      <text:p text:style-name="P1">The iris is brown. The pupil is immense. This foveates left to right, then top to bottom. </text:p>
      <text:p text:style-name="P1"/>
      <text:p text:style-name="P1">That outer ring is blue as the sky. The pupil is tiny. The whole assemblage angles top to bottom, then left to right. Now and then, a long hesitation, varied movement. </text:p>
      <text:p text:style-name="P1"/>
      <text:p text:style-name="P1">The iris is brown. The pupil is tiny. All of it moves with a jitter left to right, then top to bottom. </text:p>
      <text:p text:style-name="P1"/>
      <text:p text:style-name="P1">It is brown, as is so often the case. The pupil is tiny. White around it veined with red. This pivots immediately right to left, then top to bottom. Then a pause, a backtracking. Now and then, a long hesitation, varied movement. </text:p>
      <text:p text:style-name="P1"/>
      <text:p text:style-name="P1">It’s blue. The pupil is there, a dot. It moves left to right, then top to bottom. </text:p>
      <text:p text:style-name="P1"/>
      <text:p text:style-name="P1">That outer ring is brown. The pupil is enlarged. In a pure white surround. This orb pivots top to bottom, then left to right. </text:p>
      <text:p text:style-name="P1"/>
      <text:p text:style-name="P1">That outer ring is brown. The pupil is large. All of it set in a sea of red. The whole assemblage pivots with a jitter left to right, then top to bottom. Then a pause, a backtracking. </text:p>
      <text:p text:style-name="P1"/>
      <text:p text:style-name="P1">Gray. The pupil is dark purple. White around it veined with red. It foveates at once, top to bottom, then left to right. Then a pause, a backtracking. </text:p>
      <text:p text:style-name="P1"/>
      <text:p text:style-name="P1"><text:soft-page-break/>It’s medium brown. The pupil is unremarkable. It moves left to right, then top to bottom. </text:p>
      <text:p text:style-name="P1"/>
      <text:p text:style-name="P1">Like an amazingly regular flower, brown like loam. The pupil is large. All of it angles left to right, then top to bottom. </text:p>
      <text:p text:style-name="P1"/>
      <text:p text:style-name="P1">It is medium brown, or, one might say, chestnut. The pupil is unremarkable. The sclera shot with some red. It angles top to bottom, then left to right. </text:p>
      <text:p text:style-name="P1"/>
      <text:p text:style-name="P1">Brown as the earth. The pupil is unremarkable. Sclera like an egg. It swivels top to bottom, then left to right. </text:p>
      <text:p text:style-name="P1"/>
      <text:p text:style-name="P1">The iris, with its radial stroma, is blue as the sky. The pupil is unremarkable. It angles left to right, then top to bottom. </text:p>
      <text:p text:style-name="P1"/>
      <text:p text:style-name="P1">It’s brown. The pupil is tiny. The sclera shot with some red. This angles with a jitter left to right, then top to bottom. Then a pause, a backtracking. </text:p>
      <text:p text:style-name="P1"/>
      <text:p text:style-name="P1">That outer ring is brown. The pupil is tiny. The sclera shot with some red. It foveates immediately top to bottom, then left to right. Then a pause, a backtracking. </text:p>
      <text:p text:style-name="P1"/>
      <text:p text:style-name="P1">It’s brown. The pupil is there, a dot. It angles top to bottom, then left to right. Then a pause, a backtracking. </text:p>
      <text:p text:style-name="P1"/>
      <text:p text:style-name="P1">It’s brown. The pupil is large. The white bloodshot. The whole assemblage moves at once, top to bottom, then left to right. </text:p>
      <text:p text:style-name="P1"/>
      <text:p text:style-name="P1"><text:soft-page-break/>It is brown. The pupil is large. It moves immediately top to bottom, then left to right. Then a pause, a backtracking. </text:p>
      <text:p text:style-name="P1"/>
      <text:p text:style-name="P1">The iris, with its radial stroma, is medium brown. The pupil is tiny. All of it set in a sea of red. All of it foveates top to bottom, then left to right. </text:p>
      <text:p text:style-name="P1"/>
      <text:p text:style-name="P1">It’s brown. The pupil is there, a dot. All of it set in a sea of red. This moves right to left, then top to bottom. </text:p>
      <text:p text:style-name="P1"/>
      <text:p text:style-name="P1">There around the pupil, blue. The pupil is unremarkable. Sclera like an egg. This orb foveates top to bottom, then left to right. </text:p>
      <text:p text:style-name="P1"/>
      <text:p text:style-name="P1">Medium brown, or, one might say, chestnut. The pupil is unremarkable. Sclera like an egg. It foveates top to bottom, then left to right. A skip upwards, then back. </text:p>
      <text:p text:style-name="P1"/>
      <text:p text:style-name="P1">It is gray. The pupil is surrounded by this color and texture. The whole assemblage moves right to left, then top to bottom. Then a pause, a backtracking. </text:p>
      <text:p text:style-name="P1"/>
      <text:p text:style-name="P1">It’s blue. The pupil is there, a dot. Sclera like an egg. It turns top to bottom, then left to right. Then a pause, a backtracking. </text:p>
      <text:p text:style-name="P1"/>
      <text:p text:style-name="P1">The iris is brown. The pupil is an absence, but looks like a black discus. In a pure white surround. It angles at once, top to bottom, then left to right. </text:p>
      <text:p text:style-name="P1"/>
      <text:p text:style-name="P1">The iris is brown, as is so often the case. The pupil is immense. It turns right to left, then top to bottom. Then a pause, a backtracking. </text:p>
      <text:p text:style-name="P1"><text:soft-page-break/></text:p>
      <text:p text:style-name="P1">It’s brown, as is so often the case. The pupil is surrounded by this color and texture. The whole assemblage pivots with a jitter top to bottom, then left to right. </text:p>
      <text:p text:style-name="P1"/>
      <text:p text:style-name="P1">There around the pupil, brown against the sun. The pupil is unremarkable. In a pure white surround. All of it pivots top to bottom, then left to right. </text:p>
      <text:p text:style-name="P1"/>
      <text:p text:style-name="P1">That outer ring is brown, that most typical color. The pupil is tiny. It swivels at once, left to right, then top to bottom. </text:p>
      <text:p text:style-name="P1"/>
      <text:p text:style-name="P1">The iris is brown. The pupil is enlarged. The whole assemblage moves top to bottom, then left to right. </text:p>
      <text:p text:style-name="P1"/>
      <text:p text:style-name="P1">There around the pupil, hazel. The pupil is unremarkable. It foveates left to right, then top to bottom. Now and then, a long hesitation, varied movement. </text:p>
      <text:p text:style-name="P1"/>
      <text:p text:style-name="P1">Brown, as is so often the case. The pupil is large. All of it set in a sea of red. All of it foveates top to bottom, then left to right. </text:p>
      <text:p text:style-name="P1"/>
      <text:p text:style-name="P1">It’s black. The pupil is there, a dot. It turns immediately top to bottom, then left to right. Then a pause, a backtracking. </text:p>
      <text:p text:style-name="P1"/>
      <text:p text:style-name="P1">Like an amazingly regular flower, brown as the earth. The pupil is there, a dot. In a pure white surround. It angles top to bottom, then left to right. Then a pause, a backtracking. Now and then, a long hesitation, varied movement. </text:p>
      <text:p text:style-name="P1"/>
      <text:p text:style-name="P1"><text:soft-page-break/>The iris is brown. The pupil is prodigious. White around it veined with red. This orb pivots top to bottom, then left to right. </text:p>
      <text:p text:style-name="P1"/>
      <text:p text:style-name="P1">Brown. The pupil is tiny. It angles right to left, then top to bottom. </text:p>
      <text:p text:style-name="P1"/>
      <text:p text:style-name="P1">The iris is medium brown. The pupil is a negative space. This pivots rapidly right to left, then top to bottom. Then a pause, a backtracking. </text:p>
      <text:p text:style-name="P1"/>
      <text:p text:style-name="P1">The iris is brown, as is so often the case. The pupil is tiny. It angles top to bottom, then left to right. Now and then, a long hesitation, varied movement. </text:p>
      <text:p text:style-name="P1"/>
      <text:p text:style-name="P1">It is brown, as is so often the case. The pupil is tiny. Sclera like an egg. It moves right to left, then top to bottom. </text:p>
      <text:p text:style-name="P1"/>
      <text:p text:style-name="P1">It’s brown. The pupil is there, a dot. White around it veined with red. It pivots with a jitter top to bottom, then left to right. Then a pause, a backtracking. </text:p>
      <text:p text:style-name="P1"/>
      <text:p text:style-name="P1">There around the pupil, brown, as is so often the case. The pupil is enlarged. It angles at once, top to bottom, then left to right. Then a pause, a backtracking. </text:p>
      <text:p text:style-name="P1"/>
      <text:p text:style-name="P1">It is brown. The pupil is unremarkable. It pivots right to left, then top to bottom. </text:p>
      <text:p text:style-name="P1"/>
      <text:p text:style-name="P1">Like an amazingly regular flower, brown. The pupil is dark purple. It moves with a jitter right to left, then top to bottom. Now and then, a long hesitation, varied movement. </text:p>
      <text:p text:style-name="P1"/>
      <text:p text:style-name="P1"><text:soft-page-break/>It’s brown, that most typical color. The pupil is highly constricted. Sclera like an egg. This pivots left to right, then top to bottom. </text:p>
      <text:p text:style-name="P1"/>
      <text:p text:style-name="P1">Brown. The pupil is large. The white bloodshot. It moves with a jitter right to left, then top to bottom. Now and then, a long hesitation, varied movement. </text:p>
      <text:p text:style-name="P1"/>
      <text:p text:style-name="P1">The iris is black. The pupil is immense. Sclera like an egg. This orb pivots left to right, then top to bottom. </text:p>
      <text:p text:style-name="P1"/>
      <text:p text:style-name="P1">It’s brown. The pupil is dark purple. This orb angles top to bottom, then left to right. </text:p>
      <text:p text:style-name="P1"/>
      <text:p text:style-name="P1">It’s blue. The pupil is there, a dot. All of it foveates at once, top to bottom, then left to right. </text:p>
      <text:p text:style-name="P1"/>
      <text:p text:style-name="P1">The iris, with its radial stroma, is brown. The pupil is there, a dot. The sclera shot with some red. It foveates top to bottom, then left to right. </text:p>
      <text:p text:style-name="P1"/>
      <text:p text:style-name="P1">There around the pupil, blue. The pupil is dead center. Sclera like an egg. It pivots immediately left to right, then top to bottom. </text:p>
      <text:p text:style-name="P1"/>
      <text:p text:style-name="P1">It’s medium brown. The pupil is unremarkable. This orb pivots at once, left to right, then top to bottom. Then a pause, a backtracking. </text:p>
      <text:p text:style-name="P1"/>
      <text:p text:style-name="P1">It is brown as the earth. The pupil is enlarged. It angles right to left, then top to bottom. </text:p>
      <text:p text:style-name="P1"/>
      <text:p text:style-name="P1">It’s brown against the sun. The pupil is dead center. It swivels rapidly left to right, then top to bottom. Then a pause, a backtracking. </text:p>
      <text:p text:style-name="P1"><text:soft-page-break/></text:p>
      <text:p text:style-name="P1">It’s blue, though made up, as those familiar with matters ocular explain, of brown pigment. The pupil is large. In a pure white surround. It turns top to bottom, then left to right. </text:p>
      <text:p text:style-name="P1"/>
      <text:p text:style-name="P1">There around the pupil, brown, as is so often the case. The pupil is enlarged. All of it turns rapidly top to bottom, then left to right. </text:p>
      <text:p text:style-name="P1"/>
      <text:p text:style-name="P1">Brown. The pupil is large. All of it set in a sea of red. It foveates right to left, then top to bottom. </text:p>
      <text:p text:style-name="P1"/>
      <text:p text:style-name="P1">The iris is brown, that most typical hue. The pupil is immense. It swivels top to bottom, then left to right. </text:p>
      <text:p text:style-name="P1"/>
      <text:p text:style-name="P1">Blue. The pupil is tiny. In a pure white surround. All of it turns at once, top to bottom, then left to right. </text:p>
      <text:p text:style-name="P1"/>
      <text:p text:style-name="P1">There around the pupil, brown. The pupil is unremarkable. The sclera shot with some red. It foveates left to right, then top to bottom. </text:p>
      <text:p text:style-name="P1"/>
      <text:p text:style-name="P1">That outer ring is brown. The pupil is highly constricted. All of it set in a sea of red. It turns left to right, then top to bottom. </text:p>
      <text:p text:style-name="P1"/>
      <text:p text:style-name="P1">The iris is brown, that most typical color. The pupil is surrounded by this color and texture. The white bloodshot. It swivels at once, top to bottom, then left to right. </text:p>
      <text:p text:style-name="P1"/>
      <text:p text:style-name="P1"><text:soft-page-break/>The iris is blue. The pupil is unremarkable. The sclera shot with some red. This orb pivots right to left, then top to bottom. Then a pause, a backtracking. </text:p>
      <text:p text:style-name="P1"/>
      <text:p text:style-name="P1">The iris is gray, hard as it is to distinguish this color from blue. The pupil is immense. It pivots left to right, then top to bottom. </text:p>
      <text:p text:style-name="P1"/>
      <text:p text:style-name="P1">It’s brown. The pupil is tiny. It foveates meditatively top to bottom, then left to right. </text:p>
      <text:p text:style-name="P1"/>
      <text:p text:style-name="P1">It’s brown. The pupil is tiny. The whole assemblage moves left to right, then top to bottom. </text:p>
      <text:p text:style-name="P1"/>
      <text:p text:style-name="P1">Medium brown. The pupil is highly constricted. It foveates top to bottom, then left to right. Now and then, a long hesitation, varied movement. </text:p>
      <text:p text:style-name="P1"/>
      <text:p text:style-name="P1">It’s medium brown. The pupil is tiny. Sclera like an egg. The whole assemblage pivots left to right, then top to bottom. </text:p>
      <text:p text:style-name="P1"/>
      <text:p text:style-name="P1">It’s brown, as is so often the case. The pupil is unremarkable. The sclera shot with some red. It turns right to left, then top to bottom. </text:p>
      <text:p text:style-name="P1"/>
      <text:p text:style-name="P1">It’s brown. The pupil is unremarkable. All of it set in a sea of red. The whole assemblage angles at first left to right, then top to bottom. The movement continues toward each margin, and slow. </text:p>
      <text:p text:style-name="P1"/>
      <text:p text:style-name="P1">It is medium brown. The pupil is unremarkable. In a pure white surround. It turns with a jitter top to bottom, then left to right. </text:p>
      <text:p text:style-name="P1"/>
      <text:p text:style-name="P1"><text:soft-page-break/>It’s brown. The pupil is there, a dot. The white bloodshot. It pivots left to right, then top to bottom. </text:p>
      <text:p text:style-name="P1"/>
      <text:p text:style-name="P1">That outer ring is blue. The pupil is there, a dot. All of it angles at once, left to right, then top to bottom. </text:p>
      <text:p text:style-name="P1"/>
      <text:p text:style-name="P1">Like an amazingly regular flower, brown. The pupil is a negative space. All of it set in a sea of red. It foveates immediately top to bottom, then left to right. Then a pause, a backtracking. </text:p>
      <text:p text:style-name="P1"/>
      <text:p text:style-name="P1">Blue. The pupil is dead center. White around it veined with red. It angles right to left, then top to bottom. </text:p>
      <text:p text:style-name="P1"/>
      <text:p text:style-name="P1">Like an amazingly regular flower, brown, as is so often the case. The pupil is a negative space. It moves right to left, then top to bottom. </text:p>
      <text:p text:style-name="P1"/>
      <text:p text:style-name="P1">It’s brown. The pupil is large. The sclera shot with some red. It swivels top to bottom, then left to right. </text:p>
      <text:p text:style-name="P1"/>
      <text:p text:style-name="P1">Brown, as is so often the case. The pupil is unremarkable. The sclera shot with some red. It turns top to bottom, then left to right. </text:p>
      <text:p text:style-name="P1"/>
      <text:p text:style-name="P1">That outer ring is blue. The pupil is large. This moves top to bottom, then left to right. </text:p>
      <text:p text:style-name="P1"/>
      <text:p text:style-name="P1">It is brown, as is so often the case. The pupil is there, a dot. All of it moves top to bottom, then left to right. Then a pause, a backtracking. Now and then, a long hesitation, varied movement. </text:p>
      <text:p text:style-name="P1"><text:soft-page-break/></text:p>
      <text:p text:style-name="P1">It is medium brown. The pupil is there, a dot. In a pure white surround. It swivels rapidly top to bottom, then left to right. Then a pause, a backtracking. Now and then, a long hesitation, varied movement. </text:p>
      <text:p text:style-name="P1"/>
      <text:p text:style-name="P1">It is brown, that most typical color. The pupil is tiny. It swivels right to left, then top to bottom. </text:p>
      <text:p text:style-name="P1"/>
      <text:p text:style-name="P1">The iris is brown. The pupil is large. This pivots at once, top to bottom, then left to right. Then a pause, a backtracking. Now and then, a long hesitation, varied movement. </text:p>
      <text:p text:style-name="P1"/>
      <text:p text:style-name="P1">Like an amazingly regular flower, green. The pupil is tiny. In a pure white surround. All of it foveates and lingers top to bottom, then left to right. </text:p>
      <text:p text:style-name="P1"/>
      <text:p text:style-name="P1">It’s blue as a lucid pond. The pupil is there, a dot. Sclera like an egg. The whole assemblage turns left to right, then top to bottom. </text:p>
      <text:p text:style-name="P1"/>
      <text:p text:style-name="P1">The iris, with its radial stroma, is brown like loam. The pupil is large. In a pure white surround. It turns left to right, then top to bottom. </text:p>
      <text:p text:style-name="P1"/>
      <text:p text:style-name="P1">It is brown. The pupil is tiny. The white bloodshot. It turns left to right, then top to bottom. </text:p>
      <text:p text:style-name="P1"/>
      <text:p text:style-name="P1">It’s brown. The pupil is a negative space. The sclera shot with some red. It foveates right to left, then top to bottom. </text:p>
      <text:p text:style-name="P1"/>
      <text:p text:style-name="P1"><text:soft-page-break/>That outer ring is brown. The pupil is tiny. All of it set in a sea of red. This orb foveates left to right, then top to bottom. Now and then, a long hesitation, varied movement. </text:p>
      <text:p text:style-name="P1"/>
      <text:p text:style-name="P1">It is gray. The pupil is unremarkable. It angles top to bottom, then left to right. </text:p>
      <text:p text:style-name="P1"/>
      <text:p text:style-name="P1">The iris is green. The pupil is unremarkable. White around it veined with red. It turns with a jitter left to right, then top to bottom. </text:p>
      <text:p text:style-name="P1"/>
      <text:p text:style-name="P1">It’s amber, that rarest of colors. The pupil is large. All of it set in a sea of red. This orb swivels immediately top to bottom, then left to right. Now and then, a long hesitation, varied movement. </text:p>
      <text:p text:style-name="P1"/>
      <text:p text:style-name="P1">The iris is brown. The pupil is tiny. This foveates top to bottom, then left to right. </text:p>
      <text:p text:style-name="P1"/>
      <text:p text:style-name="P1">Amber, that rarest of colors. The pupil is tiny. The whole assemblage moves right to left, then top to bottom. </text:p>
      <text:p text:style-name="P1"/>
      <text:p text:style-name="P1">Brown, as is so often the case. The pupil is prodigious. It foveates rapidly left to right, then top to bottom. </text:p>
      <text:p text:style-name="P1"/>
      <text:p text:style-name="P1">There around the pupil, brown. The pupil is there, a dot. Sclera like an egg. It turns top to bottom, then left to right. </text:p>
      <text:p text:style-name="P1"/>
      <text:p text:style-name="P1">The iris is medium brown. The pupil is there, a dot. In a pure white surround. It moves top to bottom, then left to right. </text:p>
      <text:p text:style-name="P1"/>
      <text:p text:style-name="P1"><text:soft-page-break/>That outer ring is brown. The pupil is dark purple. It pivots top to bottom, then left to right. </text:p>
      <text:p text:style-name="P1"/>
      <text:p text:style-name="P1">That outer ring is brown as the earth. The pupil is unremarkable. The sclera shot with some red. This orb foveates rapidly in various directions. The movement continues in all directions again. </text:p>
      <text:p text:style-name="P1"/>
      <text:p text:style-name="P1">The iris, with its radial stroma, is brown like loam. The pupil is a negative space. All of it foveates left to right, then top to bottom. </text:p>
      <text:p text:style-name="P1"/>
      <text:p text:style-name="P1">Like an amazingly regular flower, brown, that most typical color. The pupil is barely a dot. This orb swivels left to right, then top to bottom. </text:p>
      <text:p text:style-name="P1"/>
      <text:p text:style-name="P1">That outer ring is brown as the earth. The pupil is unremarkable. All of it moves right to left, then top to bottom. </text:p>
      <text:p text:style-name="P1"/>
      <text:p text:style-name="P1">Brown. The pupil is there, a dot. It moves left to right, then top to bottom. </text:p>
      <text:p text:style-name="P1"/>
      <text:p text:style-name="P1">It is brown like loam. The pupil is highly constricted. The white bloodshot. The whole assemblage angles rapidly left to right, then top to bottom. Now and then, a long hesitation, varied movement. </text:p>
      <text:p text:style-name="P1"/>
      <text:p text:style-name="P1">There around the pupil, hazel, with those characteristic hints of green, blue, gold, and brown. The pupil is tiny. All of it set in a sea of red. This moves left to right, then top to bottom. Now and then, a long hesitation, varied movement. </text:p>
      <text:p text:style-name="P1"/>
      <text:p text:style-name="P1"><text:soft-page-break/>It’s brown. The pupil is surrounded by this color and texture. Sclera like an egg. All of it turns immediately left to right, then top to bottom. </text:p>
      <text:p text:style-name="P1"/>
      <text:p text:style-name="P1">It is brown. The pupil is tiny. All of it moves left to right, then top to bottom. Then a pause, a backtracking. </text:p>
      <text:p text:style-name="P1"/>
      <text:p text:style-name="P1">The iris is brown. The pupil is there, a dot. White around it veined with red. It angles top to bottom, then left to right. </text:p>
      <text:p text:style-name="P1"/>
      <text:p text:style-name="P1">Brown. The pupil is an absence, but looks like a black discus. The white bloodshot. All of it foveates with a jitter top to bottom, then left to right. Then a pause, a backtracking. </text:p>
      <text:p text:style-name="P1"/>
      <text:p text:style-name="P1">Brown, that most typical color. The pupil is prodigious. White around it veined with red. It turns top to bottom, then left to right. </text:p>
      <text:p text:style-name="P1"/>
      <text:p text:style-name="P1">It’s black, or as pedants will tell you, actually a very deep brown. The pupil is there, a dot. Sclera like an egg. This orb angles top to bottom, then left to right. Then a pause, a backtracking. Now and then, a long hesitation, varied movement. </text:p>
      <text:p text:style-name="P1"/>
      <text:p text:style-name="P1">That outer ring is brown. The pupil is unremarkable. White around it veined with red. It moves rapidly right to left, then top to bottom. </text:p>
      <text:p text:style-name="P1"/>
      <text:p text:style-name="P1">It’s medium brown, or, one might say, chestnut. The pupil is unremarkable. All of it set in a sea of red. This swivels with a jitter top to bottom, then left to right. Now and then, a long hesitation, varied movement. </text:p>
      <text:p text:style-name="P1"/>
      <text:p text:style-name="P1"><text:soft-page-break/>There around the pupil, brown against the sun. The pupil is large. It angles right to left, then top to bottom. </text:p>
      <text:p text:style-name="P1"/>
      <text:p text:style-name="P1">There around the pupil, brown. The pupil is large. The sclera shot with some red. This pivots top to bottom, then left to right. </text:p>
      <text:p text:style-name="P1"/>
      <text:p text:style-name="P1">There around the pupil, brown, as is so often the case. The pupil is unremarkable. Sclera like an egg. It angles at once, left to right, then top to bottom. </text:p>
      <text:p text:style-name="P1"/>
      <text:p text:style-name="P1">The iris is brown, as is so often the case. The pupil is immense. All of it set in a sea of red. All of it foveates top to bottom, then left to right. Then a pause, a backtracking. </text:p>
      <text:p text:style-name="P1"/>
      <text:p text:style-name="P1">The iris is brown. The pupil is tiny. It angles immediately left to right, then top to bottom. Then a pause, a backtracking. </text:p>
      <text:p text:style-name="P1"/>
      <text:p text:style-name="P1">The iris is black, or as pedants will tell you, actually a very deep brown. The pupil is tiny. It swivels meditatively top to bottom, then left to right. </text:p>
      <text:p text:style-name="P1"/>
      <text:p text:style-name="P1">It’s blue as a lucid pond. The pupil is large. Sclera like an egg. It angles top to bottom, then left to right. </text:p>
      <text:p text:style-name="P1"/>
      <text:p text:style-name="P1">It’s brown. The pupil is surrounded by this color and texture. All of it set in a sea of red. This orb swivels top to bottom, then left to right. Then a pause, a backtracking. </text:p>
      <text:p text:style-name="P1"/>
      <text:p text:style-name="P1">It is hazel. The pupil is an absence, but looks like a black discus. In a pure white surround. It angles rapidly right to left, then top to bottom. </text:p>
      <text:p text:style-name="P1"><text:soft-page-break/></text:p>
      <text:p text:style-name="P1">Like an amazingly regular flower, brown. The pupil is tiny. The sclera shot with some red. This orb angles top to bottom, then left to right. </text:p>
      <text:p text:style-name="P1"/>
      <text:p text:style-name="P1">It is brown, as is so often the case. The pupil is large. It pivots left to right, then top to bottom. </text:p>
      <text:p text:style-name="P1"/>
      <text:p text:style-name="P1">It’s medium brown, or, one might say, chestnut. The pupil is there, a dot. This orb foveates top to bottom, then left to right. </text:p>
      <text:p text:style-name="P1"/>
      <text:p text:style-name="P1">The iris is brown, as is so often the case. The pupil is dead center. It skips at first top to bottom, then left to right. Then, the motion is almost in a spiral. </text:p>
      <text:p text:style-name="P1"/>
      <text:p text:style-name="P1">The iris is brown. The pupil is unremarkable. This turns left to right, then top to bottom. Then a pause, a backtracking. </text:p>
      <text:p text:style-name="P1"/>
      <text:p text:style-name="P1">There around the pupil, hazel, with those characteristic hints of green, blue, gold, and brown. The pupil is enlarged. The whole assemblage angles top to bottom, then left to right. Then a pause, a backtracking. </text:p>
      <text:p text:style-name="P1"/>
      <text:p text:style-name="P1">Brown. The pupil is unremarkable. White around it veined with red. This orb turns top to bottom, then left to right. </text:p>
      <text:p text:style-name="P1"/>
      <text:p text:style-name="P1">It’s brown. The pupil is there, a dot. White around it veined with red. It moves right to left, then top to bottom. </text:p>
      <text:p text:style-name="P1"/>
      <text:p text:style-name="P1"><text:soft-page-break/>It’s brown. The pupil is unremarkable. In a pure white surround. It angles top to bottom, then left to right. Then a pause, a backtracking. Now and then, a long hesitation, varied movement. </text:p>
      <text:p text:style-name="P1"/>
      <text:p text:style-name="P1">There around the pupil, brown. The pupil is large. It angles right to left, then top to bottom. </text:p>
      <text:p text:style-name="P1"/>
      <text:p text:style-name="P1">That outer ring is brown against the sun. The pupil is enlarged. All of it set in a sea of red. All of it pivots top to bottom, then left to right. Now and then, a long hesitation, varied movement. </text:p>
      <text:p text:style-name="P1"/>
      <text:p text:style-name="P1">Like an amazingly regular flower, brown, as is so often the case. The pupil is there, a dot. In a pure white surround. All of it angles top to bottom, then left to right. </text:p>
      <text:p text:style-name="P1"/>
      <text:p text:style-name="P1">There around the pupil, brown. The pupil is dark purple. White around it veined with red. It swivels immediately top to bottom, then left to right. </text:p>
      <text:p text:style-name="P1"/>
      <text:p text:style-name="P1">Brown. The pupil is tiny. White around it veined with red. It turns top to bottom, then left to right. Then a pause, a backtracking. </text:p>
      <text:p text:style-name="P1"/>
      <text:p text:style-name="P1">It is brown, that most typical color. The pupil is unremarkable. The whole assemblage angles right to left, then top to bottom. </text:p>
      <text:p text:style-name="P1"/>
      <text:p text:style-name="P1">The iris is medium brown. The pupil is tiny. In a pure white surround. The whole assemblage turns with a jitter left to right, then top to bottom. </text:p>
      <text:p text:style-name="P1"/>
      <text:p text:style-name="P1"><text:soft-page-break/>Amber. The pupil is tiny. In a pure white surround. All of it foveates top to bottom, then left to right. </text:p>
      <text:p text:style-name="P1"/>
      <text:p text:style-name="P1">The iris, with its radial stroma, is brown. The pupil is a negative space. This orb pivots left to right, then top to bottom. Then a pause, a backtracking. </text:p>
      <text:p text:style-name="P1"/>
      <text:p text:style-name="P1">It’s brown. The pupil is large. All of it set in a sea of red. This orb foveates top to bottom, then left to right. Then a pause, a backtracking. Now and then, a long hesitation, varied movement. </text:p>
      <text:p text:style-name="P1"/>
      <text:p text:style-name="P1">It’s blue. The pupil is dead center. All of it set in a sea of red. All of it turns top to bottom, then left to right. </text:p>
      <text:p text:style-name="P1"/>
      <text:p text:style-name="P1">That outer ring is brown, that most typical hue. The pupil is unremarkable. All of it set in a sea of red. This orb swivels left to right, then top to bottom. </text:p>
      <text:p text:style-name="P1"/>
      <text:p text:style-name="P1">It’s brown. The pupil is surrounded by this color and texture. This orb turns with a jitter left to right, then top to bottom. </text:p>
      <text:p text:style-name="P1"/>
      <text:p text:style-name="P1">The iris is brown. The pupil is unremarkable. The white bloodshot. It angles rapidly top to bottom, then left to right. </text:p>
      <text:p text:style-name="P1"/>
      <text:p text:style-name="P1">There around the pupil, brown. The pupil is surrounded by this color and texture. In a pure white surround. This orb moves right to left, then top to bottom. Then a pause, a backtracking. </text:p>
      <text:p text:style-name="P1"/>
      <text:p text:style-name="P1"><text:soft-page-break/>There around the pupil, brown, that most typical color. The pupil is immense. All of it moves top to bottom, then left to right. </text:p>
      <text:p text:style-name="P1"/>
      <text:p text:style-name="P1">Like an amazingly regular flower, medium brown. The pupil is large. This foveates at once, left to right, then top to bottom. </text:p>
      <text:p text:style-name="P1"/>
      <text:p text:style-name="P1">The iris is brown. The pupil is tiny. The white bloodshot. It pivots at once, top to bottom, then left to right. </text:p>
      <text:p text:style-name="P1"/>
      <text:p text:style-name="P1">That outer ring is medium brown. The pupil is unremarkable. It foveates at once, left to right, then top to bottom. </text:p>
      <text:p text:style-name="P1"/>
      <text:p text:style-name="P1">Brown like loam. The pupil is dark purple. The white bloodshot. The whole assemblage pivots immediately top to bottom, then left to right. </text:p>
      <text:p text:style-name="P1"/>
      <text:p text:style-name="P1">Like an amazingly regular flower, brown. The pupil is large. This swivels left to right, then top to bottom. Then a pause, a backtracking. </text:p>
      <text:p text:style-name="P1"/>
      <text:p text:style-name="P1">The iris is brown. The pupil is there, a dot. The white bloodshot. The whole assemblage foveates left to right, then top to bottom. Now and then, a long hesitation, varied movement. </text:p>
      <text:p text:style-name="P1"/>
      <text:p text:style-name="P1">Like an amazingly regular flower, medium brown, or, one might say, chestnut. The pupil is tiny. All of it set in a sea of red. This pivots rapidly left to right, then top to bottom. Then a pause, a backtracking. </text:p>
      <text:p text:style-name="P1"/>
      <text:p text:style-name="P1"><text:soft-page-break/>The iris, with its radial stroma, is blue. The pupil is there, a dot. It moves immediately top to bottom, then left to right. </text:p>
      <text:p text:style-name="P1"/>
      <text:p text:style-name="P1">It is brown, as is so often the case. The pupil is large. The white bloodshot. It foveates top to bottom, then left to right. A skip upwards, then back. </text:p>
      <text:p text:style-name="P1"/>
      <text:p text:style-name="P1">It’s blue. The pupil is dark purple. The sclera shot with some red. It swivels left to right, then top to bottom. </text:p>
      <text:p text:style-name="P1"/>
      <text:p text:style-name="P1">The iris, with its radial stroma, is brown. The pupil is tiny. The sclera shot with some red. It pivots with a jitter left to right, then top to bottom. </text:p>
      <text:p text:style-name="P1"/>
      <text:p text:style-name="P1">The iris is medium brown, or, one might say, chestnut. The pupil is unremarkable. In a pure white surround. This orb turns rapidly left to right, then top to bottom. </text:p>
      <text:p text:style-name="P1"/>
      <text:p text:style-name="P1">Brown, as is so often the case. The pupil is tiny. This pivots top to bottom, then left to right. Then a pause, a backtracking. </text:p>
      <text:p text:style-name="P1"/>
      <text:p text:style-name="P1">The iris, with its radial stroma, is brown, that most typical color. The pupil is tiny. In a pure white surround. It foveates top to bottom, then left to right. Then a pause, a backtracking. </text:p>
      <text:p text:style-name="P1"/>
      <text:p text:style-name="P1">The iris is blue. The pupil is tiny. It pivots with a jitter top to bottom, then left to right. </text:p>
      <text:p text:style-name="P1"/>
      <text:p text:style-name="P1">The iris is brown like loam. The pupil is tiny. All of it set in a sea of red. It swivels rapidly left to right, then top to bottom. </text:p>
      <text:p text:style-name="P1"/>
      <text:p text:style-name="P1"><text:soft-page-break/>It’s brown like loam. The pupil is tiny. The white bloodshot. It turns bit by bit left to right, then top to bottom. </text:p>
      <text:p text:style-name="P1"/>
      <text:p text:style-name="P1">It’s brown. The pupil is unremarkable. It foveates left to right, then top to bottom. </text:p>
      <text:p text:style-name="P1"/>
      <text:p text:style-name="P1">Like an amazingly regular flower, brown, as is so often the case. The pupil is tiny. This turns at once, left to right, then top to bottom. Then a pause, a backtracking. </text:p>
      <text:p text:style-name="P1"/>
      <text:p text:style-name="P1">It is brown, that most typical color. The pupil is dark purple. In a pure white surround. The whole assemblage moves top to bottom, then left to right. </text:p>
      <text:p text:style-name="P1"/>
      <text:p text:style-name="P1">It’s brown. The pupil is unremarkable. All of it pivots right to left, then top to bottom. </text:p>
      <text:p text:style-name="P1"/>
      <text:p text:style-name="P1">Like an amazingly regular flower, brown as the earth. The pupil is there, a dot. Sclera like an egg. It foveates at once, top to bottom, then left to right. </text:p>
      <text:p text:style-name="P1"/>
      <text:p text:style-name="P1">There around the pupil, brown. The pupil is tiny. In a pure white surround. This angles meditatively at first in various directions. The movement continues in all directions again. </text:p>
      <text:p text:style-name="P1"/>
      <text:p text:style-name="P1">Blue as the sky. The pupil is there, a dot. It foveates top to bottom, then left to right. </text:p>
      <text:p text:style-name="P1"/>
      <text:p text:style-name="P1">Like an amazingly regular flower, brown. The pupil is there, a dot. It moves rapidly left to right, then top to bottom. </text:p>
      <text:p text:style-name="P1"/>
      <text:p text:style-name="P1">It’s brown, as is so often the case. The pupil is unremarkable. This angles top to bottom, then left to right. </text:p>
      <text:p text:style-name="P1"><text:soft-page-break/></text:p>
      <text:p text:style-name="P1">It’s brown. The pupil is tiny. This foveates top to bottom, then left to right. </text:p>
      <text:p text:style-name="P1"/>
      <text:p text:style-name="P1">The iris is brown against the sun. The pupil is an absence, but looks like a black discus. The whole assemblage foveates with a jitter top to bottom, then left to right. Then a pause, a backtracking. </text:p>
      <text:p text:style-name="P1"/>
      <text:p text:style-name="P1">It’s blue. The pupil is dead center. It pivots top to bottom, then left to right. Then a pause, a backtracking. </text:p>
      <text:p text:style-name="P1"/>
      <text:p text:style-name="P1">The iris, with its radial stroma, is brown as the earth. The pupil is large. White around it veined with red. It turns right to left, then top to bottom. </text:p>
      <text:p text:style-name="P1"/>
      <text:p text:style-name="P1">Blue as the sky. The pupil is there, a dot. This orb pivots top to bottom, then left to right. </text:p>
      <text:p text:style-name="P1"/>
      <text:p text:style-name="P1">It’s brown, as is so often the case. The pupil is tiny. In a pure white surround. This angles left to right, then top to bottom. </text:p>
      <text:p text:style-name="P1"/>
      <text:p text:style-name="P1">It’s brown, that most typical color. The pupil is tiny. It angles top to bottom, then left to right. </text:p>
      <text:p text:style-name="P1"/>
      <text:p text:style-name="P1">It’s brown against the sun. The pupil is an absence, but looks like a black discus. It pivots right to left, then top to bottom. </text:p>
      <text:p text:style-name="P1"/>
      <text:p text:style-name="P1">Brown, that most typical hue. The pupil is enlarged. White around it veined with red. It pivots top to bottom, then left to right. Then a pause, a backtracking. Now and then, a long hesitation, varied movement. </text:p>
      <text:p text:style-name="P1"><text:soft-page-break/></text:p>
      <text:p text:style-name="P1">The iris, with its radial stroma, is black. The pupil is barely a dot. It pivots top to bottom, then left to right. </text:p>
      <text:p text:style-name="P1"/>
      <text:p text:style-name="P1">Brown, that most typical color. The pupil is prodigious. White around it veined with red. It angles left to right, then top to bottom. </text:p>
      <text:p text:style-name="P1"/>
      <text:p text:style-name="P1">It’s medium brown. The pupil is enlarged. The sclera shot with some red. It pivots top to bottom, then left to right. </text:p>
      <text:p text:style-name="P1"/>
      <text:p text:style-name="P1">It is brown, as is so often the case. The pupil is unremarkable. All of it foveates left to right, then top to bottom. </text:p>
      <text:p text:style-name="P1"/>
      <text:p text:style-name="P1">It’s blue. The pupil is unremarkable. White around it veined with red. It turns top to bottom, then left to right. </text:p>
      <text:p text:style-name="P1"/>
      <text:p text:style-name="P1">There around the pupil, medium brown. The pupil is unremarkable. The white bloodshot. This turns right to left, then top to bottom. </text:p>
      <text:p text:style-name="P1"/>
      <text:p text:style-name="P1">The iris is brown, that most typical color. The pupil is barely a dot. It moves top to bottom, then left to right. </text:p>
      <text:p text:style-name="P1"/>
      <text:p text:style-name="P1">Like an amazingly regular flower, gray. The pupil is unremarkable. The white bloodshot. It swivels top to bottom, then left to right. Now and then, a long hesitation, varied movement. </text:p>
      <text:p text:style-name="P1"/>
      <text:p text:style-name="P1"><text:soft-page-break/>That outer ring is medium brown. The pupil is dark purple. In a pure white surround. The whole assemblage foveates top to bottom, then left to right. Then a pause, a backtracking. </text:p>
      <text:p text:style-name="P1"/>
      <text:p text:style-name="P1">It is hazel, with those characteristic hints of green, blue, gold, and brown. The pupil is unremarkable. The sclera shot with some red. This orb moves rapidly top to bottom, then left to right. </text:p>
      <text:p text:style-name="P1"/>
      <text:p text:style-name="P1">Medium brown, or, one might say, chestnut. The pupil is tiny. It foveates top to bottom, then left to right. Then a pause, a backtracking. </text:p>
      <text:p text:style-name="P1"/>
      <text:p text:style-name="P1">Brown. The pupil is tiny. Sclera like an egg. It angles with a jitter left to right, then top to bottom. </text:p>
      <text:p text:style-name="P1"/>
      <text:p text:style-name="P1">It’s brown as the earth. The pupil is enlarged. Sclera like an egg. It angles right to left, then top to bottom. </text:p>
      <text:p text:style-name="P1"/>
      <text:p text:style-name="P1">Like an amazingly regular flower, brown as the earth. The pupil is barely a dot. The white bloodshot. This orb foveates top to bottom, then left to right. Now and then, a long hesitation, varied movement. </text:p>
      <text:p text:style-name="P1"/>
      <text:p text:style-name="P1">Medium brown. The pupil is dead center. In a pure white surround. The whole assemblage pivots top to bottom, then left to right. Then a pause, a backtracking. </text:p>
      <text:p text:style-name="P1"/>
      <text:p text:style-name="P1">That outer ring is black, or as pedants will tell you, actually a very deep brown. The pupil is surrounded by this color and texture. Sclera like an egg. It pivots top to bottom, then left to right. </text:p>
      <text:p text:style-name="P1"><text:soft-page-break/></text:p>
      <text:p text:style-name="P1">It’s brown like loam. The pupil is large. It swivels top to bottom, then left to right. </text:p>
      <text:p text:style-name="P1"/>
      <text:p text:style-name="P1">The iris is brown against the sun. The pupil is unremarkable. It pivots right to left, then top to bottom. </text:p>
      <text:p text:style-name="P1"/>
      <text:p text:style-name="P1">Like an amazingly regular flower, brown. The pupil is an absence, but looks like a black discus. It pivots at once, right to left, then top to bottom. </text:p>
      <text:p text:style-name="P1"/>
      <text:p text:style-name="P1">It’s brown as the unforgiving earth. The pupil is highly constricted. It angles with a jitter top to bottom, then left to right. Then a pause, a backtracking. </text:p>
      <text:p text:style-name="P1"/>
      <text:p text:style-name="P1">Like an amazingly regular flower, blue. The pupil is there, a dot. All of it set in a sea of red. All of it pivots right to left, then top to bottom. </text:p>
      <text:p text:style-name="P1"/>
      <text:p text:style-name="P1">It’s brown. The pupil is immense. Sclera like an egg. It angles rapidly left to right, then top to bottom. </text:p>
      <text:p text:style-name="P1"/>
      <text:p text:style-name="P1">Like an amazingly regular flower, brown against the sun. The pupil is prodigious. The white bloodshot. It foveates at once, top to bottom, then left to right. </text:p>
      <text:p text:style-name="P1"/>
      <text:p text:style-name="P1">There around the pupil, black, or as pedants will tell you, actually a very deep brown. The pupil is dark purple. All of it set in a sea of red. It foveates left to right, then top to bottom. </text:p>
      <text:p text:style-name="P1"/>
      <text:p text:style-name="P1">It’s brown, as is so often the case. The pupil is there, a dot. All of it set in a sea of red. This orb turns top to bottom, then left to right. Then a pause, a backtracking. </text:p>
      <text:p text:style-name="P1"><text:soft-page-break/></text:p>
      <text:p text:style-name="P1">The iris is gray. The pupil is unremarkable. All of it turns at once, right to left, then top to bottom. </text:p>
      <text:p text:style-name="P1"/>
      <text:p text:style-name="P1">The iris is brown, that most typical color. The pupil is a negative space. This orb turns top to bottom, then left to right. </text:p>
      <text:p text:style-name="P1"/>
      <text:p text:style-name="P1">The iris is brown. The pupil is unremarkable. White around it veined with red. This orb foveates top to bottom, then left to right. </text:p>
      <text:p text:style-name="P1"/>
      <text:p text:style-name="P1">It’s brown. The pupil is unremarkable. The whole assemblage foveates top to bottom, then left to right. Then a pause, a backtracking. </text:p>
      <text:p text:style-name="P1"/>
      <text:p text:style-name="P1">It is brown. The pupil is tiny. It angles at once, top to bottom, then left to right. </text:p>
      <text:p text:style-name="P1"/>
      <text:p text:style-name="P1">There around the pupil, brown as the earth. The pupil is dark purple. The white bloodshot. It foveates immediately left to right, then top to bottom. Then a pause, a backtracking. </text:p>
      <text:p text:style-name="P1"/>
      <text:p text:style-name="P1">The iris is brown. The pupil is enlarged. It foveates with a jitter top to bottom, then left to right. </text:p>
      <text:p text:style-name="P1"/>
      <text:p text:style-name="P1">There around the pupil, brown. The pupil is tiny. It pivots top to bottom, then left to right. </text:p>
      <text:p text:style-name="P1"/>
      <text:p text:style-name="P1">It’s brown. The pupil is a negative space. All of it set in a sea of red. It pivots left to right, then top to bottom. </text:p>
      <text:p text:style-name="P1"/>
      <text:p text:style-name="P1"><text:soft-page-break/>It’s brown. The pupil is unremarkable. It turns top to bottom, then left to right. </text:p>
      <text:p text:style-name="P1"/>
      <text:p text:style-name="P1">The iris is blue, though made up, as those familiar with matters ocular explain, of brown pigment. The pupil is large. It swivels left to right, then top to bottom. Then a pause, a backtracking. </text:p>
      <text:p text:style-name="P1"/>
      <text:p text:style-name="P1">It’s brown. The pupil is enlarged. It angles left to right, then top to bottom. </text:p>
      <text:p text:style-name="P1"/>
      <text:p text:style-name="P1">Brown as the unforgiving earth. The pupil is immense. All of it turns rapidly left to right, then top to bottom. </text:p>
      <text:p text:style-name="P1"/>
      <text:p text:style-name="P1">Gray, hard as it is to distinguish this color from blue. The pupil is there, a dot. The whole assemblage swivels rapidly top to bottom, then left to right. </text:p>
      <text:p text:style-name="P1"/>
      <text:p text:style-name="P1">It is brown, as is so often the case. The pupil is there, a dot. It angles left to right, then top to bottom. Then a pause, a backtracking. </text:p>
      <text:p text:style-name="P1"/>
      <text:p text:style-name="P1">It’s black. The pupil is immense. It swivels left to right, then top to bottom. </text:p>
      <text:p text:style-name="P1"/>
      <text:p text:style-name="P1">It’s brown as the nourishing earth. The pupil is dead center. It swivels top to bottom, then left to right. </text:p>
      <text:p text:style-name="P1"/>
      <text:p text:style-name="P1">There around the pupil, brown as the earth. The pupil is large. All of it set in a sea of red. It angles top to bottom, then left to right. A skip upwards, then back. </text:p>
      <text:p text:style-name="P1"/>
      <text:p text:style-name="P1"><text:soft-page-break/>The iris, with its radial stroma, is brown. The pupil is large. The sclera shot with some red. This pivots top to bottom, then left to right. Then a pause, a backtracking. </text:p>
      <text:p text:style-name="P1"/>
      <text:p text:style-name="P1">It’s brown, as is so often the case. The pupil is tiny. All of it set in a sea of red. It pivots at once, top to bottom, then left to right. </text:p>
      <text:p text:style-name="P1"/>
      <text:p text:style-name="P1">Brown. The pupil is there, a dot. The sclera shot with some red. This angles top to bottom, then left to right. </text:p>
      <text:p text:style-name="P1"/>
      <text:p text:style-name="P1">Brown. The pupil is tiny. It angles right to left, then top to bottom. Then a pause, a backtracking. </text:p>
      <text:p text:style-name="P1"/>
      <text:p text:style-name="P1">There around the pupil, brown. The pupil is unremarkable. All of it turns bit by bit at first right in the middle, then outwards from there. Then, the motion is in all directions again. </text:p>
      <text:p text:style-name="P1"/>
      <text:p text:style-name="P1">The iris is brown. The pupil is highly constricted. It moves top to bottom, then left to right. </text:p>
      <text:p text:style-name="P1"/>
      <text:p text:style-name="P1">That outer ring is brown. The pupil is an absence, but looks like a black discus. In a pure white surround. It moves top to bottom, then left to right. </text:p>
      <text:p text:style-name="P1"/>
      <text:p text:style-name="P1">It’s brown, that most typical color. The pupil is there, a dot. Sclera like an egg. It angles left to right, then top to bottom. </text:p>
      <text:p text:style-name="P1"/>
      <text:p text:style-name="P1">The iris is brown like loam. The pupil is unremarkable. This swivels top to bottom, then left to right. </text:p>
      <text:p text:style-name="P1"/>
      <text:p text:style-name="P1"><text:soft-page-break/>It’s black. The pupil is enlarged. It foveates right to left, then top to bottom. </text:p>
      <text:p text:style-name="P1"/>
      <text:p text:style-name="P1">Brown, that most typical color. The pupil is unremarkable. In a pure white surround. This moves immediately top to bottom, then left to right. Now and then, a long hesitation, varied movement. </text:p>
      <text:p text:style-name="P1"/>
      <text:p text:style-name="P1">That outer ring is brown. The pupil is there, a dot. Sclera like an egg. It turns top to bottom, then left to right. </text:p>
      <text:p text:style-name="P1"/>
      <text:p text:style-name="P1">The iris is brown against the sun. The pupil is barely a dot. The whole assemblage turns rapidly right to left, then top to bottom. </text:p>
      <text:p text:style-name="P1"/>
      <text:p text:style-name="P1">It’s brown, that most typical color. The pupil is highly constricted. The sclera shot with some red. All of it pivots top to bottom, then left to right. </text:p>
      <text:p text:style-name="P1"/>
      <text:p text:style-name="P1">Brown, as is so often the case. The pupil is there, a dot. Sclera like an egg. It angles bit by bit top to bottom, then left to right. A skip upwards, then back. </text:p>
      <text:p text:style-name="P1"/>
      <text:p text:style-name="P1">It’s brown, that most typical color. The pupil is large. In a pure white surround. It swivels at once, top to bottom, then left to right. </text:p>
      <text:p text:style-name="P1"/>
      <text:p text:style-name="P1">The iris is brown against the sun. The pupil is tiny. In a pure white surround. The whole assemblage angles immediately top to bottom, then left to right. Then a pause, a backtracking. </text:p>
      <text:p text:style-name="P1"/>
      <text:p text:style-name="P1"><text:soft-page-break/>Like an amazingly regular flower, medium brown. The pupil is barely a dot. It turns top to bottom, then left to right. Then a pause, a backtracking. </text:p>
      <text:p text:style-name="P1"/>
      <text:p text:style-name="P1">The iris is brown, as is so often the case. The pupil is large. The sclera shot with some red. The whole assemblage swivels at once, left to right, then top to bottom. Then a pause, a backtracking. </text:p>
      <text:p text:style-name="P1"/>
      <text:p text:style-name="P1">Like an amazingly regular flower, brown. The pupil is highly constricted. It swivels with a jitter right to left, then top to bottom. </text:p>
      <text:p text:style-name="P1"/>
      <text:p text:style-name="P1">There around the pupil, brown against the sun. The pupil is there, a dot. It moves right to left, then top to bottom. </text:p>
      <text:p text:style-name="P1"/>
      <text:p text:style-name="P1">The iris, with its radial stroma, is brown. The pupil is tiny. It angles rapidly top to bottom, then left to right. </text:p>
      <text:p text:style-name="P1"/>
      <text:p text:style-name="P1">The iris, with its radial stroma, is brown like loam. The pupil is unremarkable. White around it veined with red. This foveates at once, left to right, then top to bottom. </text:p>
      <text:p text:style-name="P1"/>
      <text:p text:style-name="P1">It’s brown like loam. The pupil is tiny. The whole assemblage turns right to left, then top to bottom. </text:p>
      <text:p text:style-name="P1"/>
      <text:p text:style-name="P1">It’s medium brown. The pupil is surrounded by this color and texture. It foveates rapidly top to bottom, then left to right. Then a pause, a backtracking. </text:p>
      <text:p text:style-name="P1"/>
      <text:p text:style-name="P1"><text:soft-page-break/>The iris is brown. The pupil is there, a dot. White around it veined with red. It swivels rapidly left to right, then top to bottom. </text:p>
      <text:p text:style-name="P1"/>
      <text:p text:style-name="P1">That outer ring is brown, as is so often the case. The pupil is enlarged. The sclera shot with some red. The whole assemblage angles top to bottom, then left to right. The movement continues toward each margin. </text:p>
      <text:p text:style-name="P1"/>
      <text:p text:style-name="P1">That outer ring is brown, that most typical color. The pupil is unremarkable. Sclera like an egg. It turns left to right, then top to bottom. </text:p>
      <text:p text:style-name="P1"/>
      <text:p text:style-name="P1">It’s brown, as is so often the case. The pupil is large. White around it veined with red. This orb angles top to bottom, then left to right. </text:p>
      <text:p text:style-name="P1"/>
      <text:p text:style-name="P1">It is brown. The pupil is there, a dot. It moves top to bottom, then left to right. Then a pause, a backtracking. </text:p>
      <text:p text:style-name="P1"/>
      <text:p text:style-name="P1">Brown, that most typical color. The pupil is tiny. The sclera shot with some red. This orb foveates at once, left to right, then top to bottom. </text:p>
      <text:p text:style-name="P1"/>
      <text:p text:style-name="P1">It is green. The pupil is there, a dot. All of it set in a sea of red. It pivots left to right, then top to bottom. Now and then, a long hesitation, varied movement. </text:p>
      <text:p text:style-name="P1"/>
      <text:p text:style-name="P1">The iris is brown, that most typical color. The pupil is surrounded by this color and texture. It foveates left to right, then top to bottom. </text:p>
      <text:p text:style-name="P1"/>
      <text:p text:style-name="P1"><text:soft-page-break/>It’s brown. The pupil is unremarkable. The whole assemblage foveates with a jitter top to bottom, then left to right. </text:p>
      <text:p text:style-name="P1"/>
      <text:p text:style-name="P1">There around the pupil, brown, as is so often the case. The pupil is barely a dot. It turns top to bottom, then left to right. </text:p>
      <text:p text:style-name="P1"/>
      <text:p text:style-name="P1">That outer ring is brown. The pupil is prodigious. It foveates top to bottom, then left to right. </text:p>
      <text:p text:style-name="P1"/>
      <text:p text:style-name="P1">The iris, with its radial stroma, is brown, as is so often the case. The pupil is large. It foveates top to bottom, then left to right. </text:p>
      <text:p text:style-name="P1"/>
      <text:p text:style-name="P1">The iris is brown like loam. The pupil is an absence, but looks like a black discus. The white bloodshot. It foveates left to right, then top to bottom. </text:p>
      <text:p text:style-name="P1"/>
      <text:p text:style-name="P1">It is brown, as is so often the case. The pupil is tiny. All of it set in a sea of red. The whole assemblage turns at once, top to bottom, then left to right. </text:p>
      <text:p text:style-name="P1"/>
      <text:p text:style-name="P1">It’s brown, that most typical color. The pupil is unremarkable. White around it veined with red. This orb skips erratically. The movement continues toward each margin. </text:p>
      <text:p text:style-name="P1"/>
      <text:p text:style-name="P1">Like an amazingly regular flower, brown, as is so often the case. The pupil is unremarkable. In a pure white surround. It moves top to bottom, then left to right. </text:p>
      <text:p text:style-name="P1"/>
      <text:p text:style-name="P1">There around the pupil, brown, that most typical color. The pupil is prodigious. In a pure white surround. The whole assemblage pivots rapidly top to bottom, then left to right. </text:p>
      <text:p text:style-name="P1"/>
      <text:p text:style-name="P1"><text:soft-page-break/>The iris is black, or as pedants will tell you, actually a very deep brown. The pupil is large. It pivots with a jitter left to right, then top to bottom. </text:p>
      <text:p text:style-name="P1"/>
      <text:p text:style-name="P1">It’s gray. The pupil is tiny. Sclera like an egg. It moves left to right, then top to bottom. </text:p>
      <text:p text:style-name="P1"/>
      <text:p text:style-name="P1">The iris is brown, that most typical color. The pupil is dark purple. In a pure white surround. It foveates top to bottom, then left to right. </text:p>
      <text:p text:style-name="P1"/>
      <text:p text:style-name="P1">The iris is brown as the earth. The pupil is unremarkable. The white bloodshot. It turns top to bottom, then left to right. </text:p>
      <text:p text:style-name="P1"/>
      <text:p text:style-name="P1">The iris, with its radial stroma, is brown like loam. The pupil is large. The white bloodshot. All of it angles at once, top to bottom, then left to right. </text:p>
      <text:p text:style-name="P1"/>
      <text:p text:style-name="P1">It’s blue. The pupil is dead center. This orb pivots rapidly top to bottom, then left to right. </text:p>
      <text:p text:style-name="P1"/>
      <text:p text:style-name="P1">There around the pupil, brown. The pupil is tiny. All of it set in a sea of red. This orb turns right to left, then top to bottom. Then a pause, a backtracking. </text:p>
      <text:p text:style-name="P1"/>
      <text:p text:style-name="P1">That outer ring is medium brown. The pupil is tiny. This turns left to right, then top to bottom. Now and then, a long hesitation, varied movement. </text:p>
      <text:p text:style-name="P1"/>
      <text:p text:style-name="P1">It’s brown like loam. The pupil is an absence, but looks like a black discus. It moves top to bottom, then left to right. Then a pause, a backtracking. </text:p>
      <text:p text:style-name="P1"/>
      <text:p text:style-name="P1"><text:soft-page-break/>That outer ring is brown. The pupil is enlarged. It swivels with a jitter top to bottom, then left to right. </text:p>
      <text:p text:style-name="P1"/>
      <text:p text:style-name="P1">It’s brown. The pupil is dark purple. The sclera shot with some red. It turns top to bottom, then left to right. Then a pause, a backtracking. </text:p>
      <text:p text:style-name="P1"/>
      <text:p text:style-name="P1">The iris, with its radial stroma, is brown, as is so often the case. The pupil is dark purple. White around it veined with red. This swivels top to bottom, then left to right. </text:p>
      <text:p text:style-name="P1"/>
      <text:p text:style-name="P1">Like an amazingly regular flower, brown. The pupil is large. It swivels top to bottom, then left to right. Then a pause, a backtracking. </text:p>
      <text:p text:style-name="P1"/>
      <text:p text:style-name="P1">Like an amazingly regular flower, brown. The pupil is unremarkable. The sclera shot with some red. It angles immediately top to bottom, then left to right. Then a pause, a backtracking. </text:p>
      <text:p text:style-name="P1"/>
      <text:p text:style-name="P1">There around the pupil, medium brown. The pupil is immense. It moves left to right, then top to bottom. </text:p>
      <text:p text:style-name="P1"/>
      <text:p text:style-name="P1">Like an amazingly regular flower, brown, as is so often the case. The pupil is unremarkable. In a pure white surround. The whole assemblage pivots rapidly right to left, then top to bottom. </text:p>
      <text:p text:style-name="P1"/>
      <text:p text:style-name="P1">It’s brown. The pupil is immense. It pivots top to bottom, then left to right. Then a pause, a backtracking. Now and then, a long hesitation, varied movement. </text:p>
      <text:p text:style-name="P1"/>
      <text:p text:style-name="P1"><text:soft-page-break/>That outer ring is brown like loam. The pupil is large. The whole assemblage pivots top to bottom, then left to right. Then a pause, a backtracking. </text:p>
      <text:p text:style-name="P1"/>
      <text:p text:style-name="P1">It’s brown, as is so often the case. The pupil is tiny. The whole assemblage swivels top to bottom, then left to right. </text:p>
      <text:p text:style-name="P1"/>
      <text:p text:style-name="P1">Brown. The pupil is large. White around it veined with red. All of it turns immediately left to right, then top to bottom. </text:p>
      <text:p text:style-name="P1"/>
      <text:p text:style-name="P1">It’s hazel, containing green, blue, gold, and brown. The pupil is immense. The white bloodshot. It pivots left to right, then top to bottom. </text:p>
      <text:p text:style-name="P1"/>
      <text:p text:style-name="P1">The iris, with its radial stroma, is hazel. The pupil is enlarged. It turns top to bottom, then left to right. </text:p>
      <text:p text:style-name="P1"/>
      <text:p text:style-name="P1">There around the pupil, brown. The pupil is tiny. This swivels top to bottom, then left to right. </text:p>
      <text:p text:style-name="P1"/>
      <text:p text:style-name="P1">It’s medium brown. The pupil is highly constricted. All of it turns top to bottom, then left to right. </text:p>
      <text:p text:style-name="P1"/>
      <text:p text:style-name="P1">Like an amazingly regular flower, brown. The pupil is large. The sclera shot with some red. It moves top to bottom, then left to right. Then a pause, a backtracking. </text:p>
      <text:p text:style-name="P1"/>
      <text:p text:style-name="P1">There around the pupil, brown. The pupil is unremarkable. It pivots at once, right to left, then top to bottom. Now and then, a long hesitation, varied movement. </text:p>
      <text:p text:style-name="P1"/>
      <text:p text:style-name="P1"><text:soft-page-break/>It’s brown, that most typical color. The pupil is surrounded by this color and texture. It turns with a jitter left to right, then top to bottom. </text:p>
      <text:p text:style-name="P1"/>
      <text:p text:style-name="P1">The iris is medium brown. The pupil is unremarkable. The sclera shot with some red. All of it moves immediately top to bottom, then left to right. Then a pause, a backtracking. </text:p>
      <text:p text:style-name="P1"/>
      <text:p text:style-name="P1">It’s brown, that most typical color. The pupil is large. Sclera like an egg. It pivots with a jitter top to bottom, then left to right. Then a pause, a backtracking. </text:p>
      <text:p text:style-name="P1"/>
      <text:p text:style-name="P1">It’s brown, as is so often the case. The pupil is barely a dot. It foveates with a jitter top to bottom, then left to right. </text:p>
      <text:p text:style-name="P1"/>
      <text:p text:style-name="P1">That outer ring is brown like loam. The pupil is there, a dot. In a pure white surround. This orb turns right to left, then top to bottom. </text:p>
      <text:p text:style-name="P1"/>
      <text:p text:style-name="P1">It is brown. The pupil is large. It foveates top to bottom, then left to right. </text:p>
      <text:p text:style-name="P1"/>
      <text:p text:style-name="P1">Brown. The pupil is large. The sclera shot with some red. It turns top to bottom, then left to right. Then a pause, a backtracking. </text:p>
      <text:p text:style-name="P1"/>
      <text:p text:style-name="P1">Brown, that most typical color. The pupil is there, a dot. White around it veined with red. It swivels left to right, then top to bottom. </text:p>
      <text:p text:style-name="P1"/>
      <text:p text:style-name="P1">There around the pupil, blue. The pupil is tiny. It angles top to bottom, then left to right. </text:p>
      <text:p text:style-name="P1"/>
      <text:p text:style-name="P1"><text:soft-page-break/>That outer ring is brown. The pupil is large. All of it set in a sea of red. It turns rapidly left to right, then top to bottom. </text:p>
      <text:p text:style-name="P1"/>
      <text:p text:style-name="P1">It’s brown, that most typical color. The pupil is there, a dot. All of it set in a sea of red. The whole assemblage pivots left to right, then top to bottom. Then a pause, a backtracking. </text:p>
      <text:p text:style-name="P1"/>
      <text:p text:style-name="P1">It’s brown. The pupil is large. All of it swivels right to left, then top to bottom. Then a pause, a backtracking. </text:p>
      <text:p text:style-name="P1"/>
      <text:p text:style-name="P1">It’s brown, that most typical color. The pupil is tiny. In a pure white surround. It turns left to right, then top to bottom. </text:p>
      <text:p text:style-name="P1"/>
      <text:p text:style-name="P1">It’s blue as the sky. The pupil is unremarkable. The sclera shot with some red. It turns rapidly top to bottom, then left to right. </text:p>
      <text:p text:style-name="P1"/>
      <text:p text:style-name="P1">It is hazel. The pupil is tiny. This orb foveates top to bottom, then left to right. </text:p>
      <text:p text:style-name="P1"/>
      <text:p text:style-name="P1">The iris, with its radial stroma, is black. The pupil is large. The white bloodshot. It moves top to bottom, then left to right. Now and then, a long hesitation, varied movement. </text:p>
      <text:p text:style-name="P1"/>
      <text:p text:style-name="P1">It’s brown. The pupil is prodigious. It pivots top to bottom, then left to right. Then a pause, a backtracking. </text:p>
      <text:p text:style-name="P1"/>
      <text:p text:style-name="P1">It’s brown. The pupil is large. All of it turns top to bottom, then left to right. </text:p>
      <text:p text:style-name="P1"/>
      <text:p text:style-name="P1">It is green. The pupil is enlarged. It pivots top to bottom, then left to right. </text:p>
      <text:p text:style-name="P1"><text:soft-page-break/></text:p>
      <text:p text:style-name="P1">The iris is brown, as is so often the case. The pupil is tiny. This orb foveates and lingers top to bottom, then left to right. A skip upwards, then back. </text:p>
      <text:p text:style-name="P1"/>
      <text:p text:style-name="P1">That outer ring is brown. The pupil is large. Sclera like an egg. It swivels top to bottom, then left to right. Then a pause, a backtracking. </text:p>
      <text:p text:style-name="P1"/>
      <text:p text:style-name="P1">There around the pupil, blue as the sky. The pupil is there, a dot. The white bloodshot. The whole assemblage moves left to right, then top to bottom. Then a pause, a backtracking. Now and then, a long hesitation, varied movement. </text:p>
      <text:p text:style-name="P1"/>
      <text:p text:style-name="P1">It is brown like loam. The pupil is large. All of it pivots top to bottom, then left to right. </text:p>
      <text:p text:style-name="P1"/>
      <text:p text:style-name="P1">It’s brown. The pupil is unremarkable. It angles top to bottom, then left to right. </text:p>
      <text:p text:style-name="P1"/>
      <text:p text:style-name="P1">The iris is blue. The pupil is large. All of it set in a sea of red. The whole assemblage moves left to right, then top to bottom. </text:p>
      <text:p text:style-name="P1"/>
      <text:p text:style-name="P1">It’s brown. The pupil is large. Sclera like an egg. It angles left to right, then top to bottom. Then a pause, a backtracking. </text:p>
      <text:p text:style-name="P1"/>
      <text:p text:style-name="P1">Hazel. The pupil is tiny. The sclera shot with some red. It foveates with a jitter left to right, then top to bottom. </text:p>
      <text:p text:style-name="P1"/>
      <text:p text:style-name="P1">The iris is brown. The pupil is there, a dot. It pivots at once, right to left, then top to bottom. Then a pause, a backtracking. </text:p>
      <text:p text:style-name="P1"><text:soft-page-break/></text:p>
      <text:p text:style-name="P1">It is brown like loam. The pupil is there, a dot. It foveates rapidly right to left, then top to bottom. </text:p>
      <text:p text:style-name="P1"/>
      <text:p text:style-name="P1">The iris, with its radial stroma, is brown, as is so often the case. The pupil is dead center. This swivels rapidly top to bottom, then left to right. Then a pause, a backtracking. </text:p>
      <text:p text:style-name="P1"/>
      <text:p text:style-name="P1">That outer ring is brown. The pupil is unremarkable. The white bloodshot. The whole assemblage moves top to bottom, then left to right. </text:p>
      <text:p text:style-name="P1"/>
      <text:p text:style-name="P1">Like an amazingly regular flower, brown, as is so often the case. The pupil is large. In a pure white surround. This orb skips top to bottom, then left to right. Then, the motion is toward each margin. </text:p>
      <text:p text:style-name="P1"/>
      <text:p text:style-name="P1">There around the pupil, brown, as is so often the case. The pupil is barely a dot. All of it set in a sea of red. It moves top to bottom, then left to right. Then a pause, a backtracking. </text:p>
      <text:p text:style-name="P1"/>
      <text:p text:style-name="P1">It is green. The pupil is tiny. In a pure white surround. It pivots left to right, then top to bottom. Now and then, a long hesitation, varied movement. </text:p>
      <text:p text:style-name="P1"/>
      <text:p text:style-name="P1">The iris is brown. The pupil is enlarged. This orb moves left to right, then top to bottom. </text:p>
      <text:p text:style-name="P1"/>
      <text:p text:style-name="P1">It’s gray, hard as it is to distinguish this color from blue. The pupil is a negative space. It swivels right to left, then top to bottom. Then a pause, a backtracking. </text:p>
      <text:p text:style-name="P1"/>
      <text:p text:style-name="P1"><text:soft-page-break/>It’s brown as the earth. The pupil is unremarkable. The white bloodshot. It angles top to bottom, then left to right. </text:p>
      <text:p text:style-name="P1"/>
      <text:p text:style-name="P1">It’s brown like loam. The pupil is large. White around it veined with red. It swivels rapidly top to bottom, then left to right. </text:p>
      <text:p text:style-name="P1"/>
      <text:p text:style-name="P1">There around the pupil, brown, that most typical hue. The pupil is there, a dot. It turns bit by bit top to bottom, then left to right. </text:p>
      <text:p text:style-name="P1"/>
      <text:p text:style-name="P1">It’s brown. The pupil is surrounded by this color and texture. Sclera like an egg. It pivots rapidly top to bottom, then left to right. </text:p>
      <text:p text:style-name="P1"/>
      <text:p text:style-name="P1">It’s brown, as is so often the case. The pupil is tiny. The white bloodshot. It turns top to bottom, then left to right. Then a pause, a backtracking. </text:p>
      <text:p text:style-name="P1"/>
      <text:p text:style-name="P1">Like an amazingly regular flower, brown, as is so often the case. The pupil is immense. White around it veined with red. This turns left to right, then top to bottom. </text:p>
      <text:p text:style-name="P1"/>
      <text:p text:style-name="P1">The iris is green, as if reflecting nature. The pupil is large. White around it veined with red. It swivels top to bottom, then left to right. Then a pause, a backtracking. Now and then, a long hesitation, varied movement. </text:p>
      <text:p text:style-name="P1"/>
      <text:p text:style-name="P1">There around the pupil, brown, that most typical color. The pupil is an absence, but looks like a black discus. In a pure white surround. It skips immediately top to bottom, then left to right. The movement continues almost in a spiral. All of it moves at first right in the middle, then outwards from there. The movement continues toward each margin. It swivels at first <text:soft-page-break/>left to right, then top to bottom. Then, the motion is toward each margin. It angles at first left to right, then top to bottom. The movement continues almost in a spiral. It pivots right to left, then top to bottom. The movement continues almost in a spiral. It skips at first in various directions. Then, the motion is almost in a spiral. The whole assemblage moves rapidly at first right in the middle, then outwards from there. The movement continues in all directions again. All of it skips at first top to bottom, then left to right. The movement continues in all directions again. It skips at first left to right, then top to bottom. Then, the motion is in all directions again. It moves top to bottom, then left to right. The movement continues almost in a spiral. It moves and lingers right in the middle, then outwards from there. Then, the motion is in all directions again. The lids squeeze together for a moment. All of it skips erratically. The movement continues in all directions again. It turns bit by bit right in the middle, then outwards from there. Then, the motion is almost in a spiral. It skips at first top to bottom, then left to right. The movement continues in all directions again. It skips rapidly top to bottom, then left to right. The movement continues in all directions again. It turns and lingers at first top to bottom, then left to right. The movement continues toward each margin. It skips at first left to right, then top to bottom. The movement continues toward each margin. All of it angles top to bottom, then left to right. Then, the motion is in all directions again. The lids squeeze together for a moment. It angles at first right in the middle, then outwards from there. Then, the motion is toward each margin. The lids squeeze together for a moment. It skips top to bottom, then left to right. Then, the motion is toward each margin. The lids narrow. The whole assemblage skips in various directions. The movement continues in all directions again. This turns right in the middle, then outwards from there. The movement continues toward each margin. The lids squeeze together for a moment. It angles rapidly right to left, then top to bottom. Then, the motion is almost in a spiral. All of it skips at once, left to right, then top to bottom. Then, the motion is in all directions again. All of it skips top to bottom, then left to right. The movement continues almost in a spiral. The whole <text:soft-page-break/>assemblage skips left to right, then top to bottom. The movement continues toward each margin. This swivels at first left to right, then top to bottom. The movement continues toward each margin. The whole assemblage turns at once, at first right to left, then top to bottom. Then, the motion is almost in a spiral. It swivels at first top to bottom, then left to right. Then, the motion is toward each margin. It foveates at first top to bottom, then left to right. Then, the motion is in all directions again, and slow. This orb moves top to bottom, then left to right. Then, the motion is in all directions again. This orb skips at first top to bottom, then left to right. The movement continues toward each margin. It skips at first erratically. Then, the motion is in all directions again. It turns and lingers right to left, then top to bottom. Then, the motion is in all directions again. It foveates at first right to left, then top to bottom. The movement continues toward each margin. All of it angles at once, at first top to bottom, then left to right. Then, the motion is toward each margin. The lids squeeze together for a moment. This skips at first top to bottom, then left to right. Then, the motion is toward each margin. It turns top to bottom, then left to right. Then, the motion is almost in a spiral. All of it pivots at once, top to bottom, then left to right. The movement continues in all directions again. The lids squeeze together for a moment. It foveates with a jitter in various directions. The movement continues almost in a spiral. It foveates at first right in the middle, then outwards from there. The movement continues almost in a spiral. The lids narrow. This orb moves top to bottom, then left to right. Then, the motion is almost in a spiral. All of it moves at first right to left, then top to bottom. Then, the motion is in all directions again. It swivels bit by bit left to right, then top to bottom. The movement continues toward each margin. The whole assemblage skips and lingers in various directions. Then, the motion is almost in a spiral. All of it swivels at first top to bottom, then left to right. Then, the motion is almost in a spiral, and slow. It angles in various directions. The movement continues almost in a spiral, and slow. It skips top to bottom, then left to right. Then, the motion is toward each margin. It foveates in various directions. Then, the motion is in all directions again. The lids narrow. It <text:soft-page-break/>skips at first left to right, then top to bottom. Then, the motion is in all directions again. The lids squeeze together for a moment. It foveates at first in various directions. Then, the motion is toward each margin. The whole assemblage angles at first right in the middle, then outwards from there. The movement continues in all directions again, and slow. It turns top to bottom, then left to right. The movement continues almost in a spiral. It skips erratically. The movement continues toward each margin. This orb skips at first erratically. The movement continues toward each margin. This swivels at first left to right, then top to bottom. Then, the motion is toward each margin. This orb turns at first left to right, then top to bottom. Then, the motion is almost in a spiral. It foveates rapidly top to bottom, then left to right. The movement continues in all directions again. The lids narrow. It angles at first in various directions. Then, the motion is almost in a spiral. The lids squeeze together for a moment. It moves top to bottom, then left to right. Then, the motion is toward each margin. All of it turns at first left to right, then top to bottom. The movement continues in all directions again. This orb moves and lingers at first left to right, then top to bottom. Then, the motion is in all directions again. It angles right in the middle, then outwards from there. Then, the motion is toward each margin, and slow. It turns with a jitter at first top to bottom, then left to right. Then, the motion is almost in a spiral. It swivels erratically. Then, the motion is almost in a spiral. It swivels immediately in various directions. The movement continues in all directions again. It pivots top to bottom, then left to right. The movement continues in all directions again. The lids squeeze together for a moment. It foveates immediately erratically. The movement continues almost in a spiral, and slow. It swivels at first right to left, then top to bottom. The movement continues toward each margin. It turns at first in various directions. Then, the motion is in all directions again. It skips immediately top to bottom, then left to right. Then, the motion is almost in a spiral. It pivots at first left to right, then top to bottom. Then, the motion is toward each margin. It angles at first top to bottom, then left to right. The movement continues almost in a spiral, and slow. This orb <text:soft-page-break/>skips and lingers right to left, then top to bottom. Then, the motion is toward each margin. The lids narrow. It skips right to left, then top to bottom. The movement continues in all directions again. It foveates with a jitter at first right in the middle, then outwards from there. Then, the motion is almost in a spiral. It foveates rapidly at first top to bottom, then left to right. Then, the motion is in all directions again. It skips right to left, then top to bottom. Then, the motion is in all directions again. This skips with a jitter erratically. Then, the motion is almost in a spiral. It foveates top to bottom, then left to right. The movement continues in all directions again. It moves at first left to right, then top to bottom. Then, the motion is toward each margin. It angles top to bottom, then left to right. The movement continues almost in a spiral. It skips top to bottom, then left to right. Then, the motion is almost in a spiral, and slow. It skips immediately top to bottom, then left to right. The movement continues almost in a spiral. It moves at first right in the middle, then outwards from there. Then, the motion is in all directions again. The lids narrow. It swivels top to bottom, then left to right. Then, the motion is toward each margin. This orb skips bit by bit at first left to right, then top to bottom. The movement continues almost in a spiral. All of it skips at first right in the middle, then outwards from there. The movement continues almost in a spiral. It skips at first left to right, then top to bottom. Then, the motion is almost in a spiral. The lids narrow. This turns erratically. Then, the motion is toward each margin. It swivels at first top to bottom, then left to right. The movement continues in all directions again. All of it skips at first top to bottom, then left to right. The movement continues almost in a spiral. It skips rapidly erratically. Then, the motion is in all directions again. It pivots right to left, then top to bottom. The movement continues almost in a spiral. This moves at first in various directions. The movement continues in all directions again. The lids squeeze together for a moment. It moves and lingers at first top to bottom, then left to right. Then, the motion is toward each margin. It angles bit by bit right in the middle, then outwards from there. The movement continues almost in a spiral. It turns left to right, then top to bottom. <text:soft-page-break/>Then, the motion is in all directions again. It skips top to bottom, then left to right. Then, the motion is in all directions again. The lids narrow. It skips and lingers at first in various directions. The movement continues almost in a spiral. The lids narrow. This skips at first right to left, then top to bottom. The movement continues toward each margin. It swivels immediately at first top to bottom, then left to right. Then, the motion is in all directions again. All of it skips left to right, then top to bottom. Then, the motion is toward each margin. All of it swivels top to bottom, then left to right. Then, the motion is almost in a spiral. All of it angles immediately at first left to right, then top to bottom. Then, the motion is toward each margin. The whole assemblage turns at first left to right, then top to bottom. The movement continues toward each margin. This orb skips left to right, then top to bottom. Then, the motion is toward each margin. This orb angles at first in various directions. The movement continues in all directions again. The whole assemblage skips at first top to bottom, then left to right. Then, the motion is toward each margin. All of it pivots top to bottom, then left to right. Then, the motion is toward each margin. This orb moves at first in various directions. Then, the motion is toward each margin. The lids squeeze together for a moment. This orb pivots meditatively in various directions. The movement continues toward each margin. The whole assemblage skips at first top to bottom, then left to right. Then, the motion is in all directions again. The lids narrow. It turns at first left to right, then top to bottom. Then, the motion is toward each margin. It moves top to bottom, then left to right. The movement continues in all directions again, and slow. It angles at first top to bottom, then left to right. The movement continues in all directions again. The lids narrow. It foveates immediately at first top to bottom, then left to right. Then, the motion is in all directions again. It pivots at first right in the middle, then outwards from there. Then, the motion is almost in a spiral. It moves top to bottom, then left to right. The movement continues almost in a spiral. The lids narrow. The whole assemblage skips rapidly at first in various directions. The movement continues in all directions again. A tear. The lids clo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Source Serif Pro" svg:font-family="'Source Serif Pr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50%"/>
      <style:text-properties style:font-name="Source Serif Pro" fo:font-style="italic" officeooo:paragraph-rsid="0014e999" style:font-style-asian="italic" style:font-style-complex="italic"/>
    </style:style>
    <style:style style:name="MT1" style:family="text">
      <style:text-properties officeooo:rsid="0014e99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NOVEL EYES<text:tab/><text:tab/><text:tab/><text:tab/><text:tab/><text:span text:style-name="MT1">Nick Montfort<text:tab/><text:tab/><text:tab/>NaNoGenMo 202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k Montfort</meta:initial-creator>
    <meta:creation-date>2021-11-30T22:21:38.427355609</meta:creation-date>
    <dc:date>2021-11-30T22:27:44.741826719</dc:date>
    <dc:creator>Nick Montfort</dc:creator>
    <meta:editing-duration>PT6M6S</meta:editing-duration>
    <meta:editing-cycles>1</meta:editing-cycles>
    <meta:document-statistic meta:table-count="0" meta:image-count="0" meta:object-count="0" meta:page-count="215" meta:paragraph-count="1802" meta:word-count="50090" meta:character-count="265926" meta:non-whitespace-character-count="215832"/>
    <meta:generator>LibreOffice/7.1.7.2$Linux_X86_64 LibreOffice_project/10$Build-2</meta:generator>
  </office:meta>
</office:document-meta>
</file>